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630e1"/>
    </style:style>
    <style:style style:name="P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80774"/>
    </style:style>
    <style:style style:name="P5" style:family="paragraph" style:parent-style-name="Text_20_body">
      <style:paragraph-properties fo:margin-left="0in" fo:margin-right="0in" fo:text-align="center" style:justify-single-word="false" fo:text-indent="0.1965in" style:auto-text-indent="false"/>
    </style:style>
    <style:style style:name="P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7"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6666ff"/>
    </style:style>
    <style:style style:name="P31"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6d5b6" officeooo:paragraph-rsid="0006d5b6"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8c888" fo:background-color="transparent"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9a30c" fo:background-color="transparent"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08778" fo:background-color="transparent" style:font-style-asian="normal" style:font-style-complex="normal"/>
    </style:style>
    <style:style style:name="P7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1630e1" fo:background-color="transparent" style:font-style-asian="normal" style:font-style-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09a30c" fo:background-color="transparent"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color="#0000ff"/>
    </style:style>
    <style:style style:name="P91"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7" style:family="paragraph" style:parent-style-name="Text_20_body">
      <style:paragraph-properties fo:margin-left="0in" fo:margin-right="0in" fo:text-align="end" style:justify-single-word="false" fo:text-indent="0.1965in" style:auto-text-indent="false"/>
    </style:style>
    <style:style style:name="P9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1"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2" style:family="paragraph" style:parent-style-name="Standard">
      <style:paragraph-properties fo:margin-left="0in" fo:margin-right="0in" fo:text-align="justify" style:justify-single-word="false" fo:text-indent="0.1965in" style:auto-text-indent="false"/>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1" style:family="paragraph" style:parent-style-name="Text_20_body">
      <style:paragraph-properties fo:text-align="justify" style:justify-single-word="false"/>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loext:graphic-properties draw:fill="solid" draw:fill-color="#eeeeee" draw:opacity="100%"/>
      <style:paragraph-properties fo:background-color="#eeeeee"/>
      <style:text-properties fo:language="ru" fo:country="RU"/>
    </style:style>
    <style:style style:name="P12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6" style:family="paragraph" style:parent-style-name="Text_20_body">
      <style:text-properties fo:language="en" fo:country="US"/>
    </style:style>
    <style:style style:name="P127" style:family="paragraph" style:parent-style-name="Text_20_body">
      <loext:graphic-properties draw:fill="solid" draw:fill-color="#eeeeee" draw:opacity="100%"/>
      <style:paragraph-properties fo:background-color="#eeeeee"/>
      <style:text-properties fo:language="en" fo:country="US"/>
    </style:style>
    <style:style style:name="P128" style:family="paragraph" style:parent-style-name="Text_20_body">
      <loext:graphic-properties draw:fill="solid" draw:fill-color="#eeeeee" draw:opacity="100%"/>
      <style:paragraph-properties fo:background-color="#eeeeee"/>
    </style:style>
    <style:style style:name="P129" style:family="paragraph" style:parent-style-name="First_20_line_20_indent">
      <loext:graphic-properties draw:fill="solid" draw:fill-color="#eeeeee" draw:opacity="100%"/>
      <style:paragraph-properties fo:background-color="#eeeeee"/>
      <style:text-properties fo:language="ru" fo:country="RU"/>
    </style:style>
    <style:style style:name="P13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1" style:family="paragraph" style:parent-style-name="Text_20_body">
      <style:paragraph-properties fo:margin-left="0in" fo:margin-right="0in" fo:text-align="justify" style:justify-single-word="false" fo:text-indent="0in" style:auto-text-indent="false"/>
    </style:style>
    <style:style style:name="P13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3" style:family="paragraph" style:parent-style-name="Text_20_body">
      <style:paragraph-properties fo:margin-left="0in" fo:margin-right="0in" fo:text-align="center"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5" style:family="paragraph" style:parent-style-name="Footnote">
      <style:paragraph-properties fo:margin-left="0in" fo:margin-right="0in" fo:text-indent="0in" style:auto-text-indent="false"/>
      <style:text-properties fo:language="en" fo:country="US"/>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7" style:family="paragraph" style:parent-style-name="Standard">
      <style:text-properties fo:font-style="italic" style:font-style-asian="italic" style:font-style-complex="italic"/>
    </style:style>
    <style:style style:name="P158" style:family="paragraph" style:parent-style-name="Text_20_body" style:list-style-name="L1">
      <style:paragraph-properties fo:text-align="justify" style:justify-single-word="false"/>
    </style:style>
    <style:style style:name="P159" style:family="paragraph" style:parent-style-name="Text_20_body" style:list-style-name="L1">
      <style:paragraph-properties fo:text-align="justify" style:justify-single-word="false"/>
      <style:text-properties fo:language="ru" fo:country="RU"/>
    </style:style>
    <style:style style:name="P160" style:family="paragraph" style:parent-style-name="Text_20_body" style:list-style-name="L2">
      <style:paragraph-properties fo:text-align="justify" style:justify-single-word="false"/>
      <style:text-properties fo:language="ru" fo:country="RU"/>
    </style:style>
    <style:style style:name="P16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2" style:family="paragraph" style:parent-style-name="Text_20_body" style:list-style-name="L3">
      <style:text-properties fo:language="ru" fo:country="RU"/>
    </style:style>
    <style:style style:name="P163" style:family="paragraph" style:parent-style-name="Text_20_body" style:list-style-name="L3">
      <style:text-properties fo:language="ru" fo:country="RU" fo:background-color="#ffff00"/>
    </style:style>
    <style:style style:name="P16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officeooo:paragraph-rsid="0037ab50" style:font-style-asian="italic" style:font-style-complex="italic"/>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71130" officeooo:paragraph-rsid="00171130" fo:background-color="transparent" style:font-style-asian="normal" style:font-style-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88c1b" fo:background-color="transparent" style:font-style-asian="normal" style:font-style-complex="normal"/>
    </style:style>
    <style:style style:name="P1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024dc" fo:background-color="transparent" style:font-style-asian="normal" style:font-weight-asian="normal" style:font-style-complex="normal" style:font-weight-complex="normal"/>
    </style:style>
    <style:style style:name="P17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264a52" officeooo:paragraph-rsid="00345527" fo:background-color="transparent" style:font-style-asian="normal" style:font-weight-asian="normal" style:font-style-complex="normal" style:font-weight-complex="normal"/>
    </style:style>
    <style:style style:name="P17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264a52" officeooo:paragraph-rsid="0034d6d0" fo:background-color="transparent" style:font-style-asian="normal" style:font-weight-asian="normal" style:font-style-complex="normal" style:font-weight-complex="normal"/>
    </style:style>
    <style:style style:name="P17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345527" officeooo:paragraph-rsid="00345527" fo:background-color="transparent" style:font-style-asian="normal" style:font-weight-asian="normal" style:font-style-complex="normal" style:font-weight-complex="normal"/>
    </style:style>
    <style:style style:name="P1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officeooo:rsid="00345527" officeooo:paragraph-rsid="0037ab50" fo:background-color="transparent" style:font-style-asian="normal" style:font-weight-asian="normal" style:font-style-complex="normal" style:font-weight-complex="normal"/>
    </style:style>
    <style:style style:name="P1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024dc" style:font-style-asian="normal" style:font-style-complex="normal"/>
    </style:style>
    <style:style style:name="P17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64a52" officeooo:paragraph-rsid="00264a52" style:font-style-asian="normal" style:font-style-complex="normal"/>
    </style:style>
    <style:style style:name="P17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64a52" officeooo:paragraph-rsid="0029fab4" style:font-style-asian="normal" style:font-style-complex="normal"/>
    </style:style>
    <style:style style:name="P17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64a52" officeooo:paragraph-rsid="002cdf7c" style:font-style-asian="normal" style:font-style-complex="normal"/>
    </style:style>
    <style:style style:name="P17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64a52" officeooo:paragraph-rsid="002ea694" style:font-style-asian="normal" style:font-style-complex="normal"/>
    </style:style>
    <style:style style:name="P17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34da17" officeooo:paragraph-rsid="0034da17" style:font-style-asian="normal" style:font-style-complex="normal"/>
    </style:style>
    <style:style style:name="P180" style:family="paragraph" style:parent-style-name="Text_20_body">
      <style:paragraph-properties fo:margin-left="0in" fo:margin-right="0in" fo:text-align="justify" style:justify-single-word="false" fo:text-indent="0.1965in" style:auto-text-indent="false"/>
    </style:style>
    <style:style style:name="P18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37ab50"/>
    </style:style>
    <style:style style:name="P182"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officeooo:paragraph-rsid="0037ab50"/>
    </style:style>
    <style:style style:name="P18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officeooo:paragraph-rsid="0037ab50"/>
    </style:style>
    <style:style style:name="P18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8" style:family="paragraph" style:parent-style-name="Heading_20_1">
      <loext:graphic-properties draw:fill="solid" draw:fill-color="#eeeeee" draw:opacity="100%"/>
      <style:paragraph-properties fo:background-color="#eeeeee"/>
    </style:style>
    <style:style style:name="P189" style:family="paragraph" style:parent-style-name="Heading_20_1">
      <style:paragraph-properties fo:margin-left="0in" fo:margin-right="0in" fo:text-align="center" style:justify-single-word="false" fo:text-indent="0.1965in" style:auto-text-indent="false"/>
    </style:style>
    <style:style style:name="P190" style:family="paragraph" style:parent-style-name="Heading_20_2">
      <style:text-properties fo:language="en" fo:country="US"/>
    </style:style>
    <style:style style:name="P191" style:family="paragraph" style:parent-style-name="Heading_20_2">
      <style:text-properties fo:language="ru" fo:country="RU"/>
    </style:style>
    <style:style style:name="P192" style:family="paragraph" style:parent-style-name="Heading_20_2">
      <loext:graphic-properties draw:fill="solid" draw:fill-color="#eeeeee" draw:opacity="100%"/>
      <style:paragraph-properties fo:background-color="#eeeeee"/>
      <style:text-properties fo:language="ru" fo:country="RU"/>
    </style:style>
    <style:style style:name="P193" style:family="paragraph" style:parent-style-name="Heading_20_2">
      <style:paragraph-properties fo:text-align="justify" style:justify-single-word="false"/>
    </style:style>
    <style:style style:name="P194" style:family="paragraph" style:parent-style-name="Heading_20_2">
      <loext:graphic-properties draw:fill="solid" draw:fill-color="#eeeeee" draw:opacity="100%"/>
      <style:paragraph-properties fo:background-color="#eeeeee"/>
    </style:style>
    <style:style style:name="P19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29fab4" fo:background-color="transparent" loext:char-shading-value="0"/>
    </style:style>
    <style:style style:name="T4" style:family="text">
      <style:text-properties fo:language="ru" fo:country="RU" officeooo:rsid="0009a30c" fo:background-color="transparent" loext:char-shading-value="0"/>
    </style:style>
    <style:style style:name="T5" style:family="text">
      <style:text-properties fo:language="ru" fo:country="RU" fo:font-style="italic" style:font-style-asian="italic" style:font-style-complex="italic"/>
    </style:style>
    <style:style style:name="T6" style:family="text">
      <style:text-properties fo:language="ru" fo:country="RU" fo:font-style="normal" style:font-style-asian="normal" style:font-style-complex="normal"/>
    </style:style>
    <style:style style:name="T7" style:family="text">
      <style:text-properties fo:language="ru" fo:country="RU" fo:font-style="normal" fo:font-weight="normal" style:font-style-asian="normal" style:font-weight-asian="normal" style:font-style-complex="normal" style:font-weight-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71130"/>
    </style:style>
    <style:style style:name="T12" style:family="text">
      <style:text-properties fo:language="ru" fo:country="RU" officeooo:rsid="002cdf7c"/>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color="#ff3333"/>
    </style:style>
    <style:style style:name="T21" style:family="text">
      <style:text-properties fo:color="#ff3333" fo:language="ru" fo:country="RU"/>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style:font-style-asian="normal" style:font-style-complex="normal"/>
    </style:style>
    <style:style style:name="T28"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9" style:family="text">
      <style:text-properties fo:color="#800000" fo:language="en" fo:country="US"/>
    </style:style>
    <style:style style:name="T30" style:family="text">
      <style:text-properties fo:color="#800000" fo:language="en" fo:country="US" fo:font-style="normal" style:font-style-asian="normal" style:font-style-complex="normal"/>
    </style:style>
    <style:style style:name="T31"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2" style:family="text">
      <style:text-properties fo:color="#ff6600"/>
    </style:style>
    <style:style style:name="T33" style:family="text">
      <style:text-properties fo:color="#ff6600" fo:language="ru" fo:country="RU"/>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officeooo:rsid="0007316b" style:font-style-asian="normal" style:font-style-complex="normal"/>
    </style:style>
    <style:style style:name="T40" style:family="text">
      <style:text-properties style:use-window-font-color="true" fo:language="ru" fo:country="RU" fo:font-style="normal" fo:font-weight="normal" style:font-style-asian="normal" style:font-weight-asian="normal" style:font-style-complex="normal" style:font-weight-complex="normal"/>
    </style:style>
    <style:style style:name="T4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2" style:family="text">
      <style:text-properties style:use-window-font-color="true" fo:language="ru" fo:country="RU" fo:font-style="normal" fo:background-color="transparent" loext:char-shading-value="0" style:font-style-asian="normal" style:font-style-complex="normal"/>
    </style:style>
    <style:style style:name="T43" style:family="text">
      <style:text-properties style:use-window-font-color="true" fo:language="ru" fo:country="RU" fo:font-style="italic" style:font-style-asian="italic" style:font-style-complex="italic"/>
    </style:style>
    <style:style style:name="T44" style:family="text">
      <style:text-properties style:use-window-font-color="true" fo:language="ru" fo:country="RU" fo:font-style="italic" fo:font-weight="normal" style:font-style-asian="italic" style:font-weight-asian="normal" style:font-style-complex="italic" style:font-weight-complex="normal"/>
    </style:style>
    <style:style style:name="T45" style:family="text">
      <style:text-properties style:use-window-font-color="true" fo:language="ru" fo:country="RU" fo:font-weight="normal" style:font-weight-asian="normal" style:font-weight-complex="normal"/>
    </style:style>
    <style:style style:name="T46" style:family="text">
      <style:text-properties style:use-window-font-color="true" fo:language="ru" fo:country="RU" fo:background-color="transparent" loext:char-shading-value="0"/>
    </style:style>
    <style:style style:name="T47" style:family="text">
      <style:text-properties style:use-window-font-color="true" fo:language="en" fo:country="US"/>
    </style:style>
    <style:style style:name="T48" style:family="text">
      <style:text-properties style:use-window-font-color="true" fo:language="en" fo:country="US" fo:font-style="normal" style:font-style-asian="normal" style:font-style-complex="normal"/>
    </style:style>
    <style:style style:name="T49" style:family="text">
      <style:text-properties style:use-window-font-color="true" fo:language="en" fo:country="US" fo:font-style="normal" fo:background-color="transparent" loext:char-shading-value="0" style:font-style-asian="normal" style:font-style-complex="normal"/>
    </style:style>
    <style:style style:name="T50" style:family="text">
      <style:text-properties style:use-window-font-color="true" fo:language="en" fo:country="US" fo:font-style="normal" fo:font-weight="normal" style:font-style-asian="normal" style:font-weight-asian="normal" style:font-style-complex="normal" style:font-weight-complex="normal"/>
    </style:style>
    <style:style style:name="T5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language="en" fo:country="US" fo:font-weight="normal" style:font-weight-asian="normal" style:font-weight-complex="normal"/>
    </style:style>
    <style:style style:name="T53" style:family="text">
      <style:text-properties style:use-window-font-color="true" fo:font-style="normal" style:font-style-asian="normal" style:font-style-complex="normal"/>
    </style:style>
    <style:style style:name="T54" style:family="text">
      <style:text-properties style:use-window-font-color="true" fo:font-style="normal" fo:font-weight="normal" style:font-style-asian="normal" style:font-weight-asian="normal" style:font-style-complex="normal" style:font-weight-complex="normal"/>
    </style:style>
    <style:style style:name="T55"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6" style:family="text">
      <style:text-properties style:use-window-font-color="true" fo:font-style="italic" fo:font-weight="normal" style:font-style-asian="italic" style:font-weight-asian="normal" style:font-style-complex="italic" style:font-weight-complex="normal"/>
    </style:style>
    <style:style style:name="T57" style:family="text">
      <style:text-properties style:use-window-font-color="true" fo:background-color="transparent" loext:char-shading-value="0"/>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color="#c5000b"/>
    </style:style>
    <style:style style:name="T61" style:family="text">
      <style:text-properties fo:language="fr" fo:country="FR"/>
    </style:style>
    <style:style style:name="T62" style:family="text">
      <style:text-properties fo:color="#0000ff"/>
    </style:style>
    <style:style style:name="T63" style:family="text">
      <style:text-properties fo:color="#0000ff" fo:language="ru" fo:country="RU"/>
    </style:style>
    <style:style style:name="T64" style:family="text">
      <style:text-properties fo:color="#3333ff"/>
    </style:style>
    <style:style style:name="T65" style:family="text">
      <style:text-properties fo:color="#3333ff" fo:language="en" fo:country="US"/>
    </style:style>
    <style:style style:name="T66" style:family="text">
      <style:text-properties fo:font-style="normal" style:font-style-asian="normal" style:font-style-complex="normal"/>
    </style:style>
    <style:style style:name="T67" style:family="text">
      <style:text-properties fo:color="#0066ff"/>
    </style:style>
    <style:style style:name="T68" style:family="text">
      <style:text-properties fo:color="#0066ff" fo:language="en" fo:country="US" fo:font-style="normal" fo:background-color="transparent" loext:char-shading-value="0" style:font-style-asian="normal" style:font-style-complex="normal"/>
    </style:style>
    <style:style style:name="T69" style:family="text">
      <style:text-properties fo:background-color="#ffff00" loext:char-shading-value="0"/>
    </style:style>
    <style:style style:name="T70" style:family="text">
      <style:text-properties fo:color="#00ccff"/>
    </style:style>
    <style:style style:name="T71" style:family="text">
      <style:text-properties fo:font-weight="normal" style:font-weight-asian="normal" style:font-weight-complex="normal"/>
    </style:style>
    <style:style style:name="T72" style:family="text">
      <style:text-properties fo:font-weight="normal" fo:background-color="transparent" loext:char-shading-value="0" style:font-weight-asian="normal" style:font-weight-complex="normal"/>
    </style:style>
    <style:style style:name="T73" style:family="text">
      <style:text-properties fo:color="#0066cc"/>
    </style:style>
    <style:style style:name="T74" style:family="text">
      <style:text-properties fo:color="#0066cc" fo:language="ru" fo:country="RU"/>
    </style:style>
    <style:style style:name="T75" style:family="text">
      <style:text-properties fo:color="#0000cc"/>
    </style:style>
    <style:style style:name="T76" style:family="text">
      <style:text-properties style:text-line-through-style="solid" style:text-line-through-type="single" fo:font-weight="bold" style:font-weight-asian="bold" style:font-weight-complex="bold"/>
    </style:style>
    <style:style style:name="T77" style:family="text">
      <style:text-properties fo:language="uk" fo:country="UA"/>
    </style:style>
    <style:style style:name="T78" style:family="text">
      <style:text-properties fo:language="uk" fo:country="UA" fo:font-style="italic" style:font-style-asian="italic" style:font-style-complex="italic"/>
    </style:style>
    <style:style style:name="T79" style:family="text">
      <style:text-properties fo:language="uk" fo:country="UA" fo:font-weight="bold" style:font-weight-asian="bold" style:font-weight-complex="bold"/>
    </style:style>
    <style:style style:name="T80" style:family="text">
      <style:text-properties fo:color="#ff0000"/>
    </style:style>
    <style:style style:name="T81" style:family="text">
      <style:text-properties style:text-underline-style="none"/>
    </style:style>
    <style:style style:name="T82" style:family="text">
      <style:text-properties style:text-rotation-angle="90" style:text-rotation-scale="line-height"/>
    </style:style>
    <style:style style:name="T83" style:family="text">
      <style:text-properties style:text-rotation-angle="270" style:text-rotation-scale="line-height"/>
    </style:style>
    <style:style style:name="T84" style:family="text">
      <style:text-properties style:text-position="sub 58%" style:font-size-asian="10.5pt"/>
    </style:style>
    <style:style style:name="T85" style:family="text">
      <style:text-properties style:font-name="Symbol" style:font-name-asian="Symbol" style:font-name-complex="Symbol"/>
    </style:style>
    <style:style style:name="T86" style:family="text">
      <style:text-properties style:font-name="Liberation Serif1" style:font-name-asian="Symbol" style:font-name-complex="Symbol"/>
    </style:style>
    <style:style style:name="T87" style:family="text">
      <style:text-properties style:font-name="Courier New CYR"/>
    </style:style>
    <style:style style:name="T88" style:family="text">
      <style:text-properties style:font-name="Courier New CYR" fo:language="en" fo:country="US"/>
    </style:style>
    <style:style style:name="T89" style:family="text">
      <style:text-properties fo:color="#6666ff"/>
    </style:style>
    <style:style style:name="T90" style:family="text">
      <style:text-properties officeooo:rsid="0008c888"/>
    </style:style>
    <style:style style:name="T91" style:family="text">
      <style:text-properties officeooo:rsid="0009a30c"/>
    </style:style>
    <style:style style:name="T92" style:family="text">
      <style:text-properties officeooo:rsid="000e56c1"/>
    </style:style>
    <style:style style:name="T93" style:family="text">
      <style:text-properties officeooo:rsid="00108778"/>
    </style:style>
    <style:style style:name="T94" style:family="text">
      <style:text-properties officeooo:rsid="00180774"/>
    </style:style>
    <style:style style:name="T95" style:family="text">
      <style:text-properties officeooo:rsid="001940d0"/>
    </style:style>
    <style:style style:name="T96" style:family="text">
      <style:text-properties officeooo:rsid="001e1eb6"/>
    </style:style>
    <style:style style:name="T97" style:family="text">
      <style:text-properties officeooo:rsid="001fdda3"/>
    </style:style>
    <style:style style:name="T98" style:family="text">
      <style:text-properties officeooo:rsid="0023e9a4"/>
    </style:style>
    <style:style style:name="T99" style:family="text">
      <style:text-properties officeooo:rsid="0024d9d2"/>
    </style:style>
    <style:style style:name="T100" style:family="text">
      <style:text-properties officeooo:rsid="00299b2d"/>
    </style:style>
    <style:style style:name="T101" style:family="text">
      <style:text-properties officeooo:rsid="0029fab4"/>
    </style:style>
    <style:style style:name="T102" style:family="text">
      <style:text-properties officeooo:rsid="002cdf7c"/>
    </style:style>
    <style:style style:name="T103" style:family="text">
      <style:text-properties officeooo:rsid="002ea694"/>
    </style:style>
    <style:style style:name="T104" style:family="text">
      <style:text-properties officeooo:rsid="0030559e"/>
    </style:style>
    <style:style style:name="T105" style:family="text">
      <style:text-properties officeooo:rsid="00310b5a"/>
    </style:style>
    <style:style style:name="T106" style:family="text">
      <style:text-properties officeooo:rsid="00329b75"/>
    </style:style>
    <style:style style:name="T107" style:family="text">
      <style:text-properties officeooo:rsid="00345527"/>
    </style:style>
    <style:style style:name="T108" style:family="text">
      <style:text-properties officeooo:rsid="0039602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9" text:outline-level="1">Последний фанфик</text:h>
      <text:p text:style-name="P1"><text:span text:style-name="T1">&lt;</text:span><text:span text:style-name="T63">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7"><text:span text:style-name="T51">&lt;</text:span><text:span text:style-name="T55">Э</text:span><text:span text:style-name="T31">пизод в Кантерлоте, где Луна составляет невысокое мнение об умственных способностях Макса</text:span><text:span text:style-name="T51">&gt;</text:span></text:p>
      <text:p text:style-name="P47">&lt;<text:span text:style-name="T26">Глава про то, как Селестия пытается определить, чего хочет Макс </text:span>&lt;<text:span text:style-name="T1">и </text:span><text:span text:style-name="T26">ест ванильное мороженное</text:span>&gt;<text:span text:style-name="T26">. В конце-концов, она понимает, что Макс хочет секса и дружбы (на самом деле - любви). Эпизод с Агамемноном-бескланником:</text:span></text:p>
      <text:p text:style-name="P39">-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7">&gt;</text:span></text:p>
      <text:p text:style-name="P47">&lt;Селестия пытается научить Макса двигать планет<text:span text:style-name="T92">у (отталкиваясь от Солнца, как от рычага)</text:span>.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1">&lt;<text:span text:style-name="T26">Селестия лечит Макса в Кантерлоте от болячек и наркозависимости по-настоящему. И тогда он начинает её любить и хотеть. И она это понимает</text:span>&gt;</text:p>
      <text:p text:style-name="P51">&lt;<text:span text:style-name="T1">Сел показывает и даёт прочувствовать Максу корректировку орбиты Эквуса («подъём» Солнца)</text:span>&gt;</text:p>
      <text:p text:style-name="P53">&lt;Сел пытается научить Макса телепортации, и он телепортирует Агамемнона в пещеру под Кантерлотом&gt;</text:p>
      <text:p text:style-name="P63"><text:span text:style-name="T13">&lt;Луна - </text:span><text:span text:style-name="T25">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3">&gt;</text:span></text:p>
      <text:p text:style-name="P91">Таймлайн <text:span text:style-name="T13">(</text:span>события через 10 лет после Обмена): </text:p>
      <text:p text:style-name="P91">Год 2143 ПВ <text:span text:style-name="T13">(AU -?)</text:span></text:p>
      <text:p text:style-name="P91">22-е мая — вызов Макса в Эквестрию. Гибель Кимеринна</text:p>
      <text:p text:style-name="P91">25-е мая — встреча с Норфом</text:p>
      <text:p text:style-name="P91">27-е мая — первая встреча с Селестией после бегства из замка Сестёр. Сцена с докторами</text:p>
      <text:p text:style-name="P91">29-е мая — встреча с Индиго. Прогулка с Селестией по парку. Муравьи под накрупником</text:p>
      <text:p text:style-name="P91">30-е мая — исчезновение Селестии на неделю</text:p>
      <text:p text:style-name="P91">6-е июня — встреча с Селестией после разлуки. Прогулка по парку. Вид со стены. Землетрясение</text:p>
      <text:p text:style-name="P91"><text:span text:style-name="T13">&lt;</text:span>7<text:span text:style-name="T13">-</text:span>е июня — секс с Селестией. Раздор</text:p>
      <text:p text:style-name="P91">&lt;15-е июня — исчезновение Норфа. Прощание с Селестией.</text:p>
      <text:p text:style-name="P91">17-е июня — отбытие из Кантерлота</text:p>
      <text:p text:style-name="P92"><text:span text:style-name="T1">18</text:span>-<text:span text:style-name="T1">июня — Прибытие в Понивилль. Прочтение дневника эксперимента с заклинанием Индрэ</text:span></text:p>
      <text:p text:style-name="P91"><text:span text:style-name="T13">&lt;</text:span>25-е июня — попойка с Пинки. Бочколёт метконосцев</text:p>
      <text:p text:style-name="P91">27-е июня — получение письма от Селестии. Отказ выдать магический усилитель</text:p>
      <text:p text:style-name="P91"><text:span text:style-name="T13">&lt;</text:span>28-е июня<text:span text:style-name="T13"> </text:span>- попытка отослать письмо Селестии через Спайка</text:p>
      <text:p text:style-name="P91">30-е июня — выезд из Понивилля</text:p>
      <text:p text:style-name="P91">1-е июля — Прибытие в Фетлок. Захват резонаторных рубинов в павильоне Псинтела</text:p>
      <text:p text:style-name="P91">2-е июля — выезд из Фетлока Макса с Дэш в фургоне</text:p>
      <text:p text:style-name="P91">&lt;4-е июля - Дэш стучит лбом в дерево. Обнимашки</text:p>
      <text:p text:style-name="P91"><text:soft-page-break/>8-е июля — прибытие в Груммингтон</text:p>
      <text:p text:style-name="P91">9-е июля –<text:span text:style-name="T13"> </text:span>Провал Груммингтона. Отбытие с Груммингтона</text:p>
      <text:p text:style-name="P91"><text:span text:style-name="T13">&lt;</text:span>12-е июля — Прибытие в Филлидельфию. Отбытие. Падение Макса с самоката</text:p>
      <text:p text:style-name="P91">14-е июля — переправа через седловое озеро. Прибытие Макса с Дэш в Понивилль</text:p>
      <text:p text:style-name="P91">15-е июля — эксперимент с усиленным заклинанием Индрэ. Поединок Луны с Твайлайт в Понивилле</text:p>
      <text:p text:style-name="P91">17-е июля — прибытие в Кантерлот Луны, Макса и шестёрки</text:p>
      <text:p text:style-name="P91"><text:span text:style-name="T13">[</text:span>21-е июля<text:span text:style-name="T13">]</text:span> — Гранд Галопин Гала</text:p>
      <text:p text:style-name="P92">[26-<text:span text:style-name="T1">е июля</text:span>]<text:span text:style-name="T1"> — совещание в зале стратегического планирования. Выдача паспорта Максу</text:span></text:p>
      <text:p text:style-name="P92"/>
      <text:h text:style-name="Heading_20_2" text:outline-level="2">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text:p>
      <text:p text:style-name="P123">Розовые глазки</text:p>
      <text:p text:style-name="P12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soft-page-break/><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1"/>
      <text:h text:style-name="Heading_20_2" text:outline-level="2">Идеи</text:h>
      <text:list xml:id="list7926869065355767152" text:style-name="L1">
        <text:list-item>
          <text:p text:style-name="P158">добавить детектив <text:span text:style-name="T1">(реализовано)</text:span>+ магические уроки/трактаты Старсвирла (реализовано)</text:p>
        </text:list-item>
        <text:list-item>
          <text:p text:style-name="P159">Терра несколько раз пытается убить Макса (один раз — в аквапарке). Несколько раз Макса спасает Селестия (даёт приказы Нексусу)</text:p>
        </text:list-item>
        <text:list-item>
          <text:p text:style-name="P159">Книги:</text:p>
        </text:list-item>
      </text:list>
      <text:list xml:id="list1273578450903175100" text:style-name="L2">
        <text:list-item>
          <text:p text:style-name="P160">«Великие грифоны прошлого» - из канона (5<text:span text:style-name="T13">s8e)</text:span></text:p>
        </text:list-item>
        <text:list-item>
          <text:p text:style-name="P160">«Высшие заклинания в повседневном использовании: от песчинки до дворца»</text:p>
        </text:list-item>
        <text:list-item>
          <text:p text:style-name="P161">«Малоизвестные аспекты магии трансформаций»</text:p>
        </text:list-item>
        <text:list-item>
          <text:p text:style-name="P16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0">Дасти Вейфарер «Зебрианская культура, быт и фольклор»</text:p>
        </text:list-item>
        <text:list-item>
          <text:p text:style-name="P160">«Краткая история Эквестрии»</text:p>
        </text:list-item>
        <text:list-item>
          <text:p text:style-name="P160">«Шедевры архитектуры Эквестрии» с разделом о Кантерлотском Королевском Дворце</text:p>
        </text:list-item>
        <text:list-item>
          <text:p text:style-name="P160">«Великие дела и великие чары». Страница 893: …</text:p>
        </text:list-item>
        <text:list-item>
          <text:p text:style-name="P160">«<text:span text:style-name="T69">Природа Проклятий</text:span>» - обмен</text:p>
        </text:list-item>
        <text:list-item>
          <text:p text:style-name="P160"><text:span text:style-name="T69">«Магия для Чайников»</text:span> - обмен</text:p>
        </text:list-item>
        <text:list-item>
          <text:p text:style-name="P160"><text:span text:style-name="T69">«Энциклопедия Арканум»</text:span> - обмен</text:p>
        </text:list-item>
        <text:list-item>
          <text:p text:style-name="P160">«О Гейсах» - обмен</text:p>
        </text:list-item>
        <text:list-item>
          <text:p text:style-name="P160">«<text:span text:style-name="T69">Тайны Тайных Наук</text:span>» - обмен</text:p>
        </text:list-item>
        <text:list-item>
          <text:p text:style-name="P161">«Основы Заклятий» - обмен</text:p>
        </text:list-item>
        <text:list-item>
          <text:p text:style-name="P160">«Мамочка, А Что Это Истекает Из Моего Рога? - Введение В Магию Для Маленьких Единорогов» - обмен</text:p>
        </text:list-item>
      </text:list>
      <text:p text:style-name="P7"><text:soft-page-break/></text:p>
      <text:h text:style-name="Heading_20_2" text:outline-level="2">Факты об Эквестрии <text:span text:style-name="T1">(согласовать с вики)</text:span></text:h>
      <text:list xml:id="list4728303487121689733" text:style-name="L3">
        <text:list-item>
          <text:p text:style-name="P16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3">Селестия — переменчивая пони. В одно время не строгая, а в другое может быть такой, что страшно становится</text:p>
        </text:list-item>
        <text:list-item>
          <text:p text:style-name="P162">У Селестии были такие элементы гармонии: Магия, Доброта, Смех. У Луны — Верность, Честность, Щедрость. (ксенофазия)</text:p>
        </text:list-item>
        <text:list-item>
          <text:p text:style-name="P16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2">Около 820-ти лет назад будущий маг Лайтнинг Стар поступил на обучение к наставнику Тииспоту</text:p>
        </text:list-item>
        <text:list-item>
          <text:p text:style-name="P16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2">У Селестии грива и хвост развеваются и переливаются от магического шампуня</text:p>
        </text:list-item>
        <text:list-item>
          <text:p text:style-name="P162">Тело Селестии очень крепкое — может выдержать несколько тонн земли</text:p>
        </text:list-item>
        <text:list-item>
          <text:p text:style-name="P162">Дискорд намного старше принцесс, его магия сильнее ихней на голову</text:p>
        </text:list-item>
        <text:list-item>
          <text:p text:style-name="P162">Луна младше Селестии на 3 года. Сёстрам около 5000 лет. <text:span text:style-name="T69">По другим данным, Селестии около 2500 лет (Обмен).</text:span></text:p>
        </text:list-item>
        <text:list-item>
          <text:p text:style-name="P162">Принцессы начали войну с Дискордом в возрасте, когда им было около 700 лет — и продолжалась война почти сто лет</text:p>
        </text:list-item>
        <text:list-item>
          <text:p text:style-name="P162">Самый главный враг сестёр и Дискорда — скука</text:p>
        </text:list-item>
        <text:list-item>
          <text:p text:style-name="P162">В Эквестрии на одного жеребца приходится четыре - пять кобыл</text:p>
        </text:list-item>
        <text:list-item>
          <text:p text:style-name="P16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2">Селестия в первые полторы тысячи лет путешествовала — и заварила несколько войн (две — с Эквестрией, в одной была против Луны)</text:p>
        </text:list-item>
        <text:list-item>
          <text:p text:style-name="P162">Настоящий цвет гривы Селестии — клубнично-розовая. Радужный цвет гривы и хвоста поддерживается магией</text:p>
        </text:list-item>
        <text:list-item>
          <text:p text:style-name="P162">Кроме Дискорда, старше сестёр ещё старейшина драконов</text:p>
        </text:list-item>
        <text:list-item>
          <text:p text:style-name="P162">Кэйденс не прожила и 60-ти лет и является низкорожденной</text:p>
        </text:list-item>
        <text:list-item>
          <text:p text:style-name="P16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2"><text:soft-page-break/>Народ тихо фигел от нововведений и с ещё большим ожесточением продолжал делать по-своему</text:p>
        </text:list-item>
        <text:list-item>
          <text:p text:style-name="P16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2">Когда пони женятся, они обмениваются ножными браслетами</text:p>
        </text:list-item>
        <text:list-item>
          <text:p text:style-name="P162">Светилами, кроме сестёр, могут управлять единороги (группы), Дискорд, Твайлайт и Старсвирл</text:p>
        </text:list-item>
        <text:list-item>
          <text:p text:style-name="P162">Королева Кризалис — правительница Зелёной Долины</text:p>
        </text:list-item>
        <text:list-item>
          <text:p text:style-name="P162">Мать Луны и Селестии — аликорн Лорен. Мать Дискорда — Алиса (пони-человек)</text:p>
        </text:list-item>
        <text:list-item>
          <text:p text:style-name="P16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1">Искусственный интеллект. Создан Владом и Максом. Разработан для управления корпорациями.</text:p>
      <text:h text:style-name="Heading_20_3" text:outline-level="3">Норф</text:h>
      <text:p text:style-name="P12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3">2500</text:span>. Страдает о скуки.</text:p>
      <text:h text:style-name="Heading_20_3" text:outline-level="3">Луна</text:h>
      <text:p text:style-name="P1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1">Единорог. Холост, молод, мечтателен. Живёт в Кантерлоте. В свободное время рисует облака.</text:p>
      <text:h text:style-name="Heading_20_3" text:outline-level="3">Алекс</text:h>
      <text:p text:style-name="P131">Менеджер проектов, над одним из которых (Нексус) работает Макс.</text:p>
      <text:h text:style-name="Heading_20_3" text:outline-level="3">Ростик</text:h>
      <text:p text:style-name="P131">Лидер команды тестировщиков</text:p>
      <text:h text:style-name="Heading_20_3" text:outline-level="3">Стас</text:h>
      <text:p text:style-name="P131">Программист-новичок в команде Макса.</text:p>
      <text:h text:style-name="Heading_20_3" text:outline-level="3"><text:soft-page-break/>Рома</text:h>
      <text:p text:style-name="P131">Программист в команде UI-программистов</text:p>
      <text:h text:style-name="Heading_20_3" text:outline-level="3">Анджела</text:h>
      <text:p text:style-name="P131">Сисадмин. Флиртует с Максом.</text:p>
      <text:p text:style-name="P131"/>
      <text:h text:style-name="Heading_20_2" text:outline-level="2">Положения</text:h>
      <text:p text:style-name="P13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0">В <text:span text:style-name="T1">конце</text:span> каждой главы <text:span text:style-name="T1">(чтобы не спойлерить)</text:span> - рисунок мозаики, отображающий суть главы.</text:p>
      <text:p text:style-name="P30"/>
      <text:h text:style-name="P190" text:outline-level="2">1. Терра</text:h>
      <text:p text:style-name="P31">музыка - кондовая электронная, холодная и отчаянная (Electronics “Disappointed”)</text:p>
      <text:p text:style-name="P32">или из Донни Дарко</text:p>
      <text:p text:style-name="P33">&lt;Mission Impossible theme ?&gt;</text:p>
      <text:p text:style-name="P33">&lt;Pink Floyd “Another Brick In The Wall”&gt;</text:p>
      <text:p text:style-name="P132">&lt;Добавить угрозу ядерной войны&gt;</text:p>
      <text:p text:style-name="P5">***</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7">Я прислонился к стойке с коньяком и закрыл глаза.</text:p>
      <text:p text:style-name="P9">Блядь, как хочется послать его нахуй.</text:p>
      <text:p text:style-name="P7">–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7">Алекс тараторил без умолку, <text:span text:style-name="T25">и я понял, что он близок к срыву</text:span>. </text:p>
      <text:p text:style-name="P1"><text:soft-page-break/>Я <text:span text:style-name="T1">поставил бутылку</text:span> в тележку и направился к выходу.</text:p>
      <text:p text:style-name="P7">– Я даже не смогу зайти в офис. Я выкинул пропуск в унитаз.</text:p>
      <text:p text:style-name="P11">– Макс, не беспокойся, охрана уже в курсе. Тебе выдадут временный.</text:p>
      <text:p text:style-name="P11">–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1">–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4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6">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7">– Ладно, <text:span text:style-name="T13">уболтал</text:span>. Загляну на огонёк. Но ничего не обещаю. Честно говоря, мне плевать.</text:p>
      <text:p text:style-name="P7">Треск помех не смог скрыть выдох на той стороне трубки.</text:p>
      <text:p text:style-name="P7">– Спасибо, Макс. Я знал, что на тебя можно рассчитывать. Оплата, как договорились.</text:p>
      <text:p text:style-name="P25"><text:span text:style-name="T1">Пиздец! Мало того, что годы без отпусков на работе просиживал, так и теперь от них не спрячешься.</text:span><text:span text:style-name="T1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5">***</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3">RnD-</text:span><text:span text:style-name="T1">зоны</text:span><text:span text:style-name="T1"><text:note text:id="ftn3" text:note-class="footnote"><text:note-citation>3</text:note-citation><text:note-body><text:p text:style-name="P14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3">UI</text:span>-программистов.</text:p>
      <text:p text:style-name="P23">&lt;<text:span text:style-name="T26">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9"/>
      <text:p text:style-name="P86"><text:span text:style-name="T13">&gt;\</text:span>Привет, Н<text:span text:style-name="T1">эш.</text:span> Это Макс.</text:p>
      <text:p text:style-name="P86"><text:span text:style-name="T13">&lt;\</text:span>Привет Макс. <text:span text:style-name="T1">Рад тебя видеть. Где ты отсутствовал три дня?</text:span></text:p>
      <text:p text:style-name="P86"><text:span text:style-name="T13">&gt;\</text:span><text:span text:style-name="T1">Неважно.</text:span><text:span text:style-name="T13"> </text:span>Выдай <text:span text:style-name="T1">общую </text:span>диагностику <text:span text:style-name="T1">на экран</text:span> в сжатом формате.</text:p>
      <text:p text:style-name="P28"/>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text:soft-page-break/></text:p>
      <text:p text:style-name="P86"><text:span text:style-name="T13">&gt;\</text:span>Как называется наш проект?</text:p>
      <text:p text:style-name="P86"><text:span text:style-name="T13">&lt;\</text:span>Дайсон.</text:p>
      <text:p text:style-name="P86"><text:span text:style-name="T13">&gt;\</text:span>Сколько тебе лет?</text:p>
      <text:p text:style-name="P86"><text:span text:style-name="T13">&lt;\</text:span>Два года с начала запуска кластера.</text:p>
      <text:p text:style-name="P86"><text:span text:style-name="T13">&gt;\</text:span>Какой сейчас год?</text:p>
      <text:p text:style-name="P86"><text:span text:style-name="T13">&gt;\</text:span>202<text:span text:style-name="T1">1</text:span>-й.</text:p>
      <text:p text:style-name="P29"/>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86"><text:span text:style-name="T13">&gt;\</text:span>Н<text:span text:style-name="T1">эш</text:span>, отключи память <text:span text:style-name="T1">заданий</text:span> за последнюю неделю.</text:p>
      <text:p text:style-name="P86"><text:span text:style-name="T13">&lt;\</text:span>Выполнено.</text:p>
      <text:p text:style-name="P86"><text:span text:style-name="T1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6"><text:span text:style-name="T13">&lt;\</text:span><text:span text:style-name="T1">Тебя понял. Читаю задачу...</text:span></text:p>
      <text:p text:style-name="P8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7">Ограничени<text:span text:style-name="T1">е 1:</text:span><text:span text:style-name="T13"> </text:span><text:span text:style-name="T1">нельзя</text:span> подать в суд на компанию Б и ждать результатов, так как за время разбирательства компания А обанкротится.</text:p>
      <text:p text:style-name="P87">Ограничени<text:span text:style-name="T1">е 2: решение должно находиться в правовых рамках уголовного и административного кодекса.</text:span></text:p>
      <text:p text:style-name="P87">Задание:<text:span text:style-name="T1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7"><text:span text:style-name="T13">&lt;\</text:span><text:span text:style-name="T1">Выполняю задачу</text:span>...</text:p>
      <text:p text:style-name="P87"><text:span text:style-name="T13">&lt;\</text:span>...</text:p>
      <text:p text:style-name="P87"><text:span text:style-name="T13">&lt;\</text:span>Решение:</text:p>
      <text:p text:style-name="P87"><text:span text:style-name="T1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7"><text:span text:style-name="T1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text:soft-page-break/>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6">Подробный план действий по дням приведен в файле «Война корпораций_A_06.09.2026_23<text:span text:style-name="T13">:47.bmf»</text:span></text:p>
      <text:p text:style-name="P28"/>
      <text:p text:style-name="P36">&lt;<text:span text:style-name="T1">как-то говённо. Улучшить</text:span>&gt;</text:p>
      <text:p text:style-name="P43">Хм, не понял? Ч<text:span text:style-name="T1">ё</text:span> за хрень?</text:p>
      <text:p text:style-name="P43"/>
      <text:p text:style-name="P86"><text:span text:style-name="T13">&gt;</text:span>\<text:span text:style-name="T1">Нэш</text:span>, почему ты используешь жёсткие настройки <text:span text:style-name="T1">для решения задачи</text:span>?</text:p>
      <text:p text:style-name="P86"><text:span text:style-name="T13">&lt;\</text:span>Настройки правильные, <text:span text:style-name="T1">Макс</text:span>.</text:p>
      <text:p text:style-name="P29"/>
      <text:p text:style-name="P43">Хм. Кто-то из релиз-команды лажанулся <text:span text:style-name="T1">с бизнес-настройками</text:span><text:span text:style-name="T13">?</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9"/>
      <text:p text:style-name="P86"><text:span text:style-name="T13">&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9"/>
      <text:p text:style-name="P43">Вместо ответа Нексус выплюнул в консоль длинную строку букв и служебных символов, среди которых бросилась в глаза строка “<text:span text:style-name="T34">incompartible interface Analytics v.0.93 beta</text:span>”</text:p>
      <text:p text:style-name="P43">Ага, уже теплее.</text:p>
      <text:p text:style-name="P43"/>
      <text:p text:style-name="P86"><text:span text:style-name="T13">&gt;</text:span>\<text:span text:style-name="T1">Нэш</text:span>,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3">–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3">– </text:span>Окей. Спасибо, Макс.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2"><text:soft-page-break/>– Но эти установки работают не в тестовом кластере, а на продакшене.</text:p>
      <text:p text:style-name="P12">–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3">.</text:span></text:p>
      <text:p text:style-name="P105">Гудки.</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33">***</text:p>
      <text:p text:style-name="P133"/>
      <text:p text:style-name="P7">На улице моросил дождь со снегом. Я шарил по карманам в поисках ключей от машины, когда в плечо похлопали.</text:p>
      <text:p text:style-name="P7">Я обернулся. За спиной подслеповато осклабился бородатый зачуханый мужик в рваных джинсах и свитере.</text:p>
      <text:p text:style-name="P7">– Слышь, браток, дай на опохмел? Мочи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7">– Так чего, дашь на успокоение нервов? Не жлобись, мужик, будь другом? – повторный оклик нищего вернул меня к реальности.</text:p>
      <text:p text:style-name="P7">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 Ромчик! То, что надо! Спасибо, бро!</text:p>
      <text:p text:style-name="P7">Бродяга пошлёпал в дождь.&lt;<text:span text:style-name="T25">Объяснить сдвиг во времени в час между смертью кимеринна в Эквестрии и появлении его на Терре</text:span>&gt;</text:p>
      <text:p text:style-name="P7">Я смотрел ему вслед, пытаясь вспомнить детали образа, на мгновение проступившего во тьме.</text:p>
      <text:p text:style-name="P13"/>
      <text:p text:style-name="P13">***</text:p>
      <text:p text:style-name="P13"/>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text:span><text:soft-page-break/><text:span text:style-name="T1">простой джуниор-программист</text:span><text:span text:style-name="T1"><text:note text:id="ftn4" text:note-class="footnote"><text:note-citation>4</text:note-citation><text:note-body><text:p text:style-name="P146">Junior — <text:span text:style-name="T1">младший программист.</text:span></text:p></text:note-body></text:note></text:span><text:span text:style-name="T1">, а оглянуться не успел — и уже лидер проекта, входящего в </text:span><text:span text:style-name="T13">Top 100. </text:span>И жизнь складывается в систему, из которой не выскочишь.</text:p>
      <text:p text:style-name="P7">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7">Сосущее чувство усилилось.</text:p>
      <text:p text:style-name="P7">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5">***</text:p>
      <text:p text:style-name="P5"/>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8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text:span><text:soft-page-break/><text:span text:style-name="T1">«под себя» неизменно заканчивались скандалами, отчуждением и неизбежным уходом. Душевного тепла в таких отношениях я не находил.</text:span></text:p>
      <text:p text:style-name="P7">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3">&lt;</text:span><text:span text:style-name="T74">мелодия из Донни Дарко</text:span><text:span text:style-name="T13">&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5"><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5">Нет, это не для меня. Я сюда пришёл подышать воздухом. И только.</text:p>
      <text:p text:style-name="P1">Влад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text:soft-page-break/>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8">А у нас получается... </text:span><text:span text:style-name="T2">–</text:span><text:span text:style-name="T5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6">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5">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5">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3">2. </text:span>Дом, любимый дом</text:h>
      <text:p text:style-name="P89">Музыка быстрая, тревожная, надорваная и печальная (Pet Shop Boys “So Hard” ?)</text:p>
      <text:p text:style-name="P34"><text:soft-page-break/></text:p>
      <text:p text:style-name="P98"><text:span text:style-name="T13">&lt;</text:span><text:span text:style-name="T1">Описание полёта через Эогипп. Удивлённый взгляд Анакорна</text:span><text:span text:style-name="T13">&gt;</text:span></text:p>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3">–</text:span> Она очнулась.</text:p>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7">– Сколько же в тебе<text:span text:style-name="T36">…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3">облака.&lt;</text:span><text:span text:style-name="T26">Описание получше. Подземелье</text:span><text:span text:style-name="T13">&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47">проводник</text:span>??? А?!! Ахахахахахаха! <text:span text:style-name="T1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2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7">&lt;<text:span text:style-name="T6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7">–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7">– Что происходит?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Дискорд нахмурился и бросил в сторону, ковыряясь когте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7">– <text:s/>А что, в Винг-Поинте вас не учили, что оставлять пост без приказа <text:s/>— недопустимо? – отпустил он уже пегасу.</text:p>
      <text:p text:style-name="P7">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3"> – </text:span><text:span text:style-name="T1">примирительно сказала Луна, шагнув ему навстречу.</text:span></text:p>
      <text:p text:style-name="P7">–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7">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7">–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7">– На себя посмотри! – огрызнулся Дискорд. – Призвала какую-то полудохлую обезьяну вместо с<text:span text:style-name="T36">верх</text:span>…</text:p>
      <text:p text:style-name="P7">– Сестра, ты идёшь? – заглянула в зал Луна.</text:p>
      <text:p text:style-name="P7">Тут м<text:span text:style-name="T13">еня, </text:span>наконец,<text:span text:style-name="T13"> стошнило. Буквально вывернуло наизнанку: из носа текло, в глазах стояли слёзы. </text:span></text:p>
      <text:p text:style-name="P7">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 </text:span><text:span text:style-name="T1">Сахарная Ватка</text:span><text:span text:style-name="T61">!</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по коридору вслед за Луной и Кимеринном. </text:span></text:p>
      <text:p text:style-name="P7">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7"><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крикнула она. – Некогда прохлаждаться!</text:p>
      <text:p text:style-name="P7">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7"><text:soft-page-break/>–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7">– Какого хера? Прекрати немедленно! Бля...</text:p>
      <text:p text:style-name="P7">Аликорница пропустила мои протесты мимо ушей. Мы приближались к концу галереи, когда из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7">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зелёный «рукав», выползающий из бокового прохода, как паста из тюбика.</text:p>
      <text:p text:style-name="P7">Бац!</text:p>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Бац!</text:p>
      <text:p text:style-name="P7">– Ай! Твою ж... Твоё высочество, блин!!!</text:p>
      <text:p text:style-name="P7">Селестия выпрямилась в струнку.</text:p>
      <text:p text:style-name="P7">– Закрой глаза! – скомандовала аликорница.</text:p>
      <text:p text:style-name="P7">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7">Открыв глаза, я увидел вместо коридора дыщащую жаром раскалённых <text:span text:style-name="T3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7">–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text:soft-page-break/>–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7">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7">Но оставить аликорницу здесь? Я оглянулся на неё.</text:p>
      <text:p text:style-name="P7">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Нет, не могу. Блин, лучше уж пусть меня сожрёт с ней заодно это шелестящее говно, чем оставить её тут одну.</text:p>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7">Ну, всё, можно вставлять в глаза монетки. Хороший бутерброд получился для глистоплюща!</text:p>
      <text:p text:style-name="P7"><text:span text:style-name="T3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7">– Давай, родная, давай! Вставай, я помогу тебе. Совсем немного осталось...</text:p>
      <text:p text:style-name="P7">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7">– Вот они!!!</text:p>
      <text:p text:style-name="P7">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7">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text:soft-page-break/>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7">–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7">–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7">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7">–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0">он ещё раз исполнит своё предназначение</text:span>&gt;. В отличие от Дома, он не пострадал в нашем последнем сражении тысячу лет назад. <text:soft-page-break/>Развалился сам, от старости. &lt;<text:span text:style-name="T20">Макс побывает в этих развалинах и найдёт там выдолбленную на камне надпись: «Здесь был Стар...»</text:span>&gt;</text:p>
      <text:p text:style-name="P7">– <text:s/>Почему ты называешь замок домом?</text:p>
      <text:p text:style-name="P7">–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7">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 А почему вы выбрали такое необычное место для замка? Остров посреди болота мне не кажется подходящим местом для королевской резиденции.</text:p>
      <text:p text:style-name="P7">– Раньше тут не было болота. Глубокий овраг окружал Дом с трёх сторон. С четвёртой его защищала скала. Болото появилось совсем недавно.</text:p>
      <text:p text:style-name="P7">– Точно недавно?</text:p>
      <text:p text:style-name="P7">– Почему ты спрашиваешь Нас?</text:p>
      <text:p text:style-name="P17">Я указал на пятно ряби на воде, быстро догоняющее тень от колесницы.</text:p>
      <text:p text:style-name="P7">– Потому что в нём успела завестись рыба. Причём, судя по всему, достаточно крупная.</text:p>
      <text:p text:style-name="P7">Луна проследила взглядом направление и внезапно вскочила на ноги.</text:p>
      <text:p text:style-name="P7">– Набирай высоту! Они настигают нас! – крикнула она Дискорду. 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7">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7"><text:soft-page-break/>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25">надреснутым голосом</text:span>.</text:p>
      <text:p text:style-name="P7">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7">Что-то схватило меня за шиворот и потащило назад.</text:p>
      <text:p text:style-name="P7">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7">Пегасы тем временем упорно молотили крыльями, пытаясь прорваться к близкому берегу.</text:p>
      <text:p text:style-name="P7">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text:p>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откуда-то сзади, и пол платформы выровнялся</text:p>
      <text:p text:style-name="P7">– Кимеринн!!! <text:s/>– <text:s/>закричала Луна, выплюнув воротник моей куртки.</text:p>
      <text:p text:style-name="P7">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7">Луна, сложив крылья, прыгнула головой вниз с платформы.</text:p>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text:soft-page-break/>Мы уже летели над берегом, когда она молча опустилась на платформу и забилась в угол<text:span text:style-name="T36">, опустив голову на пол.</text:span></text:p>
      <text:p text:style-name="P7">Некоторое время мы летели молча. Потом из-под платформы послышался шорох и возня. Я лёг на пол и заглянул под платформу.</text:p>
      <text:p text:style-name="P7">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13">–</text:span> Уфф! Выкарабкались. Почти без потерь, <text:span text:style-name="T13">–</text:span> заметил Дискорд, оглядывая крыло. <text:span text:style-name="T13">–</text:span> Могло быть и хуже.</text:p>
      <text:p text:style-name="P7"><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7">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7">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7"><text:span text:style-name="T13">–</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7"><text:span text:style-name="T13">–</text:span> ТЫ!!! ТЫ!..</text:p>
      <text:p text:style-name="P7"><text:span text:style-name="T13">–</text:span> Да, я!!! <text:span text:style-name="T13">–</text:span> Дискорд подбоченился и с вызовом посмотрел на разъярённую аликорницу. <text:span text:style-name="T13">–</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7">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7">Дальнейший путь мы провели в молчании.</text:p>
      <text:p text:style-name="P23"/>
      <text:h text:style-name="Heading_20_2" text:outline-level="2"><text:span text:style-name="T13">3. </text:span>Кантерлот</text:h>
      <text:p text:style-name="P90">Музыка медленная, фэнтезийная, средневековая, изысканая, дворцовая (стиль Dire Straits “Coyote”)</text:p>
      <text:p text:style-name="P25">Глава IV. Пределы магии</text:p>
      <text:p text:style-name="P22"/>
      <text:p text:style-name="P25">Вашему покорному слуге известны четыре предела магии: </text:p>
      <text:list xml:id="list6947740964152013435" text:style-name="L4">
        <text:list-item>
          <text:p text:style-name="P16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4"><text:soft-page-break/>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text:span> Блядь, как меня заебала эта архаика! Когда-нибудь пошлю нахер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text:span></text:p><text:p text:style-name="P145"><text:s/>Сколько страниц сегодня нахреначили?</text:p><text:p text:style-name="P146">– <text:span text:style-name="T1">Восемь, учитель!</text:span></text:p><text:p text:style-name="P146">– Отлично. Надиктую ещё две и сбегаешь за кофе.</text:p></text:note-body></text:note></text:span></text:p>
        </text:list-item>
      </text:list>
      <text:p text:style-name="P9"/>
      <text:p text:style-name="P14">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8">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8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8">Я потянулся. Хватит на сегодня чтения. Настало время ежедневной прогулки по городу. Тем более, что у меня есть деньги.</text:p>
      <text:p text:style-name="P8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text:soft-page-break/>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8">Так что даже на ремонт одежды и покупку необходимых в повседневной жизни мелочей у меня финансов не было. До недавнего времени. </text:p>
      <text:p text:style-name="P8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0">–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8"><text:span text:style-name="T13">Ну, понятно, в элитном придворцовом квартале, который представляет из себя </text:span><text:span text:style-name="T1">верхний город</text:span><text:span text:style-name="T13">, цены кусаются. Надо топать вниз, на окраину. Но, блин, корявые пальцы внесли свою коррективу в шопинг-план!</text:span></text:p>
      <text:p text:style-name="P88"><text:span text:style-name="T13">Как раз на спуске в нижний </text:span><text:span text:style-name="T1">город, на мосту</text:span><text:span text:style-name="T13">, 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20">В погоне за ней я чуть не открыл лбом дубовые ворота — серебряшка прокатилась прямо под ними.</text:p>
      <text:p text:style-name="P14"><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4">Я приоткрыл створку.</text:p>
      <text:p text:style-name="P2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0">– Макс. – <text:s/>отрекомендовался я. – <text:s/>Человек.</text:p>
      <text:p text:style-name="P2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4">Рядом с ни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0">–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0">– К сожалению, не слышал. Я тут недавно.</text:p>
      <text:p text:style-name="P2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0">– Я вижу вас. – честно признался я.</text:p>
      <text:p text:style-name="P20">–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text:soft-page-break/>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0">– Вы говорили, что королевские кареты делали три мастерских…</text:p>
      <text:p text:style-name="P2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0">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0">Единорог с силой крутанул колесо. Оно беззвучно завертелось, превратившись в серый размытый диск.</text:p>
      <text:p text:style-name="P2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Норф пошёл к сараю,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он картинно вскинул копыто.</text:p>
      <text:p text:style-name="P20">– “Королева Лорен ”! Встречайте!</text:p>
      <text:p text:style-name="P2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0">–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0">Старик клюнул носом и встрепенулся. Потом он огляделся и заговорщицки подмигнул мне.</text:p>
      <text:p text:style-name="P20">– “Лорен” я сделал на базе <text:span text:style-name="T36">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 знать, КАК я их уничтожаю, хе-хе! Н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text:span></text:p>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Норф снял заднее колесо и покатил его под навес. Я закрыл охромевшую “Королеву Лорен” в гараже и последовал за ним.</text:p>
      <text:p text:style-name="P20"><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0">935 – 992 A.C.</text:span> ”. Под надписью было стилизованное изображение распростёршего крылья пегаса, тянущего колесницу.</text:p>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0">– Не забуду. – пообещал я.</text:p>
      <text:p text:style-name="P20"/>
      <text:h text:style-name="Heading_20_2" text:outline-level="2"><text:span text:style-name="T13">4. </text:span>Библиотека</text:h>
      <text:p text:style-name="P21">&lt;<text:span text:style-name="T62">Mike Oldfield – Tres Lunas ”To Be Free” (Radio Edit)</text:span>&gt;</text:p>
      <text:p text:style-name="P25">Глава VI. Основы</text:p>
      <text:p text:style-name="P25"/>
      <text:p text:style-name="P2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5">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text:span>Ну,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0"/>
      <text:p text:style-name="P45">На трактат упала тень.</text:p>
      <text:p text:style-name="P46">– Эй, нельзя ли не заслонять …</text:p>
      <text:p text:style-name="P46"><text:soft-page-break/>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3">За прошедшие дни я уже привык и к магии, и к разумным эквиноподобным и даже </text:span><text:span text:style-name="T1">ко сну вдоволь</text:span><text:span text:style-name="T13">.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79">Экзоскелет, лишившись хозяйки, переключил цвет лампочки с зелёного на оранжевый.</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3">–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5">—</text:span><text:span text:style-name="T6"> через пару дней на мне воду возить можно будет.</text:span></text:p>
      <text:p text:style-name="P47">– А по-моему, ты не…</text:p>
      <text:p text:style-name="P45"><text:span text:style-name="T14">– Так, я попрошу! – перебила меня венценосная кобыла. – Давай, ты не будешь лезть в мои дела, а я не буду</text:span><text:span text:style-name="T6">… эээ… ммм…</text:span></text:p>
      <text:p text:style-name="P47">– Не будешь что?</text:p>
      <text:p text:style-name="P57">Селестия нахмурилась и угрожающе подняла крылья.</text:p>
      <text:p text:style-name="P57"><text:span text:style-name="T13">– </text:span>Не забывай, человек, я — могущественный маг и правитель Эквестрии. Ко мне нужно относиться с должным уважением!</text:p>
      <text:p text:style-name="P57"><text:span text:style-name="T13">– </text:span>А то что? Превратишь в жабу? Сошлёшь на Луну? Убьёшь нахер?</text:p>
      <text:p text:style-name="P57">Аликорница сникла. Уши её опустились.</text:p>
      <text:p text:style-name="P57"><text:span text:style-name="T13">– </text:span>Макс, не надо... Ты же знаешь, я этого не сделаю.</text:p>
      <text:p text:style-name="P57"><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7">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7"><text:soft-page-break/><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57"><text:span text:style-name="T13">Аликорница уселась н</text:span>а пол <text:span text:style-name="T13">и прижала копыто к груди.</text:span></text:p>
      <text:p text:style-name="P47">– Да будет так! Сим заявляю, что отныне и впредь буду общаться с тобой на равных, человек Макс. Слово Селестии <text:span text:style-name="T1">Эквестрийской</text:span>!</text:p>
      <text:p text:style-name="P57">Закончив фразу, аликорница вскинула копыто вперёд и вверх. Я чуть не подавился нервным смешком, настолько это напоминало зигу<text:tab/>.</text:p>
      <text:p text:style-name="P57"><text:span text:style-name="T13">– Лады! Вот видишь, нам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57"><text:span text:style-name="T13">Л</text:span>ампа<text:span text:style-name="T13"> отбрасывал</text:span>а<text:span text:style-name="T13"> мягкие тени на стену библиотеки. Селестия, расположи</text:span>вшись<text:span text:style-name="T13"> у моего кресл</text:span>а,<text:span text:style-name="T13">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7"><text:span text:style-name="T13">– </text:span>Вот, читай отсюда. <text:span text:style-name="T13">– а</text:span>ликорница подчеркнула абзац копытом.</text:p>
      <text:p text:style-name="P57"/>
      <text:p text:style-name="P59">***</text:p>
      <text:p text:style-name="P59"/>
      <text:p text:style-name="P7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3">Но величайшая справедливость юниверсума заключается в том, что не существует безвыходных положений. Всегда есть надежда.</text:p>
      <text:p text:style-name="P7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7"/>
      <text:p text:style-name="P57">&lt;<text:span text:style-name="T25">Селестии не удастся привлечь Макса на сторону Эквестри даже с помощью 34 — это удастся Дэш</text:span>&gt;</text:p>
      <text:p text:style-name="P57">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text:soft-page-break/>–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text:soft-page-break/>обоих правителей Эквестрии — штука неприятная, но вполне преодолимая и не несущая фатальных последствий для мира.</text:p>
      <text:p text:style-name="P5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7">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7">Я протянул руку, вытер ей слёзы и погладил по шее.</text:p>
      <text:p text:style-name="P57">– Не плачь. Я не отказываюсь. Хотя, скорее всего, Стар Свирл что-то напутал в заклинании, потому что я человек, а не сверхаликорн.</text:p>
      <text:p text:style-name="P5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7">Селестия успокоилась и смущённо потёрлась носом мне о плечо.</text:p>
      <text:p text:style-name="P57">– <text:s/>И я не читала твои мысли. У тебя на лице и так всё написано — ты не умеешь скрывать эмоции.</text:p>
      <text:p text:style-name="P57">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text:span text:style-name="T1">Дискордовы</text:span>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7">Увидев Селестию, толпа замерла. Та в попытке спрятать меня, раскрыла крылья.</text:p>
      <text:p text:style-name="P57">В наступившей тишине аликорница прошептала мне убито:</text:p>
      <text:p text:style-name="P47">– <text:s/><text:span text:style-name="T1">Что-то мне не хочется оборачиваться.</text:span></text:p>
      <text:p text:style-name="P57">– <text:s/>А придётся. Кстати, крылья можешь опустить. Всё равно видна табуретка и мои ноги.</text:p>
      <text:p text:style-name="P57">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91" text:outline-level="2"><text:span text:style-name="T13">5. </text:span>Индиго</text:h>
      <text:p text:style-name="P47"/>
      <text:p text:style-name="P47">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7"><text:span text:style-name="T1">– </text:span>А-а-апчхииии! – раздалось прямо у меня под ногами.</text:p>
      <text:p text:style-name="P5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7">– Ты кто? – машинально спросил я.</text:p>
      <text:p text:style-name="P57">– Индиго. – ответили глаза.</text:p>
      <text:p text:style-name="P57">Ответ не прояснил ситуацию ни на йоту, так что я продолжил.</text:p>
      <text:p text:style-name="P57">– А чего ты под лавкой делаешь?</text:p>
      <text:p text:style-name="P57">– Прячусь.</text:p>
      <text:p text:style-name="P57">Поняв, что расспросами ничего не добьёшься, я предложил прямо:</text:p>
      <text:p text:style-name="P57">– Может, ты вылезешь? Меня можно не бояться. Я не страшный.</text:p>
      <text:p text:style-name="P57"><text:soft-page-break/>Под лавкой началась <text:s/>возня и сопение, потом наружу вылез жеребёнок-единорог насыщенного синего цвета.</text:p>
      <text:p text:style-name="P57">– А я тебя вовсе и не боюсь. Вот ещё! Я в прятки играла.</text:p>
      <text:p text:style-name="P5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7">– Ничо страшного! – малютка вытерла нос. – Меня всё равно искать некому.</text:p>
      <text:p text:style-name="P57">– Это как? Ты же с кем-то в прятки играешь? – продолжал допытываться я.</text:p>
      <text:p text:style-name="P57">– Сама с собой и играю. – хмуро ответила кобылка. – А тебе чего, дяденька?</text:p>
      <text:p text:style-name="P57">Я понял, что жеребёнок не настроен на беседу. Пожал плечами <text:s/>и повернулся было уходить.</text:p>
      <text:p text:style-name="P57">– Эээ, гм-м…</text:p>
      <text:p text:style-name="P57">Я повернулся обратно.</text:p>
      <text:p text:style-name="P57">– Что?</text:p>
      <text:p text:style-name="P57">Единорожка ковыряла копытом землю и шмыгала носом, не смотря на меня. Я терпеливо ждал.</text:p>
      <text:p text:style-name="P57">– Дяденька, а ты не мог бы спросить принцессу Селестию, куда девалась Шейла Блюскай? А то мне играть не с кем.</text:p>
      <text:p text:style-name="P57">– При случае спрошу. Если встречу.</text:p>
      <text:p text:style-name="P57">– Встретишь, канешн! Скажи ей, что у меня сегодня день рождения, и я здоровски обиделась, когда она на него не пришла!</text:p>
      <text:p text:style-name="P57"><text:s/>Такая уверенность кобылки меня заинтриговала. Я пригляделся к жеребёнку повнимательнее. Да нет, вроде, раньше её не встречал.</text:p>
      <text:p text:style-name="P57">– Позволь поинтересоваться, откуда у тебя такая уверенность, что я встречусь с Селестией? Я ей, знаешь ли, свиданий не назначаю.</text:p>
      <text:p text:style-name="P57">– Да ладно-о-о, брось заливать-то! – скептически протянуло юное создание. – Все знают, что вы встречаетесь. Вот и спроси её, пажалста, когда увидишь.</text:p>
      <text:p text:style-name="P57">– Кто это «все»?</text:p>
      <text:p text:style-name="P57">– Ну, прислуга, стража, мой па…</text:p>
      <text:p text:style-name="P57">Ох! Во что же это такое я вляпался, а? За кого они меня, чёрт побери, принимают?</text:p>
      <text:p text:style-name="P57">Я присел на лавочку и наклонился пониже, чтобы наши головы были на одном уровне.</text:p>
      <text:p text:style-name="P57">– А твоего «па» не смущает, что я и Селестия м-м-м… немного разных видов? Точнее, совсем разных?</text:p>
      <text:p text:style-name="P57">– И чо? – без малейшего замешательства спросила кроха.</text:p>
      <text:p text:style-name="P5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7">– <text:s/>Кха-кхе-гррхмм... Э-э-э... м-м-м... ну-у-у...</text:p>
      <text:p text:style-name="P57">У меня в голове произошло короткое замыкание. Слова пропали. Уши начали гореть.</text:p>
      <text:p text:style-name="P57">– <text:s/>Как, ты говоришь, тебя зовут? – в конце-концов выдавил осипшим голосом я, стараясь перевести тему. – Про чей день рождения я должен рассказать?</text:p>
      <text:p text:style-name="P57"><text:soft-page-break/>–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7">У меня в памяти зажглась лампочка.</text:p>
      <text:p text:style-name="P57">– Постой-постой, не части. Твой отец, случайно, не Хорст Мэдтроттер?</text:p>
      <text:p text:style-name="P57">– Агась. А ты откудова знаешь?</text:p>
      <text:p text:style-name="P57">– Да так, один пони сказал. – я полез за пазуху и достал красную коробочку. – Вот тебе подарок.</text:p>
      <text:p text:style-name="P5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7">– Вообще-то, это не мой подарок. Его просил передать один старик, Норф Каррус из каретной мастерской.</text:p>
      <text:p text:style-name="P57">– Аааа, знаю его! Мы с Шейлой ходили к нему играть, пока она не пропала. У Норфа здоровски интересно!</text:p>
      <text:p text:style-name="P57">Индиго открыла коробочку. Внутри на подстилке из тырсы лежала крохотная модель кареты в мельчайших подробностях.</text:p>
      <text:p text:style-name="P57">– Ух ты! – благоговейно прошептала Индиго. – Королева Лорен! Я даже управляла ею немножко.</text:p>
      <text:p text:style-name="P57">– Как ею можно управлять, если она не запряжена? Уж не Норф ли таскал её? – усомнился я.</text:p>
      <text:p text:style-name="P5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7">Я остался сидеть в полнейшем замешательстве. </text:p>
      <text:p text:style-name="P57"/>
      <text:p text:style-name="P59">***</text:p>
      <text:p text:style-name="P57">&lt;<text:span text:style-name="T62">Depeche Mode - Painkiller</text:span>&gt;</text:p>
      <text:p text:style-name="P7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7"/>
      <text:p text:style-name="P57">В дверях библиотеки появился знакомый силуэт.</text:p>
      <text:p text:style-name="P57">– Привет, твоё высочество! Тебя уже выпустили, или опять от докторов смылась?</text:p>
      <text:p text:style-name="P57">Аликорница прошла в комнату и устало уселась рядом со мной.</text:p>
      <text:p text:style-name="P5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7">Я с подозрением посмотрел на Селестию. Где-то я уже видел эту улыбочку на хитрой роже.</text:p>
      <text:p text:style-name="P57"><text:soft-page-break/>–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7">– Вот ещё! – возмущению Селестии не было предела. Аликорница встала и демонстративно повернулась ко мне задом.</text:p>
      <text:p text:style-name="P5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7">Я подёргал замок на накрупнике. Таки не врёт.</text:p>
      <text:p text:style-name="P57">– Убедился? Вообще-то, такое недоверие меня оскорбляет. Ни один пони так бы себя не вёл со мной. – Селестия улеглась возле кресла и надулась.</text:p>
      <text:p text:style-name="P57">– Разумеется, твои подданные вели бы себя с большим пиететом. Но я же не твой подданный, твоё высочество!</text:p>
      <text:p text:style-name="P57">Аликорница вскинула копыто к виску.</text:p>
      <text:p text:style-name="P5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7">– Окей, как хочешь. Никаких больше высочеств.</text:p>
      <text:p text:style-name="P5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7">Селестия сморщила нос в улыбке и спросила, прикрывшись крылом:</text:p>
      <text:p text:style-name="P57">– К слову, а что говорят мои подданные про нас? Что означает «чёрте-что»?</text:p>
      <text:p text:style-name="P57">Я вспомнил разговор с Индиго и почувствовал, как снова начинают гореть уши.</text:p>
      <text:p text:style-name="P57">– Чёрте-что — это значит «ерунда». Большая ерунда.</text:p>
      <text:p text:style-name="P57">– Оу, как интересно! – Селестия приблизила ко мне морду и повернула уши. – Расскажи-ка поподробнее. Я вся во внимании.</text:p>
      <text:p text:style-name="P5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7">Аликорница, широко раскрыв глаза, медленно тянула ко мне морду. Наконец, когда наши носы почти соприкоснулись, она не выдержала.</text:p>
      <text:p text:style-name="P57">– А-ха-ха-ха-ха-ха-ха!!! О-у-у-у-у-у-ха-ха-ха! И-и-и-и-ха-ха-ха! – Селестия перевернулась на спину и дёргала от смеха копытами.</text:p>
      <text:p text:style-name="P57">– <text:s/>Очень смешно! Ей говорят, что она подозревается в сексуальных извращениях, а она регочет! Мне-то пофиг, а тебе ещё править придётся!</text:p>
      <text:p text:style-name="P57">– <text:s/>И-и-изви-ни, Макс, не-мо-гу-у-у-у… Ох! Давненько я так не смеялась! Лет двести — так точно!</text:p>
      <text:p text:style-name="P57">Я потянул её за копыто и перевернул обратно на живот.</text:p>
      <text:p text:style-name="P57">– Что смешного-то?</text:p>
      <text:p text:style-name="P57">Аликорница вытерла крылом выступившие слёзы и объяснила:</text:p>
      <text:p text:style-name="P5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7">– Ты не видишь ничего странного в межвидовых спариваниях? – охренел я. – Куда я, блин, попал???</text:p>
      <text:p text:style-name="P57"><text:soft-page-break/>Селестия развернула моё кресло к себе и задумчиво посмотрела мне в глаза.</text:p>
      <text:p text:style-name="P57">– Очевидно, мне стоит рассказать тебе, Макс, откуда произошли пегасы и единороги.</text:p>
      <text:p text:style-name="P5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7">– А как выглядят сами истинные единороги? – спросил я.</text:p>
      <text:p text:style-name="P5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7">– Ха! – ответил я. – В моём мире они также известны. Правда, как несуществующий, сказочный вид.</text:p>
      <text:p text:style-name="P5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7">– Хм. А что было дальше?</text:p>
      <text:p text:style-name="P5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7">Селестия встала и принялась по очереди поднимать ноги, разминая суставы. Потом направилась к выходу. У двери аликорница обернулась ко мне.</text:p>
      <text:p text:style-name="P57">– Сто лет не гуляла по парку. Составишь мне компанию?</text:p>
      <text:p text:style-name="P57">Я поднялся с кресла, гадая, шутила Селестия про сто лет, или нет?</text:p>
      <text:p text:style-name="P57">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7"><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7">Селестия грустно засмеялась своим мыслям.</text:p>
      <text:p text:style-name="P5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lt;<text:span text:style-name="T26">Селестия достаёт из потайной щели свиток с мыслями Селестии</text:span><text:span text:style-name="T25">`<text:tab/>`</text:span>&gt;</text:p>
      <text:p text:style-name="P57">– А о чём ты грустила?</text:p>
      <text:p text:style-name="P5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7">– Но ты не выглядишь сумасшедшей.</text:p>
      <text:p text:style-name="P5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7">– Постой, а как же Луна? Мне показалось, она питала тёплые чувства к Кимеринну?</text:p>
      <text:p text:style-name="P57">Селестия задумалась, автоматически ковыряя копытом ямку под валуном.</text:p>
      <text:p text:style-name="P5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7">– А Дискорд? Он, вроде, не моложе вас. Тем-не-менее, он определённо «подъезжал» к Луне тогда, в развалинах.</text:p>
      <text:p text:style-name="P5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7"/>
      <text:p text:style-name="P73">День 137344</text:p>
      <text:p text:style-name="P73"><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73">…</text:p>
      <text:p text:style-name="P73">День 287651</text:p>
      <text:p text:style-name="P7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73">…</text:p>
      <text:p text:style-name="P73">День 364886</text:p>
      <text:p text:style-name="P73">О небо, как я мечтаю, чтобы это поскорее закончилось! Сестра, приди скорей!</text:p>
      <text:p text:style-name="P57"/>
      <text:p text:style-name="P57">Селестия со вздохом захлопнула книгу.</text:p>
      <text:p text:style-name="P57">–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7">Селестия мелодично рассмеялась.</text:p>
      <text:p text:style-name="P5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7">Селестия вскочила с места.</text:p>
      <text:p text:style-name="P57">– АЙ-Я-Я-Я-Я-Й!</text:p>
      <text:p text:style-name="P5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7">– Раньше тут не было муравейника!!! – Селестия с мольбой взглянула на меня. – Мааакс!! Помоги! ОНИ КУСАЮТСЯ! Я <text:s/>сейчас свихнусь почище Дискорда!</text:p>
      <text:p text:style-name="P57">Аликорница подпрыгнула и, взбрыкнув, начала кружиться в обратную сторону.</text:p>
      <text:p text:style-name="P57">– Вот нечего землю ковырять там, где не надо! Стой!!! – я схватил её за хвост, останавливая. Затем осторожно завёл руку под накрупник.</text:p>
      <text:p text:style-name="P57"/>
      <text:p text:style-name="P57">…</text:p>
      <text:p text:style-name="P57"/>
      <text:p text:style-name="P5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7">– Да ладно! Мне это ничего не стоило.</text:p>
      <text:p text:style-name="P5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7">– Эммм... Селестия?</text:p>
      <text:p text:style-name="P57">– Дааа? – ответила аликорница, не повернув головы. В её тоне слышались смешливые нотки.</text:p>
      <text:p text:style-name="P57">Я вытащил руку из-под накрупника.</text:p>
      <text:p text:style-name="P57">– Всё в порядке?</text:p>
      <text:p text:style-name="P57">Селестия повернула голову, и я ясно увидел широкую улыбку и фирменный ехидный прищур из-под чёлки.</text:p>
      <text:p text:style-name="P57">– А почему ты спрашиваешь? Ты разобрался с муравьями?</text:p>
      <text:p text:style-name="P57">– Вроде да. Хотя, по-моему, дело уже не в муравьях.</text:p>
      <text:p text:style-name="P57">– По-моему, тоже. – рассмеялась аликорница. – Продолжай...</text:p>
      <text:p text:style-name="P57"/>
      <text:h text:style-name="P190" text:outline-level="2">6. Стыд</text:h>
      <text:p text:style-name="P57"/>
      <text:p text:style-name="P73">~~~ Завтра на семь в библиотеке ~~~</text:p>
      <text:p text:style-name="P73"/>
      <text:p text:style-name="P5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7">Норф носился по мастерской, окрылённый новообретённым учеником.</text:p>
      <text:p text:style-name="P5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7">Я посмотрел на часы. До семи оставалось двадцать минут — как раз, чтоб успеть дойти до библиотеки. Я намеренно уронил на пол тяжёлый рашпиль.</text:p>
      <text:p text:style-name="P57">– На сегодня довольно. Я ж вижу, ты торопишься. – заметил Норф, просыпаясь.</text:p>
      <text:p text:style-name="P5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7">Я закрыл пенал и сунул его во внутренний карман куртки.</text:p>
      <text:p text:style-name="P57">– Завтра будешь? – спросил Норф. – Надо бы закончить заказ из <text:s/>Троттингема.</text:p>
      <text:p text:style-name="P57">– В это же время. – подтвердил я.</text:p>
      <text:p text:style-name="P57"/>
      <text:p text:style-name="P59">***</text:p>
      <text:p text:style-name="P57"/>
      <text:p text:style-name="P5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7">– Здрасьте!</text:p>
      <text:p text:style-name="P57">Аликорница не ответила, всматриваясь в глобус.</text:p>
      <text:p text:style-name="P57">– Привет, говорю! – я подошёл вплотную и легонько сжал ей холку.</text:p>
      <text:p text:style-name="P57">– А, это ты, Макс? Привет. – аликорница, наконец, оторвалась от разноцветной сферы. – Как осваиваешься?</text:p>
      <text:p text:style-name="P57">– Нормально осваиваюсь. Работу себе нашёл. К <text:s/>Норфолку Каррусу в ученики записался.</text:p>
      <text:p text:style-name="P5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7">– Да, уже пять дней. Так здорово снова чувствовать свои мышцы! Корсет был ужасен.</text:p>
      <text:p text:style-name="P57">Аликорница прошлась передо мной с раскрытыми крыльями, демонстрируя восстановленную работоспособность.</text:p>
      <text:p text:style-name="P57">– Ну что же, и я рад за тебя. – я отвернулся, присел на край стола и стал изучать потолок. – Зачем вызывала?</text:p>
      <text:p text:style-name="P5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7">– Ты сердишься?</text:p>
      <text:p text:style-name="P57">Её ресницы щекотали мне щёку. Я отодвинул её морду от лица и сказал скучающим тоном:</text:p>
      <text:p text:style-name="P57">– Та не, с чего бы? За что мне на тебя сердиться?</text:p>
      <text:p text:style-name="P57">– Но ты ведёшь себя как чужой. Как будто мы незнакомы! Ещё чуть-чуть, и станешь называть меня на «Вы» и «Ваше Высочество».</text:p>
      <text:p text:style-name="P57">Меня прорвало.</text:p>
      <text:p text:style-name="P5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7">Я вытащил из заднего кармана брюк смятую записку с королевскими вензелями и бросил её под ноги Селестии.</text:p>
      <text:p text:style-name="P5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7">Наконец Селестия развернулась и глубоко выдохнула.</text:p>
      <text:p text:style-name="P5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7">Я подошёл к аликорнице и прикоснулся к её шее.</text:p>
      <text:p text:style-name="P57">– Всё в порядке. Я тебя понимаю — и ценю твоё признание. Сам бы ещё и не так себя повёл на твоём месте.</text:p>
      <text:p text:style-name="P57">– Да? А как бы ты себя повёл? – заинтересовалась Селестия.</text:p>
      <text:p text:style-name="P57">Я вспомнил свои неудачные попытки завязать личную жизнь с девушками. Конечно, те были далеки от совершенства. Но так ли безгрешен был я сам?</text:p>
      <text:p text:style-name="P57">– Я бы не извинился. Огрызался бы и считал себя правым до последнего. Ещё и послал бы подальше.</text:p>
      <text:p text:style-name="P57">Аликорница насмешливо покачала головой.</text:p>
      <text:p text:style-name="P5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7">Я снова присел на столик, теперь уже лицом к аликорнице.</text:p>
      <text:p text:style-name="P57">– Так что случилось? Куда ты пропадала? Рассказывай.</text:p>
      <text:p text:style-name="P5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7">– Что ты видишь? – спросила она напряжённо.</text:p>
      <text:p text:style-name="P5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7">– Ты не ошиблась? Нет тут никакого города.</text:p>
      <text:p text:style-name="P57">– Сейчас нет. Раньше был. – еле слышно прошептала аликорница.</text:p>
      <text:p text:style-name="P57">– Чего ты так волнуешься? Может, на более подробной карте есть? Я бы на точность глобуса не слишком полагался.</text:p>
      <text:p text:style-name="P5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7">– Так, может, его и не было? – заметил я цинично.</text:p>
      <text:p text:style-name="P5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7">– Ты прав. Теперь уже не было. Было когда-то такое страшное заклинание — <text:span text:style-name="T77">Стирание</text:span> из бытия. Точнее, его нет и не было после того, как я замкнула его на его создателя, Иггуса. Суть заклинания <text:span text:style-name="T7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7">ни в настоящем, ни в прошлом, ни в будущем</text:span>.</text:p>
      <text:p text:style-name="P57">– А как ты сама помнишь о том заклинании, если оно стёрто из бытия? – резонно подметил я.</text:p>
      <text:p text:style-name="P57">– У меня <text:span text:style-name="T77">стоит</text:span> защита памяти. Я поставила её, когда сражалась с Иггусом… Правда, защита еле действует, так как прошло очень много времени.</text:p>
      <text:p text:style-name="P5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7">Аликорница потёрла висок и растерянно посмотрела на меня.</text:p>
      <text:p text:style-name="P5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7">Я обнял аликорницу, успокаивая.</text:p>
      <text:p text:style-name="P57">– Не волнуйся, принцесса. Ты делаешь всё, что от тебя зависит. Не твоя вина, если это происходит.</text:p>
      <text:p text:style-name="P57">Селестия рассеянно мотнула головой, не соглашаясь со мной.</text:p>
      <text:p text:style-name="P5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text:soft-page-break/>том, что выше твоего понимания. Просто делай всё, что от тебя зависит, и не беспокойся о том, что будет.</text:p>
      <text:p text:style-name="P57">Она проследовала к выходу, кивком головы приглашая меня следовать за ней.</text:p>
      <text:p text:style-name="P5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7">– Да так, ни о чём. – покраснел я, вернувшись на дорожку.</text:p>
      <text:p text:style-name="P57">Селестия всмотрелась в меня внимательно и всё поняла.</text:p>
      <text:p text:style-name="P57">– <text:s/>Нам не туда. Не сейчас. Я хочу показать тебе Эквестрию. – тихо сказала она.</text:p>
      <text:p text:style-name="P57">&lt;<text:span text:style-name="T64">Pet Shop Boys — A Man Could Get Arrested</text:span>&gt;</text:p>
      <text:p text:style-name="P5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7">Она ещё сочувствует! Я старался не смотреть в её сторону, отводя глаза. Так мы дошли до городской стены.</text:p>
      <text:p text:style-name="P5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7">Взобравшись на галерею по винтовой лестнице крохотной сторожевой башенки, мы остановились у зубца.</text:p>
      <text:p text:style-name="P5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7">– Что ты чувствуешь? – спросила аликорница.</text:p>
      <text:p text:style-name="P57">– У меня нет слов. Ничего прекраснее я в жизни не видел! – только и смог выговорить я.</text:p>
      <text:p text:style-name="P57">Селестия склонила голову, соглашаясь.</text:p>
      <text:p text:style-name="P5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text:soft-page-break/>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7">– Прошлогодний выпуск. – заметила Селестия. – Отличная работа, хотя жеребячливости хватает. Что неудивительно, учитывая их возраст.</text:p>
      <text:p text:style-name="P5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7">– Проблемы? Что за проблемы? Извини, я таки прослушал.</text:p>
      <text:p text:style-name="P5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7">– Когда твоя жизнь длится тысячи лет, начинаешь тонко чувствовать гармонию мира. – начала она.</text:p>
      <text:p text:style-name="P57"/>
      <text:h text:style-name="Heading_20_2" text:outline-level="2"><text:span text:style-name="T1">7</text:span>. Нелетающие пегасы</text:h>
      <text:p text:style-name="P61">&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3">–</text:span> Постой, постой,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3">–</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3">–</text:span> Эммм… Они… м-м-м… не больны… в некотором смысле… <text:span text:style-name="T13">–</text:span> гонец изо всех сил ковырял копытом <text:s/>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3">—</text:span> в возможности летать. И добровольно отказаться от полётов для него <text:span text:style-name="T1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5">***</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8">— о</text:span>н искренне в это верили.</text:p>
      <text:p text:style-name="P1"><text:span text:style-name="T1">–</text:span> Кто рассказал вам это? Эту… глупость?</text:p>
      <text:p text:style-name="P7">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7"><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7">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7">Луна прибыла через пятнадцать минут.</text:p>
      <text:p text:style-name="P7">–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7">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7">– Извини, Луна, дело срочное.</text:p>
      <text:p text:style-name="P7">– Надеюсь, оно стоит моих прерванных грёз об Ночной Эквестрии!</text:p>
      <text:p text:style-name="P7">– Об Ночной Эквестрии?? Брось, сестра, я знаю, о чём ты грезишь! Уж точно среди моих стражников нет никого с таким именем.</text:p>
      <text:p text:style-name="P7">– Да как ты смеешь?!!</text:p>
      <text:p text:style-name="P7">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7">– Это… твои??? И ты скрывала от нас всё это время??? Но кто??? Кто их отец?!! КТО ЭТОТ… !!!</text:p>
      <text:p text:style-name="P7">От волнения Луна перешла на грандэквестрийский. Мне пришлось заткнуть ей рот, чтобы не разбудить жеребят.</text:p>
      <text:p text:style-name="P7">– Тсссс! Неужели ты думаешь, что по плодовитости я могу дать фору Кризалис? Нет, это не мои жеребята. Успокойся и взгляни на их сны.</text:p>
      <text:p text:style-name="P7">Луна умолкла и сосредоточилась. Постепенно на её морде гнев сменился недоверием, а потом и ужасом.</text:p>
      <text:p text:style-name="P7">– Сто рогов мне в круп! ЧТО ЭТО ЗА…</text:p>
      <text:p text:style-name="P7">Теперь Луна вспомнила армейские ругательства. Мне снова пришлось заткнуть ей рот. </text:p>
      <text:p text:style-name="P7">– Из-за этого кошмара они отказались сдавать лётный экзамен и рискуют стать отвержеными. Ну, ты же знаешь пегасов...</text:p>
      <text:p text:style-name="P7">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7">–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7">Я никогда не умела так пропускать сквозь себя сырую магию, как моя младшая сестрёнка <text:span text:style-name="T13">— и втайне немного завидовала этому</text:span>. Если бы сестра со своими способностями к магии умела обуздывать свои эмоции <text:span text:style-name="T13">— </text:span>мне не пришлось бы терзаться раздумьями и готовить себе преемника.</text:p>
      <text:p text:style-name="P7"><text:soft-page-break/>Наконец Луна опустилась на пол, выходя из транса. Магическая аура исчезла и она обессиленно бухнулась на колени.</text:p>
      <text:p text:style-name="P7">– Проклятье! К такому я не была готова!</text:p>
      <text:p text:style-name="P7">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сестра?</text:p>
      <text:p text:style-name="P7">Я не верила своим глазам. Страхи прошлого вернулись ко мне с новой силой.</text:p>
      <text:p text:style-name="P7">– Сел, эта гадость пришла не из нашего мира. В их снах я видела...</text:p>
      <text:p text:style-name="P7">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7">Ну что же, основное искусство правления <text:span text:style-name="T13">— умение делегировать полномочия. Вечером того же дня я села за письменный стол.</text:span></text:p>
      <text:p text:style-name="P47">“<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7"/>
      <text:p text:style-name="P59">***</text:p>
      <text:p text:style-name="P57"/>
      <text:p text:style-name="P57">– Так ты поручила Твайлайт Спаркл расследование необычных снов жеребят?</text:p>
      <text:p text:style-name="P57">– Да, их и других подобных, начавшихся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3"> Они засыпают, а на утро находят лишь примятую простыню в постели.</text:span></text:p>
      <text:p text:style-name="P57">– А что стало с жеребятами? – спросил я. – Они перестали бояться экзаменов?</text:p>
      <text:p text:style-name="P5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7"><text:soft-page-break/>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7">Описав круг, Селестия перелетела через стену и приземлилась в парке. Я скатился на траву, пытаясь вдохнуть.</text:p>
      <text:p text:style-name="P57">– Что... Это... Было?</text:p>
      <text:p text:style-name="P57">Селестия осторожно, но настойчиво повалила меня на траву и принялась ощупывать рёбра.</text:p>
      <text:p text:style-name="P57">– Так больно? А так?</text:p>
      <text:p text:style-name="P5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7">– Не могу поверить. В Кантерлоте никогда не было землетрясений. Это неестественно. – пробормотала аликорница растерянно. – Слишком быстро.</text:p>
      <text:p text:style-name="P57">– Что <text:span text:style-name="T13">— </text:span>быстро? – не выдержал я.</text:p>
      <text:p text:style-name="P5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7">– Нет проблем, Селестия. Я всё понимаю.</text:p>
      <text:p text:style-name="P57">Аликорница приготовилась было взлетать, но в последний момент, приняв какое-то решение, остановилась.</text:p>
      <text:p text:style-name="P57">– Макс?</text:p>
      <text:p text:style-name="P57">– Да?</text:p>
      <text:p text:style-name="P57">– Мы уже достаточно неплохо знаем друг друга. Могу сказать, что ты меня знаешь лучше, чем кто-либо ещё во дворце, за исключением Луны.</text:p>
      <text:p text:style-name="P57">– Да?</text:p>
      <text:p text:style-name="P57">– Да. Зови меня Селли. Если хочешь.</text:p>
      <text:p text:style-name="P57">– Хорошо. До встречи, Селли.</text:p>
      <text:p text:style-name="P57">– До встречи, Макс.</text:p>
      <text:p text:style-name="P57"/>
      <text:h text:style-name="Heading_20_2" text:outline-level="2"><text:soft-page-break/><text:span text:style-name="T1">8</text:span>. (40*<text:span text:style-name="T13">ctg(Pi/4)-6)/(ln(e)-sin(0))</text:span></text:h>
      <text:p text:style-name="P93">Mark Knopfler — Hill Farmers Blues — или на следующую главу (прощание)</text:p>
      <text:p text:style-name="P57"/>
      <text:p text:style-name="P7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3">— оставить тебе напутствие.</text:span></text:p>
      <text:p text:style-name="P73"><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3"><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3">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Но в этом его слабость <text:span text:style-name="T13">— </text:span>он может меняться и в плохую сторону. От тебя зависит, в какую.</text:p>
      <text:p text:style-name="P73">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3">Удачи!</text:p>
      <text:p text:style-name="P73"/>
      <text:p text:style-name="P47">…</text:p>
      <text:p text:style-name="P47"/>
      <text:p text:style-name="P57">Тоже мне, философ выискался, Диоген копытный! Вот не люблю, когда всякие "гуру" с глубокомысленным видом порют чушь. Эквестрия <text:span text:style-name="T15">—</text:span> сказочная страна, пони <text:span text:style-name="T15">— </text:span><text:span text:style-name="T13">прекрасные создания, порядки тут з</text:span>амечательные<text:span text:style-name="T13">! Чисто, культурно, вежливо. Дворецкий </text:span><text:span text:style-name="T15">—</text:span><text:span text:style-name="T13"> скопидом, конечно, но то работа у него такая. </text:span>Блин, м<text:span text:style-name="T13">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Макс.</text:p>
      <text:p text:style-name="P1">Я захлопнул трактат<text:span text:style-name="T13">.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3">–</text:span> Уже иду. Где я могу её найти?</text:p>
      <text:p text:style-name="P1"><text:span text:style-name="T13">–</text:span> Я проведу вас, человек Макс. <text:span text:style-name="T13">–</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6"> </text:span><text:span text:style-name="T48">— вся архитектура явно </text:span><text:span text:style-name="T38">была </text:span><text:span text:style-name="T48">заточена под крылатых. Таких, для которых приземлиться на балкон в тронном зале или уйти через портик на крыше</text:span><text:span text:style-name="T66"> </text:span><text:span text:style-name="T48">— обычное дело. </text:span><text:span text:style-name="T66">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6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8">— книжный шкаф и напольная подставка для чтения с </text:span><text:span text:style-name="T38">упором в виде </text:span><text:span text:style-name="T48">голов</text:span><text:span text:style-name="T38">ы</text:span><text:span text:style-name="T4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8"> </text:span><text:span text:style-name="T38">Его центр занимал высокий </text:span><text:span text:style-name="T48">кругл</text:span><text:span text:style-name="T38">ый</text:span><text:span text:style-name="T48"> </text:span><text:span text:style-name="T38">футон</text:span><text:span text:style-name="T48"> </text:span><text:span text:style-name="T38">с</text:span><text:span text:style-name="T48"> велик</text:span><text:span text:style-name="T38">им</text:span><text:span text:style-name="T48"> множество</text:span><text:span text:style-name="T38">м</text:span><text:span text:style-name="T48"> подушек. Среди них я с удивлением заметил плюшевую единорожку </text:span><text:span text:style-name="T38">фиолетового</text:span><text:span text:style-name="T48">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7">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7">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7">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7">Аликорница смутилась.</text:p>
      <text:p text:style-name="P5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7">Аликорница искоса зыркнула на меня, недовольно сморщив нос.</text:p>
      <text:p text:style-name="P47"><text:span text:style-name="T1">–</text:span> Мы же договорились! <text:span text:style-name="T1">Селли</text:span>!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oft-page-break/><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text:span text:style-name="T1">Селестия</text:span>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8">Мне печалиться не стоит</text:p><text:p text:style-name="P148">Жизнь прекрасна и ярк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text:p><text:p text:style-name="P148">Но друзей моих немного,</text:p><text:p text:style-name="P148">Гложет душу холо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text:span text:style-name="T1">Селестии</text:span> скрылся за дверью.</text:p>
      <text:p text:style-name="P4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7">– Примерно такие. – расхохоталась Селестия. <text:span text:style-name="T13">–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text:soft-page-break/>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text:span text:style-name="T1">Селестии</text:span>.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7">Копыто легло мне на плечо и мягко повалило на постель. Селес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7">Тия фыркнула.</text:p>
      <text:p text:style-name="P5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57">Её ресницы щекотали мне щеку. Я повернулся к ней и буквально растворился в ласковом взгляде огромных фиалковых глаз.</text:p>
      <text:p text:style-name="P57">–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7">Тия подняла голову.</text:p>
      <text:p text:style-name="P5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7">Как во сне я разделся и зашёл к ней сзади. "Это неправильно!» – пискнули во мне остатки ханжества и замолкли, раздавленные желанием.</text:p>
      <text:p text:style-name="P5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text:soft-page-break/>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7">Через некоторое время Тия осторожно высвободилась из-под меня и встала с постели. </text:p>
      <text:p text:style-name="P57">– Лежи спокойно, я сейчас. – муркнула она, поцеловав меня в ухо.</text:p>
      <text:p text:style-name="P5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7">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3">–</text:span> Иногда хочется забыться, <text:span text:style-name="T13">–</text:span> перехватила мой взгляд аликорница, <text:span text:style-name="T13">–</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3">–</text:span> А водку у вас принято пить?</text:p>
      <text:p text:style-name="P45"><text:span text:style-name="T13">–</text:span> Некоторые употребляют. Но правительница Эквестрии, пьющая <text:span text:style-name="T1">яблочную </text:span>водку <text:span text:style-name="T1">—</text:span> это уже черезчур. <text:span text:style-name="T13">–</text:span> засмеялась Селестия.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7">Достав из шкафчика пузатую заплесневевшую бутылку, Тия что-то прикинула и наполнила её содержимым два бокала на полуметровых ножках.</text:p>
      <text:p text:style-name="P5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7">Тия покачала головой и прошла с бокалами в ванную, кивком пригласив меня следовать за ней.</text:p>
      <text:p text:style-name="P5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57"><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7">Наконец, я со вздохом отпрянул.</text:p>
      <text:p text:style-name="P57"><text:soft-page-break/><text:span text:style-name="T13">– Я несказанно рада, что, наконец-то, могу назвать тебя своим другом. </text:span>– мурлыкнула Тия. – <text:span text:style-name="T13">За дружбу! </text:span>– подняла бокал она.</text:p>
      <text:p text:style-name="P5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7"><text:span text:style-name="T13">– Это ты называешь “дружбой”? – с </text:span>улыбкой хмыкнул<text:span text:style-name="T13"> я. – </text:span>Мне нравится твоё чувство юмора.</text:p>
      <text:p text:style-name="P57">Аликорница нахмурилась.</text:p>
      <text:p text:style-name="P57"><text:span text:style-name="T13">– </text:span>Тебе не нравится моя дружба? Ты не принимаешь её? Ты чем-то недоволен?</text:p>
      <text:p text:style-name="P57">Я расхохотался, чуть не поперхнувшись водой, плескавшейся у подбородка.</text:p>
      <text:p text:style-name="P57"><text:span text:style-name="T13">– </text:span>Нет, что ты, Тия, не мели ерунды! Я всем доволен, я просто в восторге. Мне вообще кажется, что я попал в рай,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3">— не друг, я — нечто большее. Я тебя </text:span>лю...</text:p>
      <text:p text:style-name="P57">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7"><text:soft-page-break/>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7"/>
      <text:h text:style-name="Heading_20_2" text:outline-level="2">9. <text:span text:style-name="T1">Прощание</text:span></text:h>
      <text:p text:style-name="P57"/>
      <text:p text:style-name="P47">– <text:span text:style-name="T1">Норф!.. Эй, Норф! Ты где?..</text:span></text:p>
      <text:p text:style-name="P5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9">***</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7">От нечего делать, стал прислушиваться к полушёпоту, витавшему под сводами зала.</text:p>
      <text:p text:style-name="P7">…</text:p>
      <text:p text:style-name="P1"><text:span text:style-name="T48">– </text:span><text:span text:style-name="T38">Говорят, в Додж-сити почти не осталось жителей. В местном депо перестали обслуживать паровозы из-за отсутствия рабочих. Старик </text:span><text:span text:style-name="T48">–</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7"><text:span text:style-name="T48">– </text:span><text:span text:style-name="T53">А из Пинто Крика уже месяц нет новостей...</text:span></text:p>
      <text:p text:style-name="P7"><text:span text:style-name="T48">– </text:span><text:span text:style-name="T5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7">…</text:p>
      <text:p text:style-name="P17"><text:span text:style-name="T53">– </text:span>“<text:span text:style-name="T1">Что я могу сделать, чтобы вернуть всё назад?</text:span>”</text:p>
      <text:p text:style-name="P17"><text:span text:style-name="T53">– </text:span><text:span text:style-name="T38">Так и сказала?</text:span></text:p>
      <text:p text:style-name="P1"><text:span text:style-name="T48">– </text:span><text:span text:style-name="T38">Да, </text:span><text:span text:style-name="T40">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53">– </text:span><text:span text:style-name="T38">Что бы это значило, Флер?</text:span></text:p>
      <text:p text:style-name="P17"><text:span text:style-name="T53">–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7">…</text:p>
      <text:p text:style-name="P7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9"><text:soft-page-break/>– Куда проваливаться?</text:p>
      <text:p text:style-name="P79">– Они не знают. В тех провалах не видно дна...</text:p>
      <text:p text:style-name="P79">…</text:p>
      <text:p text:style-name="P7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9">– Леди и джентльпони! Приём окончен! Её Высочество Принцесса Селестия будет рада видеть <text:s/>вас в следующую среду!</text:p>
      <text:p text:style-name="P7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3">–</text:span> Ты? <text:span text:style-name="T13">–</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6">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3">–</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7">—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3">–</text:span> А почему вы не поселитесь в более пригодном для земледелия месте?</text:p>
      <text:p text:style-name="P4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text:soft-page-break/>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text:soft-page-break/>–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7">Она повернулась и вышла из зала, почти подметая хвостом пол.</text:p>
      <text:p text:style-name="P47"/>
      <text:p text:style-name="P1"><text:span text:style-name="T49">&lt;</text:span><text:span text:style-name="T68">Mark Knopfler - </text:span><text:span text:style-name="T67">Hill Farmer's Blues</text:span><text:span text:style-name="T49">&gt;</text:span></text:p>
      <text:p text:style-name="P49">***</text:p>
      <text:p text:style-name="P47"/>
      <text:p text:style-name="P5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4">–<text:span text:style-name="T1"> Но магия есть и сейчас, мам!</text:span></text:p>
      <text:p text:style-name="P5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3">Так возникли пони и многие другие.</text:p>
      <text:p text:style-name="P5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4">–<text:span text:style-name="T1"> Весь мир как Вечнодикий лес?</text:span></text:p>
      <text:p text:style-name="P7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3">– Ма-а-ам, а со мной связан элементаль?</text:p>
      <text:p text:style-name="P73">– Конечно, Эйприл. В каждом из нас есть её бессмертная искорка.</text:p>
      <text:p text:style-name="P1"><text:span text:style-name="T4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5">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4"><text:span text:style-name="T1">– Конечно, мам! «День горящего очага» </text:span>— <text:span text:style-name="T1">верно?</text:span></text:p>
      <text:p text:style-name="P73"><text:soft-page-break/>–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3">Так возникли аликорны.</text:p>
      <text:p text:style-name="P7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73">Имя её было Селестия.</text:p>
      <text:p text:style-name="P73">За ней последовала и сестра её, <text:span text:style-name="T13">Луна</text:span>.</text:p>
      <text:p text:style-name="P7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3">То есть, всегда.</text:p>
      <text:p text:style-name="P73">Тут и сказке конец. А теперь, Эйприл, залазь на полку и закрывай глазки.</text:p>
      <text:p text:style-name="P73">– Ну ма-а-ам! Раскажи ещё что-нибудь! Про Сомбру!</text:p>
      <text:p text:style-name="P73">–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73">– А почему только тебя? А меня? А дядю-<text:span text:style-name="T77">мино</text:span>тавра?</text:p>
      <text:p text:style-name="P73">– <text:s/>Тебя забрать я ему не дам. А в дядю не тыкай копытом, это невежливо! Спи уже, моя маленькая!</text:p>
      <text:p text:style-name="P73">– Поцелуй меня на ночь, мам!</text:p>
      <text:p text:style-name="P73">– Конечно, моя хорошая...</text:p>
      <text:p text:style-name="P73"/>
      <text:p text:style-name="P47">Вагоны убаюкивающе перестукивались по рельсам, унося меня прочь от Кантерлота. Я перевернулся на другой бок и провалился в сон.</text:p>
      <text:p text:style-name="P94">&lt;https://www.youtube.com/watch?v=Py9SDdYGFrQ&gt;</text:p>
      <text:h text:style-name="Heading_20_2" text:outline-level="2">10. Понивилль</text:h>
      <text:p text:style-name="P47"/>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text:soft-page-break/>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5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7">Уплатив в городской бюджет скромную арендную плату и получив ключ, я отправился обживаться.</text:p>
      <text:p text:style-name="P17"/>
      <text:p text:style-name="P24">***</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8">–</text:span><text:span text:style-name="T38"> Эй, верзила, поосторожнее, лягать тя в пузо!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text:soft-page-break/>–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text:span text:style-name="T1">четверть</text:span> арбуза каждое.</text:p>
      <text:p text:style-name="P47">– Ред <text:span text:style-name="T1">Гала</text:span>? Две серебряшки.</text:p>
      <text:p text:style-name="P47">– Куча?</text:p>
      <text:p text:style-name="P47">– Ну ты даёшь! – хмыкнула Эпплджек. – Даже не смешно.</text:p>
      <text:p text:style-name="P47">– Неужели штука?</text:p>
      <text:p text:style-name="P47">Поня<text:span text:style-name="T1">х</text:span>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7">Я улыбнулся и кивнул в ответ. Ситуация начала выправляться.</text:p>
      <text:p text:style-name="P4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text:soft-page-break/>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text:soft-page-break/>–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text:soft-page-break/>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7">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8">пони-</text:span><text:span text:style-name="T48">исчезновений уже год. Почту за честь работать </text:span><text:span text:style-name="T38">под твоим руководством</text:span><text:span text:style-name="T48">. Подожди немного, я </text:span><text:span text:style-name="T38">от</text:span><text:span text:style-name="T48">систематизирую нужную информацию и расскажу тебе, насколько далеко смогла продвинуться.</text:span></text:p>
      <text:p text:style-name="P45"><text:soft-page-break/>“Вот неугомонная” <text:span text:style-name="T14">–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7">– Хм. Странно. А я помню, как ты, вертясь перед зеркалом, говорила: ну почему я не…</text:p>
      <text:p text:style-name="P5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7"/>
      <text:p text:style-name="P48">***</text:p>
      <text:p text:style-name="P47"/>
      <text:p text:style-name="P134"><text:tab/>Свеча отбрасывала мягкие тени на книжные полки. Спайк положил обглоданную кочерыжку на горку и принялся облизывать пальцы.</text:p>
      <text:p text:style-name="P57">– Так. – <text:s/>я ткнул в позицию в длинном списке оснащения. – Зачем тебе преобразователь пси-поля?</text:p>
      <text:p text:style-name="P57"><text:soft-page-break/>–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7">– Спайк! Ковыряться когтем в зубах некрасиво! Тем более, при посторонних!</text:p>
      <text:p text:style-name="P5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7">– СПАЙК!!! Откуда ты взял этот листок?!! – Твайлайт покраснела, как варёный рак и выхватила бумажку у меня из рук.</text:p>
      <text:p text:style-name="P57">– У тебя в черновиках, естественно. Ты сама сказала экономить бумагу. – пожал плечами дракончик.</text:p>
      <text:p text:style-name="P57">Я осторожно взял следующий листок.</text:p>
      <text:p text:style-name="P57">– Электростимулятор гипоталамуса. Драконий. В комплекте с усиленной больничной койкой и набором фиксаторов.</text:p>
      <text:p text:style-name="P57">– Это ещё чего??? – удивился Спайк. – я что-то не помню, чтоб ты такое хотела!</text:p>
      <text:p text:style-name="P5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а что, если…</text:span></text:p>
      <text:p text:style-name="P57"><text:span text:style-name="T13">– Вот ещё! </text:span>– возмутился дракончик. – Никогда на такое не соглашусь!</text:p>
      <text:p text:style-name="P57">– Но ты сам подумай, как было бы здорово обладать крыльями! – мечтательно возразила Твайлайт.</text:p>
      <text:p text:style-name="P5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7">– Угу. Только шар ты же и прожёг, соревнуясь с Рэйнбоу Дэш в силе отрыжки.</text:p>
      <text:p text:style-name="P5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7">–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требуют ускорить исследования!</text:span></text:p>
      <text:p text:style-name="P57">– А почему тебя отстранили?</text:p>
      <text:p text:style-name="P57">– Из-за первых результатов. – единорожка насупилась ещё больше. – Они были ужасными.</text:p>
      <text:p text:style-name="P57"/>
      <text:p text:style-name="P59">***</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3">– Ага, он был закладкой в четвёртом номере «PlayMare», в разделе «Тридцать две позы, которые удивят вашу френдпони».</text:p>
      <text:p text:style-name="P73">– Спайк! Немедленно ложись спать!</text:p>
      <text:p text:style-name="P73">– Уже иду. Кукурузу доем только и иду.</text:p>
      <text:p text:style-name="P73">– Кстати, а почему Индрэ считали одержимым?</text:p>
      <text:p text:style-name="P7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не у всякого опытного мага хватит силы его вызвать</text:span>. И совсем немногим удастся контролировать его направление.</text:p>
      <text:p text:style-name="P73">– Так у вас знают про людей? Вот это новость!. В Кантерлоте, да и в Понивилле все обращаются со мной, как с диковинкой.</text:p>
      <text:p text:style-name="P7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3">– Хм. Ясно. Продолжай, Твайлайт.</text:p>
      <text:p text:style-name="P57"/>
      <text:p text:style-name="P5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7">– Так давай сюда весь Понивилль притащим! Это ж будет на 20% круче! Представляю себе видок Биг Мака в теле мисс Черили, гы-гы!</text:p>
      <text:p text:style-name="P57"><text:soft-page-break/>–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3">— максимум двух пони, </text:span>после чего мне придётся восстанавливаться около месяца<text:span text:style-name="T13">.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7">– Скажи уж прямо, поближе к королевскому дворцу, Рэр! Все в курсе твоих интересов, сахарок!</text:p>
      <text:p text:style-name="P57">– Эпплджек, я попрошу! Я же никому не говорю, ЧТО ты делаешь с огурцами!</text:p>
      <text:p text:style-name="P57">– !!!</text:p>
      <text:p text:style-name="P5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57">Я уселась на пуфике, а подруги заняли места на матрасах…</text:p>
      <text:p text:style-name="P73"/>
      <text:p text:style-name="P73">– Спайк, будь добр, принеси дневник эксперимента. Он в подвале, за шкафом с ретортами, в...</text:p>
      <text:p text:style-name="P73">– В сейфе, я в курсе.</text:p>
      <text:p text:style-name="P73"/>
      <text:p text:style-name="P74">***</text:p>
      <text:p text:style-name="P90">&lt;Seal — Amazing <text:span text:style-name="T1">(T</text:span><text:span text:style-name="T13">hin White Duke Remix)</text:span>&gt;</text:p>
      <text:p text:style-name="P73">Дата: 12.04.1003 А.С.</text:p>
      <text:p text:style-name="P73">Эксперимент: заклинание Воплощения Индрэ</text:p>
      <text:p text:style-name="P73">Испытуемая: Эпплджек</text:p>
      <text:p text:style-name="P73">Синопсис: запись сна со слов испытуемой</text:p>
      <text:p text:style-name="P73">Замечания: замечаний нет</text:p>
      <text:p text:style-name="P73"/>
      <text:p text:style-name="P1">Я посмотрела на застывшее у моих ног<text:span text:style-name="T1"> тело</text:span>.</text:p>
      <text:p text:style-name="P25">“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5">“Как её зовут? Запамятовала... Дочка Бловбола, я его ещё последним втащила, прежде чем дверь затворилась. Как же её зовут-то?”</text:p>
      <text:p text:style-name="P88"><text:soft-page-break/>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5">“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5"><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2">— солнце. Моё солнце.</text:span><text:span text:style-name="T8">»</text:span></text:p>
      <text:p text:style-name="P15">Я остановилась перед дверью. Четыре ярда брони отделяли меня от Эквестрии. Четыре ярда и двадцать пять лет.</text:p>
      <text:p text:style-name="P25"><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7">Я прошла сквозь дверь.</text:p>
      <text:p text:style-name="P7">Снаружи вставало солнце. Размытый а<text:span text:style-name="T36">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7">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3">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3"/>
      <text:p text:style-name="P73">Примечания: ПипБак? Стойло? Двойники? Параллельные Эквестрии?</text:p>
      <text:p text:style-name="P1"/>
      <text:p text:style-name="P5">***</text:p>
      <text:p text:style-name="P1"/>
      <text:p text:style-name="P73"><text:soft-page-break/>Дата: 12.04.1003 А.С.</text:p>
      <text:p text:style-name="P73">Эксперимент: заклинание Воплощения Индрэ</text:p>
      <text:p text:style-name="P73">Испытуемая: Рэйнбоу Дэш</text:p>
      <text:p text:style-name="P73">Синопсис: описание пробуждения испытуемой</text:p>
      <text:p text:style-name="P73">Замечания: испытуемая отказалась дать описание сна. «Гы-гы... Фигасе... Человеки рулят...» <text:span text:style-name="T16">—</text:span><text:span text:style-name="T17"> </text:span><text:span text:style-name="T71">всё, что удалось от неё добиться.</text:span></text:p>
      <text:p text:style-name="P1"/>
      <text:p text:style-name="P25">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9">Примечания: человеки?</text:p>
      <text:p text:style-name="P9"/>
      <text:p text:style-name="P5">***</text:p>
      <text:p text:style-name="P57">&lt;<text:span text:style-name="T70">d.notive — Talking Flight</text:span>&gt;</text:p>
      <text:p text:style-name="P73">Дата: 12.04.1003 А.С.</text:p>
      <text:p text:style-name="P73">Эксперимент: заклинание Воплощения Индрэ</text:p>
      <text:p text:style-name="P73">Испытуемая: Рэрити</text:p>
      <text:p text:style-name="P73">Синопсис: запись сна со слов испытуемой</text:p>
      <text:p text:style-name="P73">Замечания: замечаний нет</text:p>
      <text:p text:style-name="P73"/>
      <text:p text:style-name="P1"><text:span text:style-name="T3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3">—</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5">Примечания: <text:span text:style-name="T52">чёрный экран?</text:span></text:p>
      <text:p text:style-name="P55"/>
      <text:p text:style-name="P59">***</text:p>
      <text:p text:style-name="P57"><text:soft-page-break/></text:p>
      <text:p text:style-name="P73">Дата: 12.04.1003 А.С.</text:p>
      <text:p text:style-name="P73">Эксперимент: заклинание Воплощения Индрэ</text:p>
      <text:p text:style-name="P73">Испытуемая: Пинки Пай</text:p>
      <text:p text:style-name="P73">Синопсис: описание пробуждения испытуемой</text:p>
      <text:p text:style-name="P73">Замечания: испытуемая отказалась дать описание сна.</text:p>
      <text:p text:style-name="P73"/>
      <text:p text:style-name="P7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3"/>
      <text:p text:style-name="P73">Примечания: через месяц волосы Пинки пришли в обычное состояние, хотя при встрече с Рэйнбоу Дэш она по прежнему прячет глаза.</text:p>
      <text:p text:style-name="P73"/>
      <text:p text:style-name="P74">***</text:p>
      <text:p text:style-name="P73"/>
      <text:p text:style-name="P73">Дата: 12.04.1003 А.С.</text:p>
      <text:p text:style-name="P73">Эксперимент: заклинание Воплощения Индрэ</text:p>
      <text:p text:style-name="P73">Испытуемая: Флаттершай</text:p>
      <text:p text:style-name="P73">Синопсис: описание пробуждения испытуемой</text:p>
      <text:p text:style-name="P7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3"/>
      <text:p text:style-name="P73">* Примечания: при виде кексиков истерика случилась с Пинки Пай.</text:p>
      <text:p text:style-name="P73"/>
      <text:p text:style-name="P5">***</text:p>
      <text:p text:style-name="P1"/>
      <text:p text:style-name="P25">Сим повелеваем прекратить дальнейшие эксперименты<text:span text:style-name="T3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5"/>
      <text:p text:style-name="P27">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10"/>
      <text:p text:style-name="P97"/>
      <text:h text:style-name="Heading_20_2" text:outline-level="2">12. День сурка</text:h>
      <text:p text:style-name="P17">&lt;<text:span text:style-name="T64">Seal - amazing</text:span>&gt;</text:p>
      <text:p text:style-name="P7"><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9">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14">Дорога исчезла в снежном сугробе.</text:p>
      <text:p text:style-name="P9">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3">BMW</text:span>. Значит, скоро выйду на дорогу, а там через пару кварталов мой дом.</text:p>
      <text:p text:style-name="P7">Дрожащий круг света наткнулся на очертания белой фигуры.</text:p>
      <text:p text:style-name="P57">– Здравствуй, Макс.</text:p>
      <text:p text:style-name="P57">Я молча смотрел на неё, слегка пошатываясь. В голове воцарилась звенящая пустота.</text:p>
      <text:p text:style-name="P57">Селестия шагнула мне навстречу.</text:p>
      <text:p text:style-name="P57">– Пожалуйста, прошу тебя, не думай так. Мы — не плод твоего воображения, мы — живые, мы — существуем! Когда ты так думаешь, я чувствую, как мир тает.</text:p>
      <text:p text:style-name="P5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7">– <text:s/>Думаю как?</text:p>
      <text:p text:style-name="P57">– Думаешь, что мы — плод твоего воображения, отравленного наркотиком. Это не так. Прошу тебя...</text:p>
      <text:p text:style-name="P57">– А если ты — действительно мой бред? – съязвил я. – Вот сейчас протрезвею, и ты исчезнешь.</text:p>
      <text:p text:style-name="P57">Порыв ветра скрыл аликорницу в вихре снежинок. Её очертания расплылись.</text:p>
      <text:p text:style-name="P57">– Эй, постой, ты куда? Я пошутил! Погоди, не исчезай! Стой! Не оставляй меня здесь!!! Я пошутил!!!</text:p>
      <text:p text:style-name="P5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7">– Ты напугала меня! – пожаловался я ей. – Не исчезай больше!</text:p>
      <text:p text:style-name="P57">Аликорница прижала меня к себе крыльями и устало усмехнулась.</text:p>
      <text:p text:style-name="P5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7"><text:span text:style-name="T5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7">– Знаешь, я всё думал над твоими словами тогда, ну, ты помнишь... В бассейне. Они всё ещё в силе? Я могу быть твоим другом?</text:p>
      <text:p text:style-name="P57">Аликорница тихо засмеялась, защекотав мне ухо.</text:p>
      <text:p text:style-name="P57"><text:soft-page-break/>–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7">Я перестал чувствовать метель и холод. Я обнимал аликорницу и мне было хорошо.</text:p>
      <text:p text:style-name="P7">Где-то вдали, на пределе слышимости послышался стук.</text:p>
      <text:p text:style-name="P57">– Времени осталось немного. Мне надо, чтобы ты запомнил одну вещь.</text:p>
      <text:p text:style-name="P57">– А?</text:p>
      <text:p text:style-name="P5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 Но что может случиться с тобой, Селли?</text:p>
      <text:p text:style-name="P7">Стук стал громче.</text:p>
      <text:p text:style-name="P5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7">…</text:p>
      <text:p text:style-name="P7">Тук-тук-тук.</text:p>
      <text:p text:style-name="P7">Я заворочался в постели, стараясь удержать ускользающий сон. Потянувшись за одеялом, рукой упёрся во что-то тёплое.</text:p>
      <text:p text:style-name="P7">Тук-тук-тук!</text:p>
      <text:p text:style-name="P7">Я с удивлением обнаружил рядом с собой сопящую розовую пони, кудряшки гривы которой разметались по всей подушке.</text:p>
      <text:p text:style-name="P5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7">Пони почавкала спросонку, пошарила по кровати копытом и, не открывая глаз, завернулась в одеяло с головой, совершенно сдёрнув его с меня.</text:p>
      <text:p text:style-name="P7">ТУК-ТУК-ТУК!</text:p>
      <text:p text:style-name="P57">– Что за ерунда? – Я схватился за голову, пытаясь не дать ей взорваться. Потом взглянул вниз и схватился за другое. – Что за херня??!</text:p>
      <text:p text:style-name="P57">Я вскочил и в спешке начал одеваться.</text:p>
      <text:p text:style-name="P57">БАЦ-БАЦ-БАЦ!!!</text:p>
      <text:p text:style-name="P57">– Уже бегу!</text:p>
      <text:p text:style-name="P57">Одевая штаны, я попрыгал к двери на одной ноге. На пороге стояла серая пегаска с косящим взглядом.</text:p>
      <text:p text:style-name="P57">– Привет, Макс. Тебе корреспонденция. – пегаска порылась в сумке и выудила зубами пухлый пакет.</text:p>
      <text:p text:style-name="P57">– «Особенности поведения, питания и размножения приматов». – прочитал я на стикере.</text:p>
      <text:p text:style-name="P57">– Упс! Ошибочка! Это для Твайлайт. – пегаска забрала пакет и выудила из сумки конверт. – Вот. Распишись в ведомости получения, пожалуйста.</text:p>
      <text:p text:style-name="P7">Вручив конверт, пегаска улетела. Я присел на крыльцо, яростно массируя виски и вспоминая вчерашнее...</text:p>
      <text:p text:style-name="P7"/>
      <text:p text:style-name="P13">***</text:p>
      <text:p text:style-name="P7"><text:soft-page-break/></text:p>
      <text:p text:style-name="P1"><text:span text:style-name="T13">Солнечный лучик настойчиво пробивался сквозь плотно сомкнутые веки. Ветерок через открытое окно </text:span><text:span text:style-name="T1">щекотал уши и шуршал</text:span><text:span text:style-name="T13"> </text:span><text:span text:style-name="T1">занавесками</text:span><text:span text:style-name="T13">. Я раскрыл глаза, в который раз наслаждаясь ясной головой и абсолютной выспанностью </text:span><text:span text:style-name="T48">—</text:span><text:span text:style-name="T13"> роскошью, недоступной мне </text:span><text:span text:style-name="T1">годами</text:span><text:span text:style-name="T13">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7">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7">…</text:p>
      <text:p text:style-name="P57">– Но нигде не сказано, какие частицы надо ускорять! Мне за эти самоцветы от сестры влетит!</text:p>
      <text:p text:style-name="P5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7">– А, по-моему, ты перепутала, Скуталу. Мыслью направляется <text:span text:style-name="T13">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7">– Эээ! Я не собираюсь ни с чем сталкивать свои яблоки! И перегонять тоже! Давайте лучше их съедим.</text:p>
      <text:p text:style-name="P57">– Тише, поняши! Нас могут услышать! Зачем сейчас спорить о том, о чём мы уже спорили вчера и позавчера?</text:p>
      <text:p text:style-name="P57">–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7">– Так причём тут ускоритель, Скуталу?! Говорю ж, это для заклинания Индрэ...</text:p>
      <text:p text:style-name="P57"/>
      <text:p text:style-name="P57">…</text:p>
      <text:p text:style-name="P57"/>
      <text:p text:style-name="P5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3">— то ли я был глух к магии, то ли она ко мне, но с в</text:span>олшебством<text:span text:style-name="T13"> у меня не складывалось. </text:span>Поэтому большую часть времени я просто гулял по городку, который уже успел мне понравиться до тихого всхлипывания. <text:soft-page-break/>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7">Закрыв дверь, я отправился в город.</text:p>
      <text:p text:style-name="P57"/>
      <text:p text:style-name="P57">…</text:p>
      <text:p text:style-name="P57"/>
      <text:p text:style-name="P57">–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7">– Ну, если по аналогии с садовым шлангом, струя воды сметёт весь песок и может облить всех рядом присутствующих.</text:p>
      <text:p text:style-name="P57">– Правильно! – единорожка кивнула в одобрении. – А ускоритель <text:span text:style-name="T13">—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7">– А ты неопытный маг? – парировал я.</text:p>
      <text:p text:style-name="P5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pan text:style-name="T3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8"> </text:span><text:span text:style-name="T38">Мощнее ускорителя только магия драконов, аликорнов и Элементов Гармонии. Если бы я была...</text:span><text:span text:style-name="T13"> </text:span>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Макс.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0"><text:span text:style-name="T48">– Я </text:span><text:span text:style-name="T53">всегда буду оставаться в тени. </text:span><text:span text:style-name="T48">– </text:span><text:span text:style-name="T53">хлюпала единорожка. </text:span><text:span text:style-name="T48">– </text:span><text:span text:style-name="T53">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13">– </text:span>Ты?!</text:p>
      <text:p text:style-name="P103"><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13">– М</text:span>ожет тогда, ты скажешь, что в нём пошло не так и почему к вам попал я, а не сверхаликорн?</text:p>
      <text:p text:style-name="P103"><text:span text:style-name="T13">– </text:span>Не скажу. Заклинания Стар Свирла Бородатого обычно если срабатывают, то без ошибок.</text:p>
      <text:p text:style-name="P57"><text:span text:style-name="T13">– Если </text:span>только <text:span text:style-name="T13">их правильно вызывают. – </text:span>пробурчал Спайк, возвращаясь в корзинку.</text:p>
      <text:p text:style-name="P45"><text:span text:style-name="T13">–</text:span> <text:span text:style-name="T1">Эмм. </text:span>Что он имел ввиду?</text:p>
      <text:p text:style-name="P45"><text:span text:style-name="T13">–</text:span> Ну, <text:span text:style-name="T13">–</text:span> Твайлайт смутилась, <text:span text:style-name="T13">–</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text:soft-page-break/>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1">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3">–</text:span> <text:span text:style-name="T1">е</text:span>динорожка опустила голову.</text:p>
      <text:p text:style-name="P45"><text:span text:style-name="T13">– </text:span><text:span text:style-name="T1">Да, завершилось всё препаршиво. Принцесса Луна сказала, лучше бы её обратно на Луну закинули.</text:span></text:p>
      <text:p text:style-name="P45"><text:span text:style-name="T13">– </text:span><text:span text:style-name="T1">И я её понимаю! Не каждый может справиться с потерей своего особенного пони. Вот у тебя, Макс, есть своя особенная пони?</text:span></text:p>
      <text:p text:style-name="P45"><text:span text:style-name="T13">– </text:span><text:span text:style-name="T1">Хм. Нет.</text:span></text:p>
      <text:p text:style-name="P45"><text:span text:style-name="T13">– </text:span><text:span text:style-name="T1">А друзья?</text:span></text:p>
      <text:p text:style-name="P45"><text:span text:style-name="T13">– </text:span><text:span text:style-name="T1">У меня был друг. Погиб два месяца назад.</text:span></text:p>
      <text:p text:style-name="P1"><text:span text:style-name="T13">–</text:span> О, мои соболезнования! Друзей терять <text:span text:style-name="T1">тоже</text:span> тяжко.</text:p>
      <text:p text:style-name="P1"><text:span text:style-name="T13">–</text:span> Всё в порядке, Твайлайт.<text:span text:style-name="T13">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3">–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8">—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драконами нам совсем не светит.</text:p>
      <text:p text:style-name="P1"><text:span text:style-name="T13">–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8">. Годится?</text:span></text:p>
      <text:p text:style-name="P1"><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38">.</text:span></text:p>
      <text:p text:style-name="P57"/>
      <text:p text:style-name="P57">…</text:p>
      <text:p text:style-name="P57"/>
      <text:p text:style-name="P5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7">«<text:span text:style-name="T34">Чужестранец-примат разбил сердце нашей обожаемой Селестии! Двор в отчаянии </text:span><text:span text:style-name="T16">—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7">Папарацци хреновы!</text:p>
      <text:p text:style-name="P5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7"><text:span text:style-name="T13">– </text:span>Привет, Эй-Джей! У тебя проблемы?</text:p>
      <text:p text:style-name="P57"><text:soft-page-break/><text:span text:style-name="T13">– </text:span>Привет, сахарок. <text:span text:style-name="T13">– </text:span>озабоченно поприветствовала меня пони. <text:span text:style-name="T13">–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7"><text:span text:style-name="T13">– </text:span>А ты, Маки, вместо того, ч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5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7"><text:span text:style-name="T13">– </text:span>Думаю, я могу починить телегу. Только больших нагрузок эта ось уже не выдержит. Но до фермы худо-бедно доедете.</text:p>
      <text:p text:style-name="P57">Эпплджек с сомнением посмотрела на меня.</text:p>
      <text:p text:style-name="P57"><text:span text:style-name="T13">– </text:span>Хошь сказать, ты в Кантерлоте у Селестии под крылышком телеги чинил? Или Рэр сбрехала про Селестию?</text:p>
      <text:p text:style-name="P57">Я мысленно ругнулся на языкатую единорожку и молча достал пенал с инструментами.</text:p>
      <text:p text:style-name="P57"/>
      <text:p text:style-name="P57">…</text:p>
      <text:p text:style-name="P57"/>
      <text:p text:style-name="P57">Собрав инструмент, я потолкал тележку назад-вперёд.</text:p>
      <text:p text:style-name="P57"><text:span text:style-name="T13">– Г</text:span>отово. Принимай работу, хозяйка!</text:p>
      <text:p text:style-name="P57">Эпплджек стиснула меня в сокрушающих объятиях.</text:p>
      <text:p text:style-name="P57"><text:span text:style-name="T13">–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7"><text:span text:style-name="T13">– </text:span>Этой... Бери... Сам делал... Ток не говори никому, лады?</text:p>
      <text:p text:style-name="P57">Я сунул флягу за пазуху. Биг Мак молниеносно накрыл дерюгой подсумок и через мгновение за телегу заглянула Эпплджек.</text:p>
      <text:p text:style-name="P57"><text:span text:style-name="T13">– </text:span>Чегой-то вы тут скрытничаете, а?</text:p>
      <text:p text:style-name="P5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7"><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57">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71">именно в такой последовательности.</text:span></text:p>
      <text:p text:style-name="P5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71">объявляла вывеска.</text:span></text:p>
      <text:p text:style-name="P5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text:soft-page-break/>времени <text:s/>отпивая из громадных деревянных кружек. Единственный более-менее свободный столик был в углу, за древним музыкальным автоматом.</text:p>
      <text:p text:style-name="P57"><text:span text:style-name="T13">– </text:span>Свободно? <text:span text:style-name="T13">– </text:span>спросил я у единственной пони, сидящей за столиком.</text:p>
      <text:p text:style-name="P57"><text:span text:style-name="T13">– </text:span>Да-да, конечно. <text:span text:style-name="T13">–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7"><text:span text:style-name="T13">– <text:s/></text:span>Пирог с грибами, яишницу и чизкейк<text:span text:style-name="T13"> – </text:span>сообщил я подошедшей официантке.</text:p>
      <text:p text:style-name="P57"><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 тому же.</text:p>
      <text:p text:style-name="P57"><text:span text:style-name="T13">– </text:span>И салат «по-Кантерлотски».</text:p>
      <text:p text:style-name="P60">Пока я ел, пони мрачно смотрела на меня, положив голову на стол. Мне стало неловко от её тяжёлого взгляда и я попытался завести разговор.</text:p>
      <text:p text:style-name="P60"><text:span text:style-name="T13">– </text:span>Вы, наверное, ждёте кого-то?</text:p>
      <text:p text:style-name="P60"><text:span text:style-name="T13">– </text:span>Неа.</text:p>
      <text:p text:style-name="P60"><text:span text:style-name="T13">– </text:span>Просто обедаете?</text:p>
      <text:p text:style-name="P60"><text:span text:style-name="T13">– </text:span>Неа.</text:p>
      <text:p text:style-name="P60"><text:span text:style-name="T13">– </text:span>Просто сидите и мрачно смотрите на меня?</text:p>
      <text:p text:style-name="P60"><text:span text:style-name="T13">– </text:span>Неа.</text:p>
      <text:p text:style-name="P60">Хм, а эта пони не из разговорчивых. Ну ладно.</text:p>
      <text:p text:style-name="P60"><text:span text:style-name="T13">– </text:span>А что же вы делаете?</text:p>
      <text:p text:style-name="P60"><text:span text:style-name="T13">– </text:span>Веселюсь. <text:span text:style-name="T13">– </text:span>мрачно заявила пони.</text:p>
      <text:p text:style-name="P60"><text:span text:style-name="T13">– </text:span>Если я вас достал, то так и скажите. Извините.</text:p>
      <text:p text:style-name="P60">Я продолжил есть молча.</text:p>
      <text:p text:style-name="P60">Неожиданно пони улыбнулась и подмигнула мне. Её сморщенная мордочка разгладилась и стала весьма милой.</text:p>
      <text:p text:style-name="P60"><text:span text:style-name="T13">– </text:span>Привет, Макс!</text:p>
      <text:p text:style-name="P60">Вот дискорд! То есть, чёрт! Обитатели этого городка в который раз поражали меня своей проницательностью. У меня на лбу написано, что ли?!</text:p>
      <text:p text:style-name="P60"><text:span text:style-name="T13">– </text:span>Мы с вами раньше встречались?</text:p>
      <text:p text:style-name="P60"><text:span text:style-name="T13">– </text:span>Неа! <text:span text:style-name="T13">– </text:span>пони улыбалась уже широкой улыбкой от уха и до уха. <text:span text:style-name="T13">–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0"><text:span text:style-name="T13">– </text:span>Оставь, Салвер.<text:span text:style-name="T13"> </text:span>Ему за счёт заведения.</text:p>
      <text:p text:style-name="P57"><text:span text:style-name="T13">– </text:span>Ясно, мисс Пинки. <text:span text:style-name="T13">– </text:span>официантка кивнула и ушла.</text:p>
      <text:p text:style-name="P57"><text:span text:style-name="T13">– Ч</text:span>его-о-о?<text:span text:style-name="T13"> </text:span>Так это твой бар?</text:p>
      <text:p text:style-name="P57"><text:span text:style-name="T13">– </text:span>Агась. <text:span text:style-name="T13">– </text:span>поняха пожала плеч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text:soft-page-break/>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7">Говоря это, кобылка оттянула передними копытами нижние веки, став похожей на маньяка.</text:p>
      <text:p text:style-name="P57"><text:span text:style-name="T13">– </text:span>Тихо-тихо. <text:span text:style-name="T13">– </text:span>я оглянулся на посетителей. Шёпот Пинки, наверное, был слышен даже на улице. <text:span text:style-name="T13">– </text:span>Не вспоминай опять. Давай лучше выпьем на брудершафт. За знакомство.</text:p>
      <text:p text:style-name="P57"><text:span text:style-name="T13">– </text:span>Агась! <text:span text:style-name="T13">– </text:span>кивнула пони, придвигая ко мне бутылку. <text:span text:style-name="T13">– </text:span>Хотя ты и так уже знаком со мной, глупенький человек, я не прочь, чтобы ты познакомился со мной ещё раз!</text:p>
      <text:p text:style-name="P5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7"><text:span text:style-name="T13">– </text:span>У меня есть идея получше. <text:span text:style-name="T13">– </text:span>на свет показалась фляга Большого Макинтоша.</text:p>
      <text:p text:style-name="P57"><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7"><text:span text:style-name="T13">– </text:span>Починил телегу. Только молчок про самогон, раз уж ты в курсе. <text:span text:style-name="T13">– </text:span>я разлил сидр по чашкам.</text:p>
      <text:p text:style-name="P57"><text:span text:style-name="T13">– </text:span>Да ты что?! Чтоб я вы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7"><text:s/>Сидр Биг Мака на вкус был безобидным, чуть забродившим яблочным соком. Я выпил полную чашку и заявил Пинки:</text:p>
      <text:p text:style-name="P57"><text:span text:style-name="T13">– </text:span>Эт-то ты наззваешь ссуфер-ддуфер-ссильн...?</text:p>
      <text:p text:style-name="P5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7"><text:span text:style-name="T13">– У </text:span>тебя такая смешная мордочка! <text:span text:style-name="T13">– </text:span>захихикали Пинки, покачиваясь. <text:span text:style-name="T13">– </text:span>Как будто ты <text:span text:style-name="T71">подкову </text:span>в пироге обнаружил. Или Селестию в ванной.</text:p>
      <text:p text:style-name="P57">Это сравнение пробудило во мне полузабытое воспоминание.</text:p>
      <text:p text:style-name="P57"><text:span text:style-name="T13">– </text:span>Эммм... Скажи-ка мне, мой друг П-п-пинки... Легенда про фаэри <text:span text:style-name="T17">— </text:span><text:span text:style-name="T71">эт правда?</text:span></text:p>
      <text:p text:style-name="P57"><text:span text:style-name="T17">– </text:span><text:span text:style-name="T71">Какая из? Их много, вообще-то. Ик!</text:span></text:p>
      <text:p text:style-name="P57"><text:span text:style-name="T17">– </text:span><text:span text:style-name="T71">Про принцесс. Про то, что они фаэри, спустившиеся с неба во плоти, чтоб помогать пони управлять Эквестрией?</text:span></text:p>
      <text:p text:style-name="P57"><text:span text:style-name="T17">– </text:span><text:span text:style-name="T71">Макс, </text:span><text:span text:style-name="T17">– </text:span><text:span text:style-name="T71">захихикала Пинки, взъерошив копытами розовые кудряшки и попытавшись соорудить из них бороду, </text:span><text:span text:style-name="T17">– </text:span><text:span text:style-name="T7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7"><text:span text:style-name="T17">– </text:span><text:span text:style-name="T71">Да так. Всё думаю, насколько это одиноко — быть бессмертной в мире смертных. Когда сам никого не любишь, и тебя никто не любит...</text:span></text:p>
      <text:p text:style-name="P57"><text:span text:style-name="T17">– </text:span><text:span text:style-name="T71">Ты что-о-о! Нельзя любить фаэри! Она похитит твоё сердце, и ты будешь искать её, пока не... </text:span><text:span text:style-name="T17">– </text:span><text:span text:style-name="T71">Пинки погрузилась в так и не съеденный салат «по-Кантерлотски» и захрапела.</text:span></text:p>
      <text:p text:style-name="P57"><text:span text:style-name="T17">– </text:span><text:span text:style-name="T71">Пока не умру?</text:span></text:p>
      <text:p text:style-name="P57"><text:span text:style-name="T17">– </text:span><text:span text:style-name="T71">Нет, глупенький, </text:span><text:span text:style-name="T17">– </text:span><text:span text:style-name="T71">пробулькала Пинки из миски. </text:span><text:span text:style-name="T17">– </text:span><text:span text:style-name="T71">Пока не найдёшь.</text:span></text:p>
      <text:p text:style-name="P6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text:soft-page-break/>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1">Холодок незаметно прокрался мне в душу и прояснил мозги. Я кинул взгляд на часы на стене. Было без десяти шесть.</text:p>
      <text:p text:style-name="P61">Бля!</text:p>
      <text:p text:style-name="P61">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1">БАМММ!!!</text:p>
      <text:p text:style-name="P6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1"><text:span text:style-name="T13">– </text:span>Судя по тому, как ты стремительно сбежал от меня не попрощавшись, у тебя проблемы. <text:span text:style-name="T13">– </text:span>заметила с укором кобылка.</text:p>
      <text:p text:style-name="P61"><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61"><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61"><text:span text:style-name="T13">– </text:span>У нас?</text:p>
      <text:p text:style-name="P61">Пинки молча поддела меня носом и с неожиданной<text:tab/>для такой маленькой кобылки силой буквально закинула меня себе на спину.</text:p>
      <text:p text:style-name="P6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1">Но недостаточное.</text:p>
      <text:p text:style-name="P6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1"><text:span text:style-name="T13">– </text:span>Стооой! <text:span text:style-name="T13">– </text:span>заорал я. <text:span text:style-name="T13">– </text:span>Выпрыгивай из бочки!!!</text:p>
      <text:p text:style-name="P61">Кобылка-пилот улыбнулась и постукала копытцем по шлему, показывая, что не слышит меня.</text:p>
      <text:p text:style-name="P61"><text:span text:style-name="T13">– </text:span>Выпрыгивааа... <text:span text:style-name="T13">– </text:span>мой крик утонул в рёве рвущихся фейерверков.</text:p>
      <text:p text:style-name="P6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text:soft-page-break/>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1"><text:span text:style-name="T13">– </text:span>Эм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61">Поняшка ткнула в бок белоснежную пони-единорога. Та раскрыла глаза и осмотрелась.</text:p>
      <text:p text:style-name="P61"><text:span text:style-name="T13">– </text:span>Смотри, вот те и ответ на вопрос, куда деваются пони!</text:p>
      <text:p text:style-name="P61"><text:span text:style-name="T13">– </text:span>Где? <text:span text:style-name="T13">– </text:span>единорожка начала оглядываться.</text:p>
      <text:p text:style-name="P61"><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61"><text:span text:style-name="T13">– </text:span>И что? Я всё равно не пойму, куда пони деваются? И куда пропала Скуталу?</text:p>
      <text:p text:style-name="P61"><text:span text:style-name="T13">– Я </text:span>их ем. <text:span text:style-name="T13">– </text:span>зверски ухмыльнувшись, сообщил я поняшам. <text:span text:style-name="T13">– </text:span>Мне нравятся пони. Особенно я люблю непослушных жеребят.</text:p>
      <text:p text:style-name="P6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1"/>
      <text:p text:style-name="P62">***<text:line-break/></text:p>
      <text:p text:style-name="P7">Со скрипом восстановив в памяти предыдущий день, я встал с крыльца. Взгляд упал на конверт, машинально свёрнутый трубочкой в кулаке.</text:p>
      <text:p text:style-name="P9"/>
      <text:p text:style-name="P9">Кому: Человеку Максу, Понивилль.</text:p>
      <text:p text:style-name="P9">От кого: Кантерлот, Дворец, Королевский Секретариат Её Высочества, Дневной Главы Диархии, Принцессы Селестии.</text:p>
      <text:p text:style-name="P57"/>
      <text:p text:style-name="P75">Приветствую тебя, мой маленький человек!</text:p>
      <text:p text:style-name="P7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3">— </text:span>забавного, не вполне нормального единорога, считающего себя то человеком, то аликорном.<text:span text:style-name="T13">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3">—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3">— </text:span>ключ к разгадке тайны исчезновения пони.</text:p>
      <text:p text:style-name="P75"><text:soft-page-break/><text:span text:style-name="T13">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оявились и в реальном мире.</text:p>
      <text:p text:style-name="P7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7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5">Макс, мне крайне неудобно подгонять тебя.<text:span text:style-name="T13">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5"><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5">«<text:span text:style-name="T13">P.S. Н</text:span>е гневите мироздание воровством! <text:span text:style-name="T34">Обмен рулит</text:span>!»</text:p>
      <text:p text:style-name="P7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5">До встречи, мой маленький человек! Крепко обнимаю <text:span text:style-name="T13">— </text:span>если ты уже не сердишься на меня <text:span text:style-name="T13">—</text:span> или просто кладу рог тебе на плечо в противном случае.</text:p>
      <text:p text:style-name="P75"/>
      <text:p text:style-name="P5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4"/>
      <text:p text:style-name="P5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73"/>
      <text:h text:style-name="Heading_20_2" text:outline-level="2">13. Мэйнхэттен</text:h>
      <text:p text:style-name="P96">ZZ Top – Gimme all your lovin</text:p>
      <text:p text:style-name="P96">Mothley Crue – Kick Start My Heart</text:p>
      <text:p text:style-name="P61"><text:span text:style-name="T13">– </text:span>Попробуй ещё раз. Может, сбой соединения.</text:p>
      <text:p text:style-name="P6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1"><text:span text:style-name="T13">– </text:span>Не отсылается. Глюк какой-то.</text:p>
      <text:p text:style-name="P6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ли нарисовать солнцем «<text:span text:style-name="T13">х#й</text:span>» на небе, чем заставить пони-чинушу поступиться хотя бы запятой в должностных инструкциях.</text:p>
      <text:p text:style-name="P61"><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61"><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1"/>
      <text:p text:style-name="P62">***</text:p>
      <text:p text:style-name="P61"/>
      <text:p text:style-name="P7"><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1"><text:span text:style-name="T13">– </text:span>Это неправильно! <text:span text:style-name="T13">– </text:span>заявила Рэйнбоу Дэш, отвернувшись от окна.</text:p>
      <text:p text:style-name="P61"><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61"><text:span text:style-name="T13">– </text:span>Да я не про то! <text:span text:style-name="T13">– </text:span>отмахнулась пегаска. <text:span text:style-name="T13">– </text:span>Посмотри на поле.</text:p>
      <text:p text:style-name="P61"><text:span text:style-name="T13">– </text:span>И что? Поле как поле.</text:p>
      <text:p text:style-name="P61"><text:span text:style-name="T13">– </text:span>Оно не убрано. <text:span text:style-name="T13">– </text:span>мрачно ответила пегаска. <text:span text:style-name="T13">– </text:span>Ужас, сколько кукурузы пропадает!</text:p>
      <text:p text:style-name="P61">Я присмотрелся получше и указал ей на очередной городок, проносящийся за окном.</text:p>
      <text:p text:style-name="P61"><text:span text:style-name="T13">– </text:span>У самого посёлка поля убраны. Наверняка дойдёт дело и до остальных.</text:p>
      <text:p text:style-name="P61"><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1"><text:span text:style-name="T13">– </text:span>Спасибо, но от пинкиных плюшек у меня фланки округляются.</text:p>
      <text:p text:style-name="P61"><text:span text:style-name="T13">– </text:span>Да ладно тебе, Рэйнбоу Дэш! От одной не округлятся.</text:p>
      <text:p text:style-name="P61"><text:span text:style-name="T13">– </text:span>От одной —<text:span text:style-name="T13"> </text:span>нет. Но я ж на одной не остановлюсь... И вот что. Зови меня Дэш! А то и мне придётся звать тебя полным именем, а я этого не выношу. <text:span text:style-name="T13">– </text:span>Пегаска взяла карту и нахмурилась. <text:span text:style-name="T13">– </text:span>Да что ж такое, какого сена! Одни валеты идут!</text:p>
      <text:p text:style-name="P61">За окном несколько пони работали на поле. Что-то странное было в их деятельности.<text:span text:style-name="T13"> </text:span>Как будто…</text:p>
      <text:p text:style-name="P61"><text:span text:style-name="T13">– О</text:span>но и понятно, что поля не убраны. Откуда ж им быть убранными, когда на двух работающих пони целая толпа бездельников!</text:p>
      <text:p text:style-name="P6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1"><text:span text:style-name="T13">– </text:span>Они паслись… Ты можешь себе представить? Макс! Они ПАСЛИСЬ! Ели траву, как какие-то дикари! Фигня какая-то…</text:p>
      <text:p text:style-name="P6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1">…</text:p>
      <text:p text:style-name="P61">ВЖИИИИИИИИИ!!!</text:p>
      <text:p text:style-name="P6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1"><text:span text:style-name="T13">–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1"><text:span text:style-name="T13">– </text:span>Леди и джентльпони! Просьба не паниковать! Поезд дальше не идёт: впереди провал! <text:span text:style-name="T13">– </text:span>крикнул проводник.</text:p>
      <text:p text:style-name="P61"><text:span text:style-name="T13">– </text:span>Какой ещё, в дышло, провал? Я проезжал тут два дня назад!</text:p>
      <text:p text:style-name="P61"><text:span text:style-name="T13">– </text:span>Безобразие! Верните мне деньги за билет!</text:p>
      <text:p text:style-name="P61"><text:span text:style-name="T13">– </text:span>Как вы смеете! Я опоздаю в порт! <text:s/><text:span text:style-name="T13">– </text:span>послышались выкрики в толпе.</text:p>
      <text:p text:style-name="P61"><text:soft-page-break/>Проводник — седой земнопони стального цвета — поставил фонарь на пол и вытер со лба пот.</text:p>
      <text:p text:style-name="P61"><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7">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1">Я осторожно подошёл к краю и глянул вниз. </text:p>
      <text:p text:style-name="P6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1"><text:span text:style-name="T13">– </text:span>Эта дыра фиг знает на сколько длится! <text:span text:style-name="T13">– </text:span>заявила Дэш, выныривая из темноты. <text:span text:style-name="T13">–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1"><text:span text:style-name="T13">– </text:span>Дэш, нам надо на ту сторону.</text:p>
      <text:p text:style-name="P61"><text:span text:style-name="T13">– </text:span>Нет проблем. Я могу тебя перенести.</text:p>
      <text:p text:style-name="P61">Я с сомнением посмотрел на пегаску. Дэш в холке была мне по пояс.</text:p>
      <text:p text:style-name="P61"><text:span text:style-name="T13">– </text:span>Ты точно в этом уверена?</text:p>
      <text:p text:style-name="P6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1"><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61">Мля.</text:p>
      <text:p text:style-name="P61"><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1">Пегаска почесала затылок и заметила.</text:p>
      <text:p text:style-name="P61"><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6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1">А что, это идея! Если «мостик» из висящих рельсов выдержал её, то выдержит и меня —<text:span text:style-name="T13"> </text:span>я уже давно заметил, что пони по весу были не легче, а то и тяжелее меня. Я поплевал на руки и сбросил рюкзак.</text:p>
      <text:p text:style-name="P61">…</text:p>
      <text:p text:style-name="P61"><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1">Разумеется, я посмотрел вниз.</text:p>
      <text:p text:style-name="P6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1">…</text:p>
      <text:p text:style-name="P61">Я валялся на насыпи и трясся как в лихорадке. От пережитого шока меня тошнило.</text:p>
      <text:p text:style-name="P61"><text:span text:style-name="T13">– </text:span>Ты как, в порядке? Макс? <text:span text:style-name="T13">– п</text:span>егаска озабоченно потрогала меня за плечо. <text:span text:style-name="T13">– </text:span>В чём дело? Как ты себя чувствуешь?</text:p>
      <text:p text:style-name="P6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1"><text:span text:style-name="T13">– </text:span>Я чувствую, что только что упустил отличную возможность отлить на вселенную!</text:p>
      <text:p text:style-name="P61"/>
      <text:p text:style-name="P62">***</text:p>
      <text:p text:style-name="P7"/>
      <text:p text:style-name="P7">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7">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1"><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7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7"><text:soft-page-break/><text:span text:style-name="T56">Принцесса Селестия Эквестрийская, Дневная Глава Диархии, Непобедимое Солнце, Защитница Кантерлота, Страж Эверфри и прочая и прочая...» </text:span><text:span text:style-name="T50">– </text:span><text:span text:style-name="T54">прочитал охранник, близоруко щурясь.</text:span></text:p>
      <text:p text:style-name="P61"><text:span text:style-name="T13">– </text:span>Удостоверение личности предъявлять? <text:span text:style-name="T13">– </text:span>осведомился я.</text:p>
      <text:p text:style-name="P61"><text:span text:style-name="T13">– </text:span>Ч-ч-человеку М-м-максу? <text:span text:style-name="T13">– </text:span>заикаясь, переспросил охранник. Он присмотрелся ко мне получше и изо всех сил опустил копыто мне на ботинок.</text:p>
      <text:p text:style-name="P61">Бляяя!!! Ах ты ж!!!</text:p>
      <text:p text:style-name="P61">Хлопнула освобождённая дверь, изнутри клацнула щеколда.</text:p>
      <text:p text:style-name="P61"><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61">Дэш, ни слова не говоря, прислонила ухо к двери.</text:p>
      <text:p text:style-name="P61"><text:span text:style-name="T13">– </text:span>Будешь смеяться, но именно этим он и занят. Вызывает полицию по телефону. <text:span text:style-name="T13">– </text:span>сообщила пегаска.</text:p>
      <text:p text:style-name="P61"><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61">Пегаска продолжала слушать. Потом глаза её округлились от удивления.</text:p>
      <text:p text:style-name="P61"><text:span text:style-name="T13">– </text:span>Оп-па! <text:span text:style-name="T13">– </text:span>пегаска оторвала ухо от двери. <text:span text:style-name="T13">– </text:span>Макс, кажись, у нас проблемы. Надо сваливать отсюда. Долго объяснять. Из того, что я поняла, копы будут не на нашей стороне.</text:p>
      <text:p text:style-name="P61">Ну охренеть! Я что, нанёс моральную травму охраннику своим видом? Добро пожаловать в Эквестрию, страну дружбы и пони!</text:p>
      <text:p text:style-name="P61"><text:span text:style-name="T13">– </text:span>Сколько у нас времени?</text:p>
      <text:p text:style-name="P61">Дэш почесала в затылке.</text:p>
      <text:p text:style-name="P61"><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3">– </text:span>двадцать минут у нас есть.</text:p>
      <text:p text:style-name="P61">Я с наслаждением захреначил ногой в стеклянную дверь павильона. Осколки стекла брызнули во все стороны.</text:p>
      <text:p text:style-name="P61"><text:span text:style-name="T13">– </text:span>Тогда давай сначала обыщем контору. Если уж полиция всё равно едет сюда, так пусть у них хотя бы будет повод!</text:p>
      <text:p text:style-name="P61"/>
      <text:p text:style-name="P62">***</text:p>
      <text:p text:style-name="P61"/>
      <text:p text:style-name="P61">Разумеется, полиция приехала, как только мы обнаружили эти чёртовы резонаторы — иначе ж и быть не могло!</text:p>
      <text:p text:style-name="P61"/>
      <text:p text:style-name="P61">…</text:p>
      <text:p text:style-name="P61"/>
      <text:p text:style-name="P61">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1"><text:soft-page-break/><text:span text:style-name="T13">– “</text:span>Портативный магоэнергетический ускоритель «<text:span text:style-name="T13">Psyntel Rari2+ DDR</text:span>»,<text:span text:style-name="T13"> </text:span>демо-прототип<text:span text:style-name="T13">” – </text:span>прочитал я на бирке. <text:span text:style-name="T13">– </text:span>Оно!</text:p>
      <text:p text:style-name="P61">Снаружи послышался вой сирены и цокот множества копыт.</text:p>
      <text:p text:style-name="P61"><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1">Пиздец! Мы с Дэш переглянулись.</text:p>
      <text:p text:style-name="P61"><text:span text:style-name="T13">– </text:span>Это твои двадцать минут? <text:span text:style-name="T13">– </text:span>возмутился я. <text:span text:style-name="T13">– </text:span>Да ещё и десяти не прошло!</text:p>
      <text:p text:style-name="P61">Дэш вымучено скривилась.</text:p>
      <text:p text:style-name="P61"><text:span text:style-name="T13">– П</text:span>римат Макс, здание окружено! Мы знаем, что ты внутри! Выходи добровольно, или будешь взят силой! <text:span text:style-name="T13">– </text:span>загремел усиленный мегафоном голос.</text:p>
      <text:p text:style-name="P61">Я разбил топором стеклянные дверцы прибора и вытащил рубины.</text:p>
      <text:p text:style-name="P61"><text:span text:style-name="T13">–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1">Пегаска отрицательно помотала головой.</text:p>
      <text:p text:style-name="P61"><text:span text:style-name="T13">– </text:span>Ну уж фигушки. Я тебя тут не оставлю.</text:p>
      <text:p text:style-name="P61"><text:span text:style-name="T13">– </text:span>Дэш! <text:span text:style-name="T13">– </text:span>взмолился я. <text:span text:style-name="T13">– </text:span>Сейчас не время геройствовать! Нам нужно добыть резонаторы! Ничего со мной не случится, посижу пару деньков в КПЗ и выйду как новенький!</text:p>
      <text:p text:style-name="P61"><text:span text:style-name="T13">– Н</text:span>е тупи! <text:span text:style-name="T13">– </text:span>упрямо мотнула головой пегаска. <text:span text:style-name="T13">– </text:span>Всё изменилось. Никто тебя не вытащит.</text:p>
      <text:p text:style-name="P6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1"><text:span text:style-name="T13">– </text:span>Быстро за мной! <text:span text:style-name="T13">– </text:span>скомандовала пегаска, помчавшись к лестнице в офисные этажи.</text:p>
      <text:p text:style-name="P61">Я припустил было за ней, потом вернулся и поднял над головой раскуроченный ускоритель.</text:p>
      <text:p text:style-name="P61"><text:span text:style-name="T13">– Ю-</text:span>хууу<text:span text:style-name="T13">!!!</text:span></text:p>
      <text:p text:style-name="P6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1">На последнем этаже пегаска стояла в коридоре, с сомнением обозревая ряд дверей.</text:p>
      <text:p text:style-name="P61"><text:span text:style-name="T13">– </text:span>Где-то тут должна быть дверь на крышу. Не могли же они залазить туда по пожарной лестнице?</text:p>
      <text:p text:style-name="P6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 </text:span></text:p>
      <text:p text:style-name="P6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1"><text:span text:style-name="T13">– </text:span>Макс, подвинься!</text:p>
      <text:p text:style-name="P61">Пегаска оттеснила меня крупом и повернулась к двери задом.</text:p>
      <text:p text:style-name="P61"><text:span text:style-name="T13">– </text:span>Ю-хууу!</text:p>
      <text:p text:style-name="P61">БАБАХ!!!</text:p>
      <text:p text:style-name="P6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text:soft-page-break/>ощущениям, Дэш была легче меня раза в полтора, то отношение её силы к её весу приближалось к муравьиному.</text:p>
      <text:p text:style-name="P61"><text:span text:style-name="T13">– </text:span>Ты чего на меня так уставился? <text:span text:style-name="T13">– </text:span>подозрительно спросила пегаска.</text:p>
      <text:p text:style-name="P61"><text:span text:style-name="T13">– </text:span>Да так… Не ожидал, что ты такая…</text:p>
      <text:p text:style-name="P61"><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61">С лестницы донёсся топот копыт, в конце коридора появились пони-полицейские.</text:p>
      <text:p text:style-name="P6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1"><text:span text:style-name="T13">–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3">–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1"><text:span text:style-name="T13">– </text:span>Ты! Не! По! Нял! Те! Бе! Не! Льзя! Тут! Ос! Та! ВАТЬСЯ!!! <text:span text:style-name="T13">– </text:span>мощный толчок изнутри катапультировал её с люка.</text:p>
      <text:p text:style-name="P6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1"><text:span text:style-name="T13">– </text:span>Ты чего делаешь??! Пипец, мы же упадём! Ты ж не удержишь!..</text:p>
      <text:p text:style-name="P6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1">Некоторое время было тихо. Потом хлопнули ставни и чей-то сонный голос недовольно пробормотал:</text:p>
      <text:p text:style-name="P61"><text:span text:style-name="T13">– </text:span>Кто мешает нам спать после тяжкого выступления?</text:p>
      <text:p text:style-name="P61">Я осторожно выглянул из куста.</text:p>
      <text:p text:style-name="P6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1">Птицы и цикады продолжили пение, прерванное нашим вторжением. </text:p>
      <text:p text:style-name="P6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1"><text:span text:style-name="T13">– </text:span>Так вот кто тревожит наш сон!</text:p>
      <text:p text:style-name="P61"><text:soft-page-break/>Дверь дома приоткрылась. Стало видно, что за ней притаилась единорожка, уже спустившаяся с мансарды.</text:p>
      <text:p text:style-name="P61"><text:span text:style-name="T13">– </text:span>Так-так, посмотрим, что тут у нас. Ага. Гм. Это наверняка тот монстр-примат, о котором писали в газетах. Занятно.</text:p>
      <text:p text:style-name="P61">Я крутился в телекинетическом поле перед единорожкой как некий диковинный экспонат шоу уродцев.</text:p>
      <text:p text:style-name="P61"><text:span text:style-name="T13">– </text:span>А это у нас кто? Гмм. Пегаска. Вот так раз! Рэйнбоу Дэш! Какими судьбами?</text:p>
      <text:p text:style-name="P61"><text:span text:style-name="T13">– </text:span>ТРИКСИ! <text:span text:style-name="T13">– <text:s/></text:span>фейсхуфнула Дэш. <text:span text:style-name="T13">– </text:span>Во имя Селестии, ЧТО ты тут делаешь?!!</text:p>
      <text:p text:style-name="P61"><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61">Так как дипломатические таланты пегаски оставляли желать лучшего, я решил взять переговоры в свои руки.</text:p>
      <text:p text:style-name="P61"><text:span text:style-name="T13">– </text:span>Эээ. Гм. Я дико извиняюсь, мы не знали, что вы спите днём, а то бы ни за что не стали вас тревожить. Мы пролетали мимо, и я подумал...</text:p>
      <text:p text:style-name="P61"><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61"><text:span text:style-name="T13">– </text:span>Трикси! Не смей! У нас мегаважное задание! Нам нужно вернуться Понивилль во что бы то ни стало! <text:span text:style-name="T13">– </text:span>пегаска извивалась изо всех сил, пытаясь выбраться из магического захвата.</text:p>
      <text:p text:style-name="P61"><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61">Пегаска задумалась. Она обернулась на меня и мрачно спросила:</text:p>
      <text:p text:style-name="P61"><text:span text:style-name="T13">– </text:span>Ей ведь нельзя рассказывать, да?</text:p>
      <text:p text:style-name="P61"><text:span text:style-name="T13">– </text:span>Нельзя. <text:span text:style-name="T13">– </text:span>подтвердил я. <text:span text:style-name="T13">– </text:span>Селестия запретила. Может возникнуть паника и всё такое.</text:p>
      <text:p text:style-name="P6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1"><text:span text:style-name="T13">– </text:span>Трикси. Если ты нас не выдашь, я готова выступать. В твоих представлениях. Кем угодно. Целый месяц! После сопровождения Макса в Понивилль…</text:p>
      <text:p text:style-name="P61"><text:span text:style-name="T13">– </text:span>ОГО!</text:p>
      <text:p text:style-name="P61">Единорожка аж уселась на крыльцо от удивления.</text:p>
      <text:p text:style-name="P61"><text:span text:style-name="T13">– </text:span>Представлем себе, ЧТО вы скрываете, если ты готова на ТАКОЕ! Признаюсь, вам удалось нас заинтересовать!</text:p>
      <text:p text:style-name="P61">Единорожка в задумчивости стала ходить по веранде туда-сюда, разговаривая сама с собой.</text:p>
      <text:p text:style-name="P61"><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1">Единорожка встала на задние ноги и захлопала в копыта. После чего она метнулась в дом, потянув нас за собой.</text:p>
      <text:p text:style-name="P6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1">Единорожка улеглась на диване. Мы с Дэш шмякнулись на ковёр.</text:p>
      <text:p text:style-name="P61"><text:span text:style-name="T13">– </text:span>Мы приняли решение не выдавать вас полиции в обмен на то, что вы расскажете нам о вашей секретной миссии!</text:p>
      <text:p text:style-name="P61"><text:soft-page-break/><text:span text:style-name="T13">– </text:span>Не пойдёт! <text:span text:style-name="T13">– </text:span>заявил я. <text:span text:style-name="T13">– </text:span>Я уже сказал, что это тайна. Мне добавить нечего.</text:p>
      <text:p text:style-name="P61"><text:span text:style-name="T13">– </text:span>Да неужели? <text:span text:style-name="T13">– </text:span>захлопала ресницами Трикси. <text:span text:style-name="T13">– </text:span>Ты хорошо подумал?</text:p>
      <text:p text:style-name="P61">Окно <text:s/>комнаты распахнулось. В комнату ворвался вой сирены. Несколько полицейских фургонов промчались мимо.</text:p>
      <text:p text:style-name="P61">Вот чёрт!!!</text:p>
      <text:p text:style-name="P61"/>
      <text:p text:style-name="P61">…</text:p>
      <text:p text:style-name="P50"/>
      <text:p text:style-name="P61"><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61"><text:span text:style-name="T13">– </text:span>Так вот почему я не могу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1"><text:span text:style-name="T13">– </text:span>Стой! Что ты там сказала о Селестии?</text:p>
      <text:p text:style-name="P61">Трикси молча левитировала мне газеты с трюмо.</text:p>
      <text:p text:style-name="P61">…</text:p>
      <text:p text:style-name="P61">Фак! Фак-фак-фак!!!</text:p>
      <text:p text:style-name="P61">«<text:span text:style-name="T34">Исчезновение дневной главы диархии: Эквестрия в панике!</text:span>» (статья двухдневной давности).</text:p>
      <text:p text:style-name="P61">«<text:span text:style-name="T3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1">«<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61">«<text:span text:style-name="T3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1">«<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1">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50"><text:span text:style-name="T13">–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0">– <text:span text:style-name="T1">ОНИ ЧТО, ШУТОК НЕ ПОНИМАЮТ?!! </text:span>– <text:span text:style-name="T1">заорал я наконец. </text:span>– <text:span text:style-name="T1">Нашли пониеда, ёбнутые пони!!!</text:span></text:p>
      <text:p text:style-name="P61"><text:span text:style-name="T13">– </text:span>Прикинь, а? <text:span text:style-name="T13">– </text:span>участливо ткнулась в меня носом Дэш. <text:span text:style-name="T13">– </text:span>Над моими приколами тоже одна я смеюсь. У<text:span text:style-name="T13"> </text:span>большинства вместо чувства юмора жир на ляжках.</text:p>
      <text:p text:style-name="P8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1">Я зажал голову в ладонях и застонал, покачиваясь из стороны в сторону.</text:p>
      <text:p text:style-name="P61"><text:span text:style-name="T13">– </text:span>Макс? Ты в порядке?</text:p>
      <text:p text:style-name="P61"><text:soft-page-break/>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1">И вот теперь её нет. Зачем куда-то бежать, скрываться, рисковать, если смысл стараний потерян?</text:p>
      <text:p text:style-name="P73"/>
      <text:p text:style-name="P7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6">– Я доведу! Обещаю!..»</text:p>
      <text:p text:style-name="P61"/>
      <text:p text:style-name="P6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1">И у меня есть кое-какие результаты, чёрт побери!</text:p>
      <text:p text:style-name="P6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1">Дерьмо! Слишком много «если» и «может быть»!</text:p>
      <text:p text:style-name="P61">Трижды дерьмо!!! Я забыл, что для проведения эксперимента, нам нужна помощь Селестии!</text:p>
      <text:p text:style-name="P61"/>
      <text:p text:style-name="P80"><text:span text:style-name="T1">«.</text:span><text:span text:style-name="T5">..А ускоритель </text:span><text:span text:style-name="T15">— </text:span><text:span text:style-name="T5">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1"/>
      <text:p text:style-name="P6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1">Что ж, вполне привычное для меня состояние. Последний месяц был просто ярким фантастически-нереальным исключением из правила.</text:p>
      <text:p text:style-name="P40">МУ-ХА-ХА!</text:p>
      <text:p text:style-name="P40">Кажется, я знаю, как показать фак провидению! <text:span text:style-name="T13">Show must go on!</text:span></text:p>
      <text:p text:style-name="P61">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61">Единорожка задумалась и продолжила:</text:p>
      <text:p text:style-name="P5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text:span><text:soft-page-break/><text:span text:style-name="T1">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4. <text:span text:style-name="T1">Деградация</text:span></text:h>
      <text:p text:style-name="P50">&lt;<text:span text:style-name="T75">David Bowie - Lets Dance/ Ashes To Ashes</text:span></text:p>
      <text:p text:style-name="P50"><text:span text:style-name="T75">Roxette – Queen of rain</text:span>&gt;</text:p>
      <text:p text:style-name="P61">– Ы! Ы! Ы! Ы! Ы!</text:p>
      <text:p text:style-name="P61">Дэш стучала лбом о сосну с такой силой, что на неё падали иголки и шишки.</text:p>
      <text:p text:style-name="P61">Я вышел из фургона и присел рядом.</text:p>
      <text:p text:style-name="P61">– Дэш! В конце-концов, мы можем спать днём, а идти ночью. Тогда я могу тащить фургон. Не стоит тебе так мучаться.</text:p>
      <text:p text:style-name="P61">Пегаска стояла, прижавшись лбом к стволу, и молчала. Я продолжил.</text:p>
      <text:p text:style-name="P61">– Или же мы можем нанять земнопони. Я не буду показываться из фургона, а ты строго запретишь ему совать нос внутрь.</text:p>
      <text:p text:style-name="P61">Дэш тяжело вздохнула и закатила глаза.</text:p>
      <text:p text:style-name="P6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1">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1">Пегаска пробормотала что-то чуть слышно.</text:p>
      <text:p text:style-name="P61">– Что? – не расслышал я.</text:p>
      <text:p text:style-name="P6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1">Я пожал плечами и обнял пегаску.</text:p>
      <text:p text:style-name="P61">– Э, нет, погоди. – Дэш сбросила плащ Трикси, скрывающий её крылья. – Давай!</text:p>
      <text:p text:style-name="P61">Я обнял её повторно. В этот раз пегаска не стояла смирно, а, в свою очередь, обняла меня.</text:p>
      <text:p text:style-name="P6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1">– Эмм… Ты чего?</text:p>
      <text:p text:style-name="P61"><text:soft-page-break/>Дэш раскрыла глаза. Я упёрся ладонью ей в грудь и осторожно отодвинул от себя. Пегаска разжала обьятия.</text:p>
      <text:p text:style-name="P61">– Йей! Обнимашки таки клёво снимают стресс! Тебе разве не нравится?</text:p>
      <text:p text:style-name="P61">– Нравится. Но ты слишком увлеклась: я чуть не оказался на земле.</text:p>
      <text:p text:style-name="P61">Дэш смутилась.</text:p>
      <text:p text:style-name="P61">– Упс! Забыла, что у тебя только одна пара ног для упора! Не сердись!</text:p>
      <text:p text:style-name="P61">Я покровительно похлопал пегаску по шее.</text:p>
      <text:p text:style-name="P6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1">Пегаска немедленно заорала:</text:p>
      <text:p text:style-name="P61">– Обнимашки-и-и!!! – и повалила меня на траву. Сила, таящаяся в её худеньком теле, обескураживала.</text:p>
      <text:p text:style-name="P61">– Дэш! Ну, не воспринимай же всё так буквально, ё-моё!</text:p>
      <text:p text:style-name="P61">– Гы! Что-то ты не слишком был готов к этому разу!</text:p>
      <text:p text:style-name="P6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1">Наконец она приземлилась, пропахав в дёрне борозды тормозного следа.</text:p>
      <text:p text:style-name="P61">– Ффух! Ещё бы немного, и я бы рехнулась от тоски! Как только Эпплджек эти телеги таскает? Это же офигенно скучно!</text:p>
      <text:p text:style-name="P61">Пегаска накинула на себя плащ, скрыв крылья, и стала впрягаться в фургончик.</text:p>
      <text:p text:style-name="P61">– Макс, залазь в фургон. Там впереди какой-то посёлок. Купим еды и узнаем новости.</text:p>
      <text:p text:style-name="P61"/>
      <text:p text:style-name="P62">***</text:p>
      <text:p text:style-name="P61"/>
      <text:p text:style-name="P61">Три дня спустя…</text:p>
      <text:p text:style-name="P61"/>
      <text:p text:style-name="P61">«<text:span text:style-name="T34">Добро пожаловать в Груммингтон! Вам здесь рады!</text:span></text:p>
      <text:p text:style-name="P61"><text:span text:style-name="T34">Население города </text:span><text:span text:style-name="T76">302 пони</text:span><text:span text:style-name="T34">.</text:span></text:p>
      <text:p text:style-name="P61"><text:span text:style-name="T76">250 пони</text:span><text:span text:style-name="T34">.</text:span></text:p>
      <text:p text:style-name="P61"><text:span text:style-name="T76">125 поней</text:span><text:span text:style-name="T34">.</text:span></text:p>
      <text:p text:style-name="P61"><text:span text:style-name="T34">54 паня.</text:span>»</text:p>
      <text:p text:style-name="P61"/>
      <text:p text:style-name="P6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text:soft-page-break/>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1">Я вернулся за столик у окна и продолжил писать письмо.</text:p>
      <text:p text:style-name="P61">«<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4">Крепко обнимаю, чешу холку, хлопаю по шее! Твой Макс. </text:span><text:span text:style-name="T23">Дружба </text:span><text:span text:style-name="T44">—</text:span><text:span text:style-name="T23"> </text:span><text:span text:style-name="T5">э</text:span><text:span text:style-name="T23">то, </text:span><text:span text:style-name="T78">так её </text:span><text:span text:style-name="T5">разэтак</text:span><text:span text:style-name="T78">,</text:span><text:span text:style-name="T23"> магия!</text:span><text:span text:style-name="T66">»</text:span></text:p>
      <text:p text:style-name="P61"/>
      <text:p text:style-name="P61"><text:soft-page-break/>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1">– Всё в порядке, Дэш?</text:p>
      <text:p text:style-name="P61">Пегаска смотрела на язычки огня, танцующие в окошке печной дверцы и молчала. Наконец она отозвалась.</text:p>
      <text:p text:style-name="P61">– Нет. Не всё в порядке.</text:p>
      <text:p text:style-name="P61">Дэш отвернулась от огня и взглянула на меня.</text:p>
      <text:p text:style-name="P6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1">Я сел рядом с пегаской, обнял её и легонько встряхнул.</text:p>
      <text:p text:style-name="P6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1">Дэш негромко всхлипнула и тут же закашлялась, пытаясь скрыть секундную слабость.</text:p>
      <text:p text:style-name="P6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1">Пегаска фейсхуфнула.</text:p>
      <text:p text:style-name="P6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1">Я поставил кастрюлю с картошкой на печку.</text:p>
      <text:p text:style-name="P61">– Дэш. Когда ты в последний раз летала?</text:p>
      <text:p text:style-name="P61">– Вчера утром немного. А что?</text:p>
      <text:p text:style-name="P61">– Попробуй взлети сейчас. Просто поднимись к потолку.</text:p>
      <text:p text:style-name="P6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1">– …Да ладно!</text:p>
      <text:p text:style-name="P61">Пегаска сидела на полу и удивлённо рассматривала свои крылья. Потом для уверенности подёргала зубами за маховые перья.</text:p>
      <text:p text:style-name="P61">– Вроде не сплю — боль чувствуется. Тогда какого сена я падаю?!!</text:p>
      <text:p text:style-name="P61">– Дэш. – мягко сказал я. – Судя по площади крыльев, пегасы держатся в воздухе, в основном, за счёт магии.</text:p>
      <text:p text:style-name="P61">– И?</text:p>
      <text:p text:style-name="P61"><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1">– У-у-у-ы-ы-ы-а-а-а!</text:p>
      <text:p text:style-name="P61">Дэш горько, с подвыванием, разрыдалась.</text:p>
      <text:p text:style-name="P61">– Ы-ы-ы! Я не могу без неба-а-а! Мне нужно лета-а-ать! Я пега-а-ас!</text:p>
      <text:p text:style-name="P61">Крутая и тренированная пегаска сотрясалась от плача, как ребёнок. Её депрессия последних дней вырвалась наружу эмоциональным взрывом.</text:p>
      <text:p text:style-name="P61">– Почему всё так… хнык... паршиво? Что мы сделали не так? Хнык… Я даже не знаю, с кем надо подраться, чтобы всё исправить…</text:p>
      <text:p text:style-name="P61">Я сел рядом. Мне нечем было её утешить, я мог лишь молча обнять её, поглаживая по растрёпанной гриве. Пегаска, вхлипывая, прижалась ко мне.</text:p>
      <text:p text:style-name="P61">– Макс?</text:p>
      <text:p text:style-name="P61">– Да?</text:p>
      <text:p text:style-name="P6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1">– Дэш, мы дойдём до Понивилля, что бы ни случилось. Обещаю тебе.</text:p>
      <text:p text:style-name="P61">Пегаска утешилась и замерла, глядя в огонь.</text:p>
      <text:p text:style-name="P61">Я мыл тарелки после ужина, когда услышал бормотание Дэш за спиной.</text:p>
      <text:p text:style-name="P61">«И-и-и… о-о-о… эн… а-а-а… И она.. П-э-э-э… о-о-о… Как эта буква называется, забери меня дискорд? Ша? Ша! Эл! А! Мммм… И она пошла... Ы-ы-ы!!!»</text:p>
      <text:p text:style-name="P61">Громкий «бабах» дал понять, что Дэш захлопнула книгу. После короткой паузы взьерошенная пегаска <text:s/>выглянула из-за спины.</text:p>
      <text:p text:style-name="P61">– Макс? Расскажи какую-нибудь сказку на ночь? Что-то спать не хочется.</text:p>
      <text:p text:style-name="P61">Пегаска залезла на диван и похлопала рядом с собой.</text:p>
      <text:p text:style-name="P61">Я поставил тарелку в шкафчик и вытер руки о передник.</text:p>
      <text:p text:style-name="P61">– Дэш, это плохая идея. Давай, я лучше тебе почитаю.</text:p>
      <text:p text:style-name="P61">– Хочу сказку! – пегаска насупилась и отгородилась от меня подушкой. – Ты плохой!</text:p>
      <text:p text:style-name="P61">– Дэш! Я не помню ни черта!</text:p>
      <text:p text:style-name="P61">– Сказку!!! – подушка полетела в меня.</text:p>
      <text:p text:style-name="P6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1">Дэш повернулась ко мне спиной и стала подозрительно шмыгать носом.</text:p>
      <text:p text:style-name="P61">Я подошёл к дивану и сел рядом, развернув её к себе.</text:p>
      <text:p text:style-name="P61">– Ну ладно. Сама напросилась!</text:p>
      <text:p text:style-name="P61">Я задумался.</text:p>
      <text:p text:style-name="P61">…</text:p>
      <text:p text:style-name="P61">– Вот тебе сказка с моралью. Слушай.</text:p>
      <text:p text:style-name="P61">Я устроился на диване, положив под ноги подушку, на которой тут же примостилась и пегаска.</text:p>
      <text:p text:style-name="P61">– Однажды в кувшин с молоком попали две жабы…</text:p>
      <text:p text:style-name="P61"><text:soft-page-break/>– Бггг! Уже смешно! – заржала Дэш. – <text:s/>Как могли жабы попасть в кувшин? Он же высокий? Жабы прыгают низко. Может, это было блюдце?</text:p>
      <text:p text:style-name="P61">– Нет! – упёрся я. – Кувшин! Иначе морали не получится! Жабы… эээ… свалились в него с кантерлотской скалы.</text:p>
      <text:p text:style-name="P61">– Ух ты! Круто! А что они там делали?</text:p>
      <text:p text:style-name="P61">– Дэш! Как я могу рассказывать, если ты постоянно меня перебиваешь?</text:p>
      <text:p text:style-name="P61">– Ну пожалуйста! Больше не буду, только объясни, как жабы оказались в Кантерлоте?</text:p>
      <text:p text:style-name="P6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1">– Вау! Прикольно!</text:p>
      <text:p text:style-name="P6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1">– А потом?</text:p>
      <text:p text:style-name="P6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1">Пегаска затряслась от смеха. Потом, прервавшись, строго спросила с меня:</text:p>
      <text:p text:style-name="P61">– А какая тут мораль? Ты говорил, в этой сказке будет мораль!</text:p>
      <text:p text:style-name="P61">– Мораль? Э-э-э... Мораль тут такая. – <text:s/>мрачно заявил я. – Не умеешь летать — не суйся к принцессе!</text:p>
      <text:p text:style-name="P61">– Хорошая… ммм… сказка… – пробормотала пегаска сонно. Зевнув во весь рот она потянулась и, прижавшись к моей ноге, заснула.</text:p>
      <text:p text:style-name="P6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1">Я пожал плечами, устроился поудобнее и укрылся одеялом.</text:p>
      <text:p text:style-name="P61">…</text:p>
      <text:p text:style-name="P6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1">Скррржжжж… Скррржжж… Скррржжж…</text:p>
      <text:p text:style-name="P61">Снаружи раздался скрежет. В глубокой ночи, посреди абсолютной тишины этот тихий <text:s/>звук таил необъяснимую угрозу.</text:p>
      <text:p text:style-name="P61">Скррржжжж… Скррржжж…</text:p>
      <text:p text:style-name="P6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1">На земле прямо перед фургоном сидела кобылка-жеребёнок и, зажав в зубах гвоздь, выцарапывала что-то на жестяной крышке коробки из-под конфет.</text:p>
      <text:p text:style-name="P61">– Что ты тут делаешь так поздно? Где твои родители? – вздохнув с облегчением, спросил я.</text:p>
      <text:p text:style-name="P61"><text:soft-page-break/>Выйдя из фургона, я подошёл к жеребёнку и посветил на жестянку.</text:p>
      <text:p text:style-name="P61">– Чем ты тут занимаешься?</text:p>
      <text:p text:style-name="P61">Жеребёнка молча смотрела на меня, зажав гвоздь в зубах. На жестянке были коряво выцарапаны буквы.</text:p>
      <text:p text:style-name="P61">«<text:span text:style-name="T76">37 пни</text:span></text:p>
      <text:p text:style-name="P82">24пн</text:p>
      <text:p text:style-name="P82">15</text:p>
      <text:p text:style-name="P61"><text:span text:style-name="T34">1</text:span>»</text:p>
      <text:p text:style-name="P61">– Что это за цифры? – спросил я.</text:p>
      <text:p text:style-name="P6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1">«<text:span text:style-name="T34">Добро пожаловать в Груммингтон! Вам здесь рады!</text:span></text:p>
      <text:p text:style-name="P61"><text:span text:style-name="T34">Население города </text:span><text:span text:style-name="T76">302 пони</text:span><text:span text:style-name="T34">.</text:span></text:p>
      <text:p text:style-name="P61"><text:span text:style-name="T76">250 пони</text:span><text:span text:style-name="T34">.</text:span></text:p>
      <text:p text:style-name="P61"><text:span text:style-name="T76">125 поней</text:span><text:span text:style-name="T34">.</text:span></text:p>
      <text:p text:style-name="P61"><text:span text:style-name="T34">54 паня.</text:span>»</text:p>
      <text:p text:style-name="P6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1">– Ты хочешь сказать, этой ночью из населения осталась ты одна? – хрипло спросил я.</text:p>
      <text:p text:style-name="P61">Кобылка кивнула и снова показала на жестянку и вверх.</text:p>
      <text:p text:style-name="P61">– Макс! Оглянись! – тревожно воскликнула Дэш у меня за спиной.</text:p>
      <text:p text:style-name="P6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1">– Дэш! Быстро!</text:p>
      <text:p text:style-name="P6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1">УУУУУУРРРРРРГГГГХХХХХХХ!!!<text:span text:style-name="T13">&lt;</text:span><text:span text:style-name="T65">Metallica-Enter Sandman</text:span><text:span text:style-name="T13">&gt;</text:span></text:p>
      <text:p text:style-name="P6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1">– Макс, запрыгивай!</text:p>
      <text:p text:style-name="P6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5"><text:soft-page-break/></text:p>
      <text:p text:style-name="P65">0</text:p>
      <text:p text:style-name="P61"/>
      <text:p text:style-name="P6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1"/>
      <text:h text:style-name="Heading_20_2" text:outline-level="2">15. Филлидельфия</text:h>
      <text:p text:style-name="P50">&lt;<text:span text:style-name="T64">Kiss – I Was Made For Lovin’ You</text:span>&gt;</text:p>
      <text:p text:style-name="P61">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1">Я поднял кусок газеты, прибитый ветром к ограждению и быстро пробежался по заголовкам.</text:p>
      <text:p text:style-name="P61">«<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8">«</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8">».</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похищение Селестии Найтмэр Мун</text:span>».</text:p>
      <text:p text:style-name="P61">На ближайшем же столбе висело объявление, в котором за мою голову уже предлагалось двадцать пять тысяч.</text:p>
      <text:p text:style-name="P6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1">Пегаска взмахнула крыльями для эффекта. Неожиданно для неё и меня, взмах крыльев подбросил её вверх на хороший метр.</text:p>
      <text:p text:style-name="P61">– Какого се… – пегаска приземлилась на круп, изумлённо глядя на свои крылья. – ...на!</text:p>
      <text:p text:style-name="P61">Подумав немного, Дэш выбралась из упряжи и что есть мочи замахала крыльями.</text:p>
      <text:p text:style-name="P6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1"><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1">Я перевязывал пегаске голову, когда мне в голову пришла идея. Я указал на валяющийся рядом с нами самокат.</text:p>
      <text:p text:style-name="P61">– Дэш, ты ведь сможешь буксировать его на лету?</text:p>
      <text:p text:style-name="P61">– Этот? Конечно могу! Плёвое дело!</text:p>
      <text:p text:style-name="P61">– А со мной?</text:p>
      <text:p text:style-name="P61">– Хмм. Понимаю, к чему ты клонишь.</text:p>
      <text:p text:style-name="P61">Пегаска критически оглядела меня.</text:p>
      <text:p text:style-name="P6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1">…</text:p>
      <text:p text:style-name="P61">Когда дорожное покрытие слилось в сплошную серую полосу, а руль самоката начал у меня в руках вибрировать от скорости, я заорал:</text:p>
      <text:p text:style-name="P61">– Дэ-э-э-ш!!! Сто-о-ой!!! Хватит! Испытание пройдено! Не увлекайся!!!</text:p>
      <text:p text:style-name="P61">Пегаска приземлилась и, выплюнув поводья изо рта, встала в гордую позу.</text:p>
      <text:p text:style-name="P61">– Я ещё и не начинала, между прочим! Так, только чуть-чуть размялась!</text:p>
      <text:p text:style-name="P61">Я положил самокат и на трясущихся ногах приближался к ней. Сердце ходило ходуном где-то в районе пяток.</text:p>
      <text:p text:style-name="P61">– Дэш, ты это нарочно? Про «клячу» и всё такое?</text:p>
      <text:p text:style-name="P61">– А что такое? – невинно спросила пегаска, полуобернувшись ко мне задом.</text:p>
      <text:p text:style-name="P61">– А ничего. – нарочито спокойно сказал я, демонстративно закатывая рукава.</text:p>
      <text:p text:style-name="P6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1">– <text:s/>А того, что я тебя сейчас!..</text:p>
      <text:p text:style-name="P61">ХЛОП!</text:p>
      <text:p text:style-name="P6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1">– Бггг! – <text:s/>заржала пегаска. – Макс, не будь нытиком! Прикольная же шутка!</text:p>
      <text:p text:style-name="P6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1"><text:s/>Я потрепал пегаску между ушей.</text:p>
      <text:p text:style-name="P61">– Насчёт шуток я уже заметил. Не парься, я не сержусь. Вдобавок, не такой уж я и хрупкий, просто люблю перестраховаться.</text:p>
      <text:p text:style-name="P61"><text:soft-page-break/>– Да? Это клёво. – успокоилась Дэш. – А можно попросить тебя об одной вещи?</text:p>
      <text:p text:style-name="P61">– Да?</text:p>
      <text:p text:style-name="P61">– Помнишь, я разревелась в Груммингтоне?</text:p>
      <text:p text:style-name="P61">– Ну да, было дело.</text:p>
      <text:p text:style-name="P61">– Забудь про это!</text:p>
      <text:p text:style-name="P61">– Почему? – озадачился я. – Ты тогда была такой милой тогда.</text:p>
      <text:p text:style-name="P61">Дэш насупилась и принялась ковырять копытом асфальт.</text:p>
      <text:p text:style-name="P6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1">Я пожал плечами.</text:p>
      <text:p text:style-name="P6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1">– Но ты не плачешь.</text:p>
      <text:p text:style-name="P61">Я задумался.</text:p>
      <text:p text:style-name="P6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1">– Ни фига себе! Куда ж может быть хуже? – воскликнула Дэш. – У вас что, все поголовно встают в восемь утра и едят сено на завтрак, обед и ужин?</text:p>
      <text:p text:style-name="P61">Я засмеялся.</text:p>
      <text:p text:style-name="P61">– Кто-то встаёт и раньше. Но не в этом проблема. У нас... Как бы это сказать... очень холодно.</text:p>
      <text:p text:style-name="P61">–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1">– Нет, я не то имел ввиду. Холодно не в физическом смысле. В душевном.</text:p>
      <text:p text:style-name="P61">Пегаска всмотрелась мне в лицо, как будто впервые видя его.</text:p>
      <text:p text:style-name="P61">– Ты имеешь ввиду, что тебе утром некому сказать: «Привет, хорошего дня»?</text:p>
      <text:p text:style-name="P61">– Да, примерно это я имел ввиду.</text:p>
      <text:p text:style-name="P61">– Сочувствую. Без друзей не прикольно. Всем нужны друзья. Даже Дискорду, дискорд его забери!</text:p>
      <text:p text:style-name="P61">Пегаска вдруг стала на задние ноги, положив передние мне на плечи.</text:p>
      <text:p text:style-name="P61">– Макс! В Эквестрии у тебя всегда будут друзья, что бы ни случилось!</text:p>
      <text:p text:style-name="P61">Я растроганно обнял пегаску и погладил её по шее.</text:p>
      <text:p text:style-name="P61">– Спасибо, Дэш. Это просто здорово!</text:p>
      <text:p text:style-name="P61">…</text:p>
      <text:p text:style-name="P61">Оставляя на прилавке очередной пустующей филлидельфийской лавки монетку, я озабоченно заметил:</text:p>
      <text:p text:style-name="P6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1">– Ты чего? – не поняла шутки пегаска. – А как же твоё участие в эксперименте?</text:p>
      <text:p text:style-name="P61">– Ты меня всё равно как-нибудь вытащишь. – отмахнулся я. – Лучше помоги искать палатку.</text:p>
      <text:p text:style-name="P61"><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1">Я пропустил замечание пегаски мимо ушей и продолжил паковать рюкзак.</text:p>
      <text:p text:style-name="P6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1">– Надеюсь, с ним ничего не случится. – озабоченно сказал я. – Иначе придётся объясняться с Трикси.</text:p>
      <text:p text:style-name="P61">– Ерунда! В крайнем случае, купишь ей новый. – отмахнулась пегаска. – Ты не представляешь, как я рада, что избавилась от него!</text:p>
      <text:p text:style-name="P61">Пегаска взлетела и осторожно потянула упряжь. Потом приземлилась и недовольно глянула на меня.</text:p>
      <text:p text:style-name="P61">– Скидывай! – скомандовала пегаска, указав на рюкзак.</text:p>
      <text:p text:style-name="P61">– В чём дело?</text:p>
      <text:p text:style-name="P61">Пегаска молча потянула зубами за шлейку рюкзака, сдёргивая его с меня.</text:p>
      <text:p text:style-name="P61">– Дэш, ты чего?</text:p>
      <text:p text:style-name="P61">Пегаска раскрыла рюкзак и стала копаться в нём.</text:p>
      <text:p text:style-name="P61">– Я могу нести тебя, когда ты весишь семьдесят килограмм. – больший из двух котелков отправился в провал.</text:p>
      <text:p text:style-name="P61">– Я могу тянуть тебя, когда ты весишь восемьдесят килограмм. – две трети наших запасов картошки и ухнули следом.</text:p>
      <text:p text:style-name="P61">– Я могу тащить тебя, даже когда ты весишь девяносто! – насос и запасное колесо к самокату улетели туда же.</text:p>
      <text:p text:style-name="P61">– Но мы не договаривались, что ты будешь весить под сто десять только потому, что дорвался до бесплатных магазинов! Лягать, это уже слишком!</text:p>
      <text:p text:style-name="P61">– Погоди, Дэш, консервы-то не выкидывай! Ты ж сама говорила, что только-только размялась и всё такое. <text:span text:style-name="T77">И магазин</text:span>ы вовсе<text:span text:style-name="T77"> не </text:span>бесплатные<text:span text:style-name="T77"> <text:s/></text:span>— я оставлял там деньги — последние, кстати. Дай, я сам отберу припасы...</text:p>
      <text:p text:style-name="P61">…</text:p>
      <text:p text:style-name="P6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1">– Я уже вижу Кантерлот. Ещё день пути — и сворачиваем к Понивиллю.</text:p>
      <text:p text:style-name="P61">– А ты выдержишь?</text:p>
      <text:p text:style-name="P61">Пегаска фыркнула.</text:p>
      <text:p text:style-name="P61">– Я-то выдержу. Самокат — нет.</text:p>
      <text:p text:style-name="P6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1">– Я уже думала над этим. Там часто встречаются пони. Тебя узнают.</text:p>
      <text:p text:style-name="P61"><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1">– «Трасса 52» – прочла Дэш на табличке. – Что-то я не помню тут никаких трасс. Наверное, недавно построили.</text:p>
      <text:p text:style-name="P6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1">– Дэ-э-эш! Тормози-и-и!!!</text:p>
      <text:p text:style-name="P61">– Чего-о-о?! Не слышу!!!</text:p>
      <text:p text:style-name="P61">КРАК!!!</text:p>
      <text:p text:style-name="P6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1"/>
      <text:p text:style-name="P61">…</text:p>
      <text:p text:style-name="P61"/>
      <text:p text:style-name="P76">Сияние. <text:span text:style-name="T77">Оно п</text:span>овсюду. <text:span text:style-name="T77">Нет верха и низа, нет направлений и расстояний. Нет м</text:span>ыслей. Нет чувств. Нет времени. Есть только бесконечное сияние.</text:p>
      <text:p text:style-name="P76"><text:s/>В какой-то момент пришло осознание.</text:p>
      <text:p text:style-name="P7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6">– Док, позавчерашний приходит в сознание!</text:p>
      <text:p text:style-name="P76">– Следи за давлением.</text:p>
      <text:p text:style-name="P76">В поле зрения появляется предмет. Сквозь ресницы видны только его расплывчатые очертания. Предмет движется, проводя какие-то манипуляции.</text:p>
      <text:p text:style-name="P76">Я открываю глаза и вижу фигуру в голубом.</text:p>
      <text:p text:style-name="P7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6">– Больной, как вы себя чувствуете? Вы можете назвать своё имя?</text:p>
      <text:p text:style-name="P76">Я закрываю глаза и пытаюсь вспомнить.</text:p>
      <text:p text:style-name="P76"><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6">Я вспомнил почти всё. Моё имя? Осталось вспомнить имя. Меня зовут...</text:p>
      <text:p text:style-name="P76">– Ма-а-акс! Ма-а-акс! Ма-а-акс!</text:p>
      <text:p text:style-name="P7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6">Я открываю глаза и вижу фигуру в голубом.</text:p>
      <text:p text:style-name="P76"/>
      <text:p text:style-name="P61">…</text:p>
      <text:p text:style-name="P61"/>
      <text:p text:style-name="P61">Сознание с трудом возвращалось в гудевшую <text:span text:style-name="T7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1">– Ма-а-акс! Ма-а-акс! Встава-а-ай!</text:p>
      <text:p text:style-name="P61">– И как я, интересно, могу встать, если ты стоишь прямо надо мной? – с трудом отвечаю я.</text:p>
      <text:p text:style-name="P61">– Хорош умничать! – буркнула пегаска сквозь слёзы. – Макс?!!</text:p>
      <text:p text:style-name="P61">Я был полузадушен силой объятий пегаски.</text:p>
      <text:p text:style-name="P61">– Что-то я слишком часто реву с тех пор, как мы познакомились. – пробормотала Дэш, прижавшись ко мне. – Это не круто.</text:p>
      <text:p text:style-name="P61">– Ещё как круто! – утешил пегаску я. – Ты мне всю рубашку промочила. Прямо как водомётная машина.</text:p>
      <text:p text:style-name="P61">– <text:span text:style-name="T77">А т</text:span>ы вставать не хотел! Я очень-очень испугалась. <text:span text:style-name="T77">Всё-таки, д</text:span>урацкая это была затея с самокатом! Если бы можно было вернуться к фургону!</text:p>
      <text:p text:style-name="P6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1">Дэш почесала в затылке.</text:p>
      <text:p text:style-name="P6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1">Вроде, не издевается.</text:p>
      <text:p text:style-name="P61">– Дэш!</text:p>
      <text:p text:style-name="P61"><text:soft-page-break/>– Ась?</text:p>
      <text:p text:style-name="P61">Пегаска с невинным видом уставилась на меня, практически упёршись своим носом в мой.</text:p>
      <text:p text:style-name="P61">– Я бегаю ещё хуже, чем ты таскаешь фургоны. То есть, чуть лучше, чем никак.</text:p>
      <text:p text:style-name="P61">Пегаска критически осмотрела меня и помотала головой.</text:p>
      <text:p text:style-name="P61">– Фиговые у тебя шутки. Не смешные.</text:p>
      <text:p text:style-name="P61">– Дэш, я не шучу.</text:p>
      <text:p text:style-name="P61">– Не верю. – пегаска провела крылом по моей ноге от пояса до пятки. – У тебя очень длинные ноги. Почти как у аликорнов. Ты не можешь плохо бегать.</text:p>
      <text:p text:style-name="P6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1"><text:span text:style-name="T13">–</text:span> А какой у тебя там был образ жизни?</text:p>
      <text:p text:style-name="P61"><text:span text:style-name="T13">–</text:span> Сидячий. Каждый день по восемь-десять часов в день на стуле, перед компьютером. Иногда и по двенадцать.</text:p>
      <text:p text:style-name="P61">У Дэш отвалилась челюсть.</text:p>
      <text:p text:style-name="P61"><text:span text:style-name="T13">–</text:span> Дискордовы яйца! Ты сидел в тюрьме? За что тебя посадили?</text:p>
      <text:p text:style-name="P61"><text:span text:style-name="T13">–</text:span> Я не сидел в тюрьме! У меня работа сидячая. Была. Программисты так работают, понимаешь? Сидя. У нас это в порядке вещей.</text:p>
      <text:p text:style-name="P61">Пегаска неверяще смотрела на меня. Потом её удивление сменилось сочувствием. Она схватилась за голову.</text:p>
      <text:p text:style-name="P61"><text:span text:style-name="T13">–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7">о такие… гм… заклинания. Ты </text:span><text:span text:style-name="T46">пишешь</text:span><text:span text:style-name="T57">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7">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61"><text:span text:style-name="T5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3">– Не парься. Просто исходи из того, что до Понивилля мы доберёмся шагом. И ещё вот что…</text:p>
      <text:p text:style-name="P63">– Да?</text:p>
      <text:p text:style-name="P63">– Слезь с меня наконец!</text:p>
      <text:p text:style-name="P63"/>
      <text:p text:style-name="P62">***</text:p>
      <text:p text:style-name="P61"/>
      <text:p text:style-name="P61">Два дня спустя…</text:p>
      <text:p text:style-name="P61"/>
      <text:p text:style-name="P61">Мы стояли на берегу Седлового озера. Дэш озадаченно осматривалась.</text:p>
      <text:p text:style-name="P6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3"><text:soft-page-break/>– Ты хочешь сказать, нам надо <text:span text:style-name="T13">сделать крюк</text:span> в сто миль?! Да это ж ещё неделю ходьбы! У нас картошки осталось на день, твоими стараниями<text:span text:style-name="T13">!</text:span></text:p>
      <text:p text:style-name="P63">Пегаска <text:span text:style-name="T13">сконфужено</text:span> заметила:</text:p>
      <text:p text:style-name="P63">– Я в этих краях впервые. И обычно я путешествую по воздуху или поездом.</text:p>
      <text:p text:style-name="P6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7">матюков мне</text:span> удалось замазать самые большие щели. За тестовый<text:span text:style-name="T77"> </text:span>получасовый заплыв<text:span text:style-name="T77"> </text:span>в лодку набралось всего две банки воды.</text:p>
      <text:p text:style-name="P63">– Ну что, отправляемся? – Дэш свеслилась с носа, глядя в зеленоватую воду. – Как лодку назовёшь, кэп?</text:p>
      <text:p text:style-name="P63">– «Две банки». – буркнул я.</text:p>
      <text:p text:style-name="P51"/>
      <text:p text:style-name="P51">…</text:p>
      <text:p text:style-name="P51">&lt;<text:bookmark text:name="eow-title"/><text:span text:style-name="T67">Haddaway - What is love </text:span>&gt;</text:p>
      <text:p text:style-name="P6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3">И всё же это был славный заплыв! Медитативный плеск волн, ласково греющее спину солнце, крик чаек настроили меня на философский лад. </text:p>
      <text:p text:style-name="P6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3">– Макс. – прервала ход моих мыслей пегаска. – Наш путь заканчивается. В Понивилле мы расстанемся. Ты ничего не хочешь сказать?</text:p>
      <text:p text:style-name="P63">– Что именно? – вопрос застал меня врасплох. Я прекратил грести и обернулся.</text:p>
      <text:p text:style-name="P63">– Ну… – пегаска смутилась. – Что у тебя на душе? Какие чувства? Ты правда совсем-совсем ничего не хочешь мне сказать?</text:p>
      <text:p text:style-name="P63">– Да вроде нет. Ни о чём не думал вообще.</text:p>
      <text:p text:style-name="P6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3">– Значит, тебе нечего мне сказать? Тогда я скажу! Ты врёшь, что ни о чём не думал! Ты опять думал о ней!</text:p>
      <text:p text:style-name="P63">– О ком?</text:p>
      <text:p text:style-name="P63"><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3">Та-а-ак! Вот в чём дело, лягать меня в пузо! Пегаска ревнует! Какого хера? <text:span text:style-name="T77">Я не давал ей повода!</text:span></text:p>
      <text:p text:style-name="P63">– Это не твоё дело! – рявкнул я.</text:p>
      <text:p text:style-name="P63">– Ах, не моё?! Не моё после побега из центра Псинтела?! Не моё после обнимашек в фургоне?! Не моё после трассы 52?!! Ты… Ты…</text:p>
      <text:p text:style-name="P6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3">– Да пожалуйста! – пегаска топнула ногой. – Нет там для вас ничего полезного! Но раз уж ты это вспомнил — на здоровье! Я видела во сне человека! И о<text:span text:style-name="T77">н жил с пони! И они </text:span>офигенски <text:span text:style-name="T77">любили друг друга! И у них </text:span>был<text:span text:style-name="T77"> </text:span>офигенский <text:span text:style-name="T77">секс! </text:span>И это было круто!<text:span text:style-name="T77"> </text:span>А ты… Ты <text:span text:style-name="T13">— н</text:span>е такой! Ты не любишь пони!!!</text:p>
      <text:p text:style-name="P63">С каждой фразой пегаска всё сильнее топала ногой. Последнюю фразу она завершила сокрушительным фумикоми.</text:p>
      <text:p text:style-name="P63">КРАК!</text:p>
      <text:p text:style-name="P63">– Ой! – пегаска поспешно отдёрнула ногу. Но было поздно.</text:p>
      <text:p text:style-name="P6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3">– Оставь меня в покое! Мне не нужна твоя помощь!!!</text:p>
      <text:p text:style-name="P6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41">—</text:span> только <text:span text:style-name="T1">двадцать пять</text:span>. Одежда, правда, <text:span text:style-name="T1">здорово </text:span>мешает.</text:p>
      <text:p text:style-name="P7">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3">Приволочив меня на берег, Дэш разжала зубы. Я успел перевернуться на спину, когда она со стоном повалилась на меня, раскинув крылья.</text:p>
      <text:p text:style-name="P63"><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3"><text:span text:style-name="T13">– </text:span>Выф-выф-вуф! <text:span text:style-name="T13">– </text:span>возразил я.</text:p>
      <text:p text:style-name="P63">Отпихнув от лица живот пегаски и выплюнув шерсть, я продолжил.</text:p>
      <text:p text:style-name="P63"><text:soft-page-break/><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3"><text:span text:style-name="T13">– </text:span>Бе-бе-бе! <text:span text:style-name="T13">– </text:span>устало передразнила меня Дэш. <text:span text:style-name="T13">– </text:span><text:span text:style-name="T25">Макс! Я </text:span><text:span text:style-name="T29">— </text:span><text:span text:style-name="T25">плохая пони, потому что хотела получить то, что мне не принадлежит.</text:span> Но какой же ты всё-таки глупый! Пойми, смертные <text:span text:style-name="T13">— </text:span>игрушки в копытах вечных. Любимые,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3">Я молчал, осмысливая услышанное. Злость ушла. Пришла печаль.</text:p>
      <text:p text:style-name="P63"><text:span text:style-name="T13">– </text:span>Дэш, я знаю. Просто не могу о ней забыть.</text:p>
      <text:p text:style-name="P63">Пегаска тяжело поднялась.</text:p>
      <text:p text:style-name="P63"><text:span text:style-name="T13">– </text:span>Везёт же некоторым. <text:span text:style-name="T13">– </text:span>пробормотала она, раскрывая крылья для просушки.</text:p>
      <text:p text:style-name="P63">…</text:p>
      <text:p text:style-name="P63"><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63">Я сидел на песке, прижимаясь спиной к спине пегаски. Её распахнутые крылья защищали меня от ветра.</text:p>
      <text:p text:style-name="P63"><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1">– </text:span><text:span text:style-name="T41">Макс, ты весь дрожишь! Тебе надо просушить шерсть. </text:span>Снимай-ка одежду! <text:span text:style-name="T13">–</text:span> <text:span text:style-name="T1">с</text:span>командовала Дэш.</text:p>
      <text:p text:style-name="P1"><text:span text:style-name="T13">–</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3">–</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7"><text:soft-page-break/>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3">– </text:span><text:span text:style-name="T1">Я не умею. Неумеха. </text:span><text:span text:style-name="T13">– </text:span><text:span text:style-name="T1">пробормотала тихо.</text:span></text:p>
      <text:p text:style-name="P4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1">– <text:span text:style-name="T1">Дэш… Ты же понимаешь, что я не люблю тебя?</text:span></text:p>
      <text:p text:style-name="P51">–<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7">Я засмеялся. Пегаска была неисправима.</text:p>
      <text:p text:style-name="P7"><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7">Пегаска о чём-то подумала и кивнула.</text:p>
      <text:p text:style-name="P7"><text:span text:style-name="T13">– </text:span>Хорошо, пусть это будет моей фантазией. А ты правда принимаешь меня?</text:p>
      <text:p text:style-name="P7"><text:span text:style-name="T13">– </text:span>Правда. Н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ммм… анатомия.</text:p>
      <text:p text:style-name="P1"><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7">&lt;<text:span text:style-name="T64">Seal – Amazing (Thin White Duke remix)</text:span>&gt;</text:p>
      <text:p text:style-name="P1"><text:span text:style-name="T13">–</text:span> Я чувствую тебя, <text:span text:style-name="T13">–</text:span> промурлыкала Дэш. <text:span text:style-name="T13">–</text:span> Видишь, это совсем не страшно, что я кобыл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м-м-м…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тела и ещё примерно такой же…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Макс,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ммм…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63"/>
      <text:h text:style-name="Heading_20_2" text:outline-level="2">16. <text:span text:style-name="T1">Понивилль. Фейс-контроль </text:span></text:h>
      <text:p text:style-name="P51">&lt;<text:span text:style-name="T64">Mothley Crue – Cickstart my heart</text:span>&gt;</text:p>
      <text:p text:style-name="P63">«<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3"><text:soft-page-break/></text:p>
      <text:p text:style-name="P63">Я отложил стопку газет, принесенных пегаской.</text:p>
      <text:p text:style-name="P63"><text:span text:style-name="T13">–</text:span> Про меня таки забыли. Отлично.</text:p>
      <text:p text:style-name="P63"><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63"><text:span text:style-name="T13">–</text:span> Ого! Луна никак не уймется. Ладно, это её проблемы.</text:p>
      <text:p text:style-name="P63">К счастью, библиотека Понивилля располагалась на окраине. Пробраться туда под покровом сумерек было раз плюнуть.</text:p>
      <text:p text:style-name="P63"><text:span text:style-name="T13">– </text:span>Твайлайт, привет! Мы вернулись! <text:span text:style-name="T13">–</text:span> я захлопнул за собой дверь.</text:p>
      <text:p text:style-name="P6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3">Ни слова ни говоря, Твайлайт отперла дверь в подвал и потащила меня за собой.</text:p>
      <text:p text:style-name="P63"><text:span text:style-name="T13">– К</text:span>АКОГО ХУЯ?!! Твайлайт, ёб твою понимать, ты чё творишь? <text:span text:style-name="T13">– </text:span>я вцепился в ручку двери.</text:p>
      <text:p text:style-name="P63"><text:span text:style-name="T13">– </text:span>Твайли, ты чего? <text:span text:style-name="T13">– </text:span>брыкалась Дэш. <text:span text:style-name="T13">– </text:span>Немедленно опусти меня на пол!</text:p>
      <text:p text:style-name="P63"><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3">ХРУСТЬ!</text:p>
      <text:p text:style-name="P63">Дверная ручка оторвалась с мясом и я продолжил низвержение в подвал.</text:p>
      <text:p text:style-name="P63"><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3"><text:span text:style-name="T13">– </text:span>Не беспокойся, Макс-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63">Я молча дёргался, пытаясь сломать браслеты.</text:p>
      <text:p text:style-name="P63"><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3">Единорожка отвернулась к стеклянному шкафу и стала рыться в нём.</text:p>
      <text:p text:style-name="P63"><text:span text:style-name="T13">– </text:span>Где-то он тут был, я же клала его сюда на прошлой неделе, после эксперимента с тыквой!</text:p>
      <text:p text:style-name="P6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3"><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63">Я снова распластался на столе, скованный браслетами. Твайлайт с безумными глазами склонилась надо мной. Рядом с ней парил скальпель.</text:p>
      <text:p text:style-name="P63"><text:span text:style-name="T13">– </text:span>Твайлайт, не смей! <text:span text:style-name="T13">– </text:span>хриплым от ужаса голосом прошептал я.</text:p>
      <text:p text:style-name="P63"><text:soft-page-break/><text:span text:style-name="T13">–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3">Скальпель с огромной скоростью метнулся ко мне.</text:p>
      <text:p text:style-name="P63"><text:span text:style-name="T13">– </text:span>А-А-А-А-А-А!</text:p>
      <text:p text:style-name="P63">Вжик-вжие-вжик!</text:p>
      <text:p text:style-name="P63">Лоскутья одежды полетели на пол. Я лежал на столе как новорождённый и орал соответственно.</text:p>
      <text:p text:style-name="P63"><text:span text:style-name="T13">– О</text:span>у! <text:span text:style-name="T77">Что-то новенькое! </text:span>Это надо задокументировать.</text:p>
      <text:p text:style-name="P63">Невесть откуда взявшийся фотоаппарат сделал несколько снимков моего естества в разных ракурсах.</text:p>
      <text:p text:style-name="P63"><text:span text:style-name="T13">– </text:span>Хрен-то тебе зачем? <text:span text:style-name="T13">– </text:span>с бессильной злостью спросил я. <text:span text:style-name="T13">– </text:span><text:span text:style-name="T77">Т</text:span>ы собираешься устроить филиал порнхаба для пони-извращенцев?</text:p>
      <text:p text:style-name="P63"><text:span text:style-name="T13">–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3"><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3"><text:span text:style-name="T13">– </text:span>А если попроще?</text:p>
      <text:p text:style-name="P63"><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63">Твайлайт вытащила воронку из аппарата и приставила её к моей груди. За воронкой к ящику тянулся толстый гофрированный шланг.</text:p>
      <text:p text:style-name="P63"><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63"><text:span text:style-name="T13">– М</text:span>агнетрон вводит в резонанс только частицы магического субстрата. Тебе не о чём волноваться.</text:p>
      <text:p text:style-name="P6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3"><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3"/>
      <text:p text:style-name="P52">***</text:p>
      <text:p text:style-name="P52"/>
      <text:p text:style-name="P63"><text:span text:style-name="T13">– </text:span>А-А-А-А-А-А!!! Бля!</text:p>
      <text:p text:style-name="P63"><text:soft-page-break/>Мой полёт сквозь усыпанную звёздами сине-зелёную мглу закончился столкновением с чем-то мягким.</text:p>
      <text:p text:style-name="P63"><text:span text:style-name="T13">– </text:span>Сестра???</text:p>
      <text:p text:style-name="P6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3"><text:span text:style-name="T13">– </text:span>А-А-А-А-А-А!!!</text:p>
      <text:p text:style-name="P63"/>
      <text:p text:style-name="P64">***</text:p>
      <text:p text:style-name="P64"/>
      <text:p text:style-name="P63">Две кляксы надо мной сформировались в Рэйнбоу Дэш и Твайлайт Спаркл. Пони озадаченно наблюдали за мной и тихо шушукались.</text:p>
      <text:p text:style-name="P63"><text:span text:style-name="T13">– </text:span>Никогда, слышишь, никогда больше не смей подымать меня...</text:p>
      <text:p text:style-name="P63"><text:span text:style-name="T13">– </text:span>Откуда я знала, что резонансное заклинание так среагирует на...</text:p>
      <text:p text:style-name="P63"><text:span text:style-name="T13">– М</text:span>акс? <text:span text:style-name="T13">– </text:span>пегаска заметила, что я открыл глаза. <text:span text:style-name="T13">– </text:span>Ты в порядке?</text:p>
      <text:p text:style-name="P63">Я издал нечто среднее между брачным рёвом лося и стоном умирающего слона.</text:p>
      <text:p text:style-name="P63"><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3"><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63"/>
      <text:p text:style-name="P63">…</text:p>
      <text:p text:style-name="P63"/>
      <text:p text:style-name="P6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3"><text:span text:style-name="T13">– </text:span>Итак, мы:</text:p>
      <text:p text:style-name="P63">а) Имеем резонаторные рубины для ускорителя.</text:p>
      <text:p text:style-name="P63">б) После исчезновения принцессы Селестиии, не имеем <text:s/>возможности контролировать усиленное ускорителем <text:s/>заклинание Индрэ.</text:p>
      <text:p text:style-name="P63">Это значит, что:</text:p>
      <text:p text:style-name="P63">а) Нам придётся пользоваться обычной версией заклинания. Вероятность успеха в этом случае я оцениваю как <text:s/>один к пяти.</text:p>
      <text:p text:style-name="P63">б) Или идти на большой риск и вызвать неконтролируемое усиленное заклинание.</text:p>
      <text:p text:style-name="P63">Во втором случае вероятность возникновения крупной энергомагической вспышки я оцениваю как один к трём.</text:p>
      <text:p text:style-name="P63"><text:span text:style-name="T13">– Н</text:span>е умничай! Что ты имеешь ввиду под «крупной энергомагической вспышкой»? <text:span text:style-name="T13">– </text:span>почесала в затылке Эпплджек. <text:span text:style-name="T13">– </text:span>Нам хватит ведра воды, чтоб её потушить?</text:p>
      <text:p text:style-name="P63"><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63"><text:soft-page-break/><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63">– Дорогая, каждый пони должен быть готов на всё во имя Эквестрии! Если, конечно, это не грязь под туалетным ковриком. – заявила Рэрити.</text:p>
      <text:p text:style-name="P63"><text:span text:style-name="T13">– </text:span>Ты хорошо подумала? <text:span text:style-name="T13">– н</text:span>ахмурилась Рэйнбоу Дэш. <text:span text:style-name="T13">– </text:span>В Эквестрии десятки таких городов, как Понивилль! Мы не можем махнуть на них крылом!</text:p>
      <text:p text:style-name="P63"><text:span text:style-name="T13">– </text:span>Тебе-то на Понивилль точно махать! <text:span text:style-name="T13">– </text:span>огрызнулась фермерша. <text:span text:style-name="T13">– Т</text:span>вой дом, поди, не зацепит.</text:p>
      <text:p text:style-name="P63"><text:span text:style-name="T13">– </text:span>Что ты сказала? А ну, повтори? <text:span text:style-name="T13">– </text:span>взвилась пегаска.</text:p>
      <text:p text:style-name="P63"><text:span text:style-name="T13">– </text:span>Не ссорьтесь, девчёнки. <text:span text:style-name="T13">– </text:span>встрял я. <text:span text:style-name="T13">– </text:span>Ничем рисковать не придётся. У меня есть другой вариант.</text:p>
      <text:p text:style-name="P63"><text:span text:style-name="T13">– </text:span>Ась?</text:p>
      <text:p text:style-name="P63"><text:span text:style-name="T13">– </text:span>Что?</text:p>
      <text:p text:style-name="P63"><text:span text:style-name="T13">– </text:span>Какой? <text:span text:style-name="T13">– </text:span>разом <text:span text:style-name="T13">о</text:span>бернулась ко мне компания.</text:p>
      <text:p text:style-name="P63"><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63"><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3"><text:span text:style-name="T13">– Л</text:span>ягать! <text:span text:style-name="T13">– </text:span>сморщилась Эпплджек. <text:span text:style-name="T13">– </text:span>У меня после ожерелья Честности в башке гудит, как после маковского сидра!</text:p>
      <text:p text:style-name="P63"><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3"><text:span text:style-name="T13">– </text:span>Рэр, иногда лучше жевать, чем говорить. Вот честно!</text:p>
      <text:p text:style-name="P63"><text:span text:style-name="T13">– </text:span>Как пожелаешь! Макс,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3"><text:span text:style-name="T13">– </text:span>Они лежали в нагрудном кармане рубашки.</text:p>
      <text:p text:style-name="P63">Твайлайт отвлеклась от доски.</text:p>
      <text:p text:style-name="P63"><text:span text:style-name="T13">– В р</text:span>убашке? Я послала вниз Спайка прибраться. Те лохмотья тлели после вспышки... Спа-а-айк!!!</text:p>
      <text:p text:style-name="P63">Дракончик поднялся по лестнице с веником в одной лапе и мусорным пакетом в другой. Он был весь перемазан сажей и что-то торопливо жевал.</text:p>
      <text:p text:style-name="P63"><text:span text:style-name="T13">– </text:span>Вот, прибрался малёхо. Но с потолка сажу ещё не успел счистить, там стремянка нужна.</text:p>
      <text:p text:style-name="P63"><text:span text:style-name="T13">– </text:span>Спайки-Вайки, не выкидывай одежду, пожалуйста. В ней должны быть рубины.</text:p>
      <text:p text:style-name="P63"><text:span text:style-name="T13">– </text:span>Какие ещё рубины? <text:span text:style-name="T13">– </text:span>переспросил Спайк и зажевал быстрее.</text:p>
      <text:p text:style-name="P63"><text:span text:style-name="T13">–</text:span> Резонаторные! <text:span text:style-name="T13">–</text:span> холодея, ответил я. <text:span text:style-name="T13">– </text:span>В кармане рубашки должны лежать четыре кристалла.</text:p>
      <text:p text:style-name="P63"><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41"/>
      <text:p text:style-name="P63">…</text:p>
      <text:p text:style-name="P63"/>
      <text:p text:style-name="P63"><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63"><text:span text:style-name="T13">– К</text:span>акой-то неправильный у Макса смех! <text:span text:style-name="T13">– </text:span>голос Пинки был еле слышен из-под наваленных на меня подушек. <text:span text:style-name="T13">– <text:s/></text:span>И, мне кажется, сам Макс сейчас немножечко неправильный. Правильно я говорю?</text:p>
      <text:p text:style-name="P63"><text:soft-page-break/>Подушка отогнулась и в прямоугольнике света показалась голова Пинки.</text:p>
      <text:p text:style-name="P63"><text:span text:style-name="T13">– </text:span>Макс. Ты сейчас правильный, или нет?</text:p>
      <text:p text:style-name="P63"><text:span text:style-name="T13">– </text:span>Макс, ты как? Тебе уже лучше? <text:span text:style-name="T13">– </text:span>в прямоугольнике появилась голова Рэйнбоу Дэш.</text:p>
      <text:p text:style-name="P63"><text:span text:style-name="T13">– </text:span>Фигурально выражаясь, ты в себе? <text:span text:style-name="T13">– </text:span>вклинилась между ними Твайлайт Спаркл.</text:p>
      <text:p text:style-name="P63"><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63">Я отдышался. Поняхи участливо смотрели на меня, выискивая признаки успокоения.</text:p>
      <text:p text:style-name="P63"><text:span text:style-name="T13">– </text:span>Отпустите. Я уже правильный. <text:span text:style-name="T13">– </text:span>наконец произнёс я.</text:p>
      <text:p text:style-name="P63">Пинки, Дэш и Твайлайт слезли с горки подушек, наваленных на меня после эмоционального взрыва. Эпплджек встала с ног.</text:p>
      <text:p text:style-name="P63"><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3"><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63"><text:span text:style-name="T13">– </text:span>Спайк!!! Немедленно... <text:s/>сбегай в лавку к Кейкам за выпечкой! Нам всем нужно успокоиться.</text:p>
      <text:p text:style-name="P63"><text:span text:style-name="T13">– </text:span>Уже бегу!</text:p>
      <text:p text:style-name="P63"/>
      <text:p text:style-name="P64">***</text:p>
      <text:p text:style-name="P63"/>
      <text:p text:style-name="P6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3"><text:span text:style-name="T13">– </text:span>Ты точно знаешь, что делаешь? <text:span text:style-name="T13">– </text:span>переспросила Эпплджек. <text:span text:style-name="T13">– </text:span>Мне бы не хотелось, чтоб от Понивилля остались одни головешки.</text:p>
      <text:p text:style-name="P63"><text:span text:style-name="T13">– </text:span>Не беспокойся, всё просчитано. Я уверена, я подчёркиваю, абсолютно уверена в безопасности эксперимента!</text:p>
      <text:p text:style-name="P63"><text:span text:style-name="T13">– </text:span>Ой, чего-то мне нехорошо становится, когда ты так говоришь...</text:p>
      <text:p text:style-name="P63"><text:span text:style-name="T13">– </text:span>Девочки, приготовились! Начинаю обратный отсчёт! Десять! Девять! Восемь! Семь!</text:p>
      <text:p text:style-name="P63">Гудение синхрофазотрона усилилось. Картинка у меня перед глазами поплыла.</text:p>
      <text:p text:style-name="P63"><text:span text:style-name="T13">– </text:span>Шесть! Пять! Четыре! Три! Флаттершай, ты одела ожерелье Доброты задом-наперёд! Три-с-половиной! Три-с-четвертью! Два! Один! Понеслись!</text:p>
      <text:p text:style-name="P63">Картинка у меня перед глазами выключилась.</text:p>
      <text:p text:style-name="P63"/>
      <text:h text:style-name="Heading_20_2" text:outline-level="2">17. <text:span text:style-name="T1">Откровение</text:span></text:h>
      <text:p text:style-name="P51">&lt;<text:span text:style-name="T64">Mission Impossible theme</text:span>&gt;</text:p>
      <text:p text:style-name="P6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3">Я вглядываюсь в него.</text:p>
      <text:p text:style-name="P63"><text:soft-page-break/>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3">Я перехожу провал.</text:p>
      <text:p text:style-name="P6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3">Я тяну ручку двери на верхней площадке. Сильный сквозняк чуть не сбивает меня с ног: ветер задувает в<text:span text:style-name="T77"> </text:span>покои Луны<text:span text:style-name="T77"> </text:span>через открытые балконные двери<text:span text:style-name="T77">.</text:span></text:p>
      <text:p text:style-name="P63">Мириады пульсирующих нитей сходятся к центру комнаты, где на матрасе лежит обтянутый шкурой скелет аликорна.</text:p>
      <text:p text:style-name="P63">Я осторожно пересекаю комнату и захлопываю двери на балкон.</text:p>
      <text:p text:style-name="P63"><text:span text:style-name="T13">– </text:span>А-а-а, ты всё-таки пришёл… <text:span text:style-name="T13">– </text:span>шелестит скрипучий голос за моей спиной.</text:p>
      <text:p text:style-name="P6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3"><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3"><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3"><text:span text:style-name="T13">– </text:span>ТЫ НИЧЕГО НЕ УЗНАЕШЬ!!!</text:p>
      <text:p text:style-name="P6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3"><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3">Луна закашливается едким смехом и отпивает из вазы, стоящей на полу рядом с матрацем.</text:p>
      <text:p text:style-name="P63"><text:soft-page-break/><text:span text:style-name="T13">– </text:span>Открой балкон. Мы призвали Найтмэр, чтобы подольше продержаться. Этой сучке из племени виндиго нужен ветер.</text:p>
      <text:p text:style-name="P6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3"><text:span text:style-name="T13">– </text:span>Сожалеем, что не можем убить тебя.</text:p>
      <text:p text:style-name="P63">Обернувшись я встречаюсь с рогом аликорницы, нацеленным мне в грудь.</text:p>
      <text:p text:style-name="P63"><text:span text:style-name="T13">– </text:span>Твоё тело соткано из наваждения — Нам ли не знать! Мы всё ещё Владыка Снов.</text:p>
      <text:p text:style-name="P63">Я делаю шаг назад, на балкон. Луна трескуче смеётся и шагает следом.</text:p>
      <text:p text:style-name="P63"><text:span text:style-name="T13">– </text:span>Но что в Нашей власти — так это вышвырнуть тебя отсюда!</text:p>
      <text:p text:style-name="P63">Я снова отступаю. Как я помню, балкон метра три в ширину и без перил. И хоть я осознаю, что это сон, мне страшно до онемения.</text:p>
      <text:p text:style-name="P63"><text:span text:style-name="T13">– </text:span>Призвав тебя сюда, мы потратили последние силы. Которыми можно было поддерживать Эквестрию ещё долгие годы.</text:p>
      <text:p text:style-name="P63">Шаг назад.</text:p>
      <text:p text:style-name="P63"><text:span text:style-name="T13">– </text:span>Кимеринн погиб, чтобы ты жил.</text:p>
      <text:p text:style-name="P63">Шаг назад.</text:p>
      <text:p text:style-name="P63"><text:span text:style-name="T13">– </text:span>Сел осталась без магии и развоплотилась из-за тебя.</text:p>
      <text:p text:style-name="P63">Шаг назад.</text:p>
      <text:p text:style-name="P63"><text:span text:style-name="T13">– </text:span>Столько надежд впустую. И, как финальная насмешка, ты увидишь гибель всего, что Нам дорого?! Не бывать этому! ПОШЁЛ ВОН!!!</text:p>
      <text:p text:style-name="P63">Я мешкаю, не чувствуя под отступающей ногой опоры, и этого хватает, чтобы Луна в выпаде достала меня рогом.</text:p>
      <text:p text:style-name="P63">Магический разряд пронзает грудь сетью молний и вышвыривает меня с балкона. Луна — или Найтмэр Мун? — хохочет, видя моё падение.</text:p>
      <text:p text:style-name="P63">Я проваливаюсь в звёздную сине-зелёную мглу.</text:p>
      <text:p text:style-name="P63"/>
      <text:p text:style-name="P63">…</text:p>
      <text:p text:style-name="P51"/>
      <text:p text:style-name="P6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7">её </text:span>расплываются. Она исчезает, не дойдя до экрана.</text:p>
      <text:p text:style-name="P8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3">Ближе.</text:p>
      <text:p text:style-name="P63">Всем телом ощущаю дискомфорт от низкочастотной вибрации, как будто рядом проходит поезд.</text:p>
      <text:p text:style-name="P63">Ещё ближе.</text:p>
      <text:p text:style-name="P63"><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3">Совсем близко.</text:p>
      <text:p text:style-name="P6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3">Я ВИЖУ!!! ПРОКЛЯТЬЕ, КАК ВСЁ ПРОСТО!!!</text:p>
      <text:p text:style-name="P6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3"><text:span text:style-name="T13">– </text:span>Ты ведь вернёшься? Не говори им, что увидел там! <text:span text:style-name="T13">– </text:span>жеребёнок машет в сторону экрана. Её голос слышится глухо, как через подушку.</text:p>
      <text:p text:style-name="P63">Я киваю ей в ответ. Мне понятно, почему.</text:p>
      <text:p text:style-name="P63"><text:span text:style-name="T13">– </text:span>Как тебя зовут, малышка? Я постараюсь найти тебя. Может быть, ещё не поздно.</text:p>
      <text:p text:style-name="P63">Пегаска приветственно машет копытом.</text:p>
      <text:p text:style-name="P41"><text:span text:style-name="T47">– </text:span><text:span text:style-name="T36">Шейла! Шейла Блюскай! И я уже не малышка! </text:span><text:span text:style-name="T47">– </text:span><text:span text:style-name="T36">она тычет в кьютимарку в виде ластика, стирающего тучу. </text:span><text:span text:style-name="T13">&lt;</text:span>Макс находит её в Терре по кьютимарке на рюкзаке<text:span text:style-name="T13">&gt;</text:span></text:p>
      <text:p text:style-name="P6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81"/>
      <text:p text:style-name="P64">***</text:p>
      <text:p text:style-name="P64"/>
      <text:p text:style-name="P1"><text:span text:style-name="T13">–</text:span> <text:span text:style-name="T1">Макс?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41">— </text:span><text:span text:style-name="T1">т</text:span>ы стал слишком бледный. Я решила прервать <text:span text:style-name="T1">заклинание</text:span>. Как ты себя…</text:p>
      <text:p text:style-name="P1"><text:span text:style-name="T51">–</text:span><text:span text:style-name="T41"> … чувствуешь, дорогая Рэрити?! Я могу чем-нибудь помочь? Вот, выпей воды! </text:span><text:span text:style-name="T51">–</text:span><text:span text:style-name="T41"> дракончик метался вокруг светлой единорожки, в волнении заламывая лапы.</text:span></text:p>
      <text:p text:style-name="P6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3"><text:span text:style-name="T13">– </text:span>Ну что? Увидел что-нибудь, сахарок?</text:p>
      <text:p text:style-name="P63">Пони уставились на меня с надеждой.</text:p>
      <text:p text:style-name="P63"><text:span text:style-name="T13">– </text:span>Да.</text:p>
      <text:p text:style-name="P63">Откровение давило на психику как тонна кирпичей. Я не знал, что им сказать. Я не мог.</text:p>
      <text:p text:style-name="P63"><text:span text:style-name="T13">– П</text:span>ревосходно!</text:p>
      <text:p text:style-name="P63"><text:span text:style-name="T13">– </text:span>Это просто супер-дупер-здоровски-потрясно!</text:p>
      <text:p text:style-name="P63"><text:span text:style-name="T13">– </text:span>Йей!</text:p>
      <text:p text:style-name="P63"><text:span text:style-name="T13">– </text:span>Ю-ху!</text:p>
      <text:p text:style-name="P63"><text:span text:style-name="T13">– О</text:span>фигенно! Мы победили! Макс, ты молодец!</text:p>
      <text:p text:style-name="P63"><text:span text:style-name="T13">– </text:span>Замечательно! Секундочку, я приготовлю дневник…</text:p>
      <text:p text:style-name="P63"><text:soft-page-break/>Восторг пони постепенно сменился ожиданием. Я молчал.</text:p>
      <text:p text:style-name="P63"><text:span text:style-name="T13">– </text:span>Э-м-м? И что же ты увидел? <text:span text:style-name="T13">– </text:span>не выдержала Твайлайт.</text:p>
      <text:p text:style-name="P63"><text:span text:style-name="T13">– </text:span>Я… не могу сказать.</text:p>
      <text:p text:style-name="P63">Ожидание сменилось недоумением. Рэйнбоу Дэш насмешливо скривила губы.</text:p>
      <text:p text:style-name="P63"><text:span text:style-name="T13">– </text:span>Да ладно! Кончай прикалываться, мы же ждём! Шутка зачлась!</text:p>
      <text:p text:style-name="P63"><text:span text:style-name="T13">– </text:span>Не могу!!!</text:p>
      <text:p text:style-name="P63"/>
      <text:p text:style-name="P63">…</text:p>
      <text:p text:style-name="P63"/>
      <text:p text:style-name="P63">Молчание прервала Эпплджек.</text:p>
      <text:p text:style-name="P63"><text:span text:style-name="T13">– </text:span>Сахарок, с тобой всё в порядке?</text:p>
      <text:p text:style-name="P63">Дэш подошла ко мне вплотную, обняла мою голову и прижалась нос к носу.</text:p>
      <text:p text:style-name="P63"><text:span text:style-name="T13">– </text:span>Макс, ты чего? <text:span text:style-name="T13">– </text:span>прошептала она. <text:span text:style-name="T13">– </text:span>Тебя во сне кто-то заколдовал? Мигни мне правым глазом, если да.</text:p>
      <text:p text:style-name="P63">Я высвободился из объятий пегаски.</text:p>
      <text:p text:style-name="P63"><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63">Тишина сменилась гулом голосов. Пони вполголоса обсуждали ситуацию, посматривая на меня и почёсывая в затылках.</text:p>
      <text:p text:style-name="P63"><text:span text:style-name="T13">– </text:span>Конски яблоки! Вот это поворот! А мне так хотелось узнать, что за нечисть тут орудует!</text:p>
      <text:p text:style-name="P63"><text:span text:style-name="T13">–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3"><text:span text:style-name="T13">–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3"><text:span text:style-name="T13">– </text:span>Рэр, отвали!</text:p>
      <text:p text:style-name="P63"><text:span text:style-name="T13">– </text:span>Оу, какие страсти! Ладно-ладно, не сердись, дорогая, не мешаю!</text:p>
      <text:p text:style-name="P63"><text:span text:style-name="T13">–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3"><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63"><text:span text:style-name="T13">– </text:span>Стойте!</text:p>
      <text:p text:style-name="P63">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63"><text:span text:style-name="T13">– </text:span>Ага, вот! Нашла! Макс прав! В «Заклинании Последнего Шанса» есть такое! <text:span text:style-name="T13">– </text:span>единорожка принялась зачитывать отрывок.</text:p>
      <text:p text:style-name="P63">…</text:p>
      <text:p text:style-name="P63">«<text:span text:style-name="T15">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5">слишком громко думать. И сообщить способ спасения — означает его разрушить.</text:span>»</text:p>
      <text:p text:style-name="P63">…</text:p>
      <text:p text:style-name="P63"><text:soft-page-break/><text:span text:style-name="T13">– </text:span>Ты хочешь сказать, если Макс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63">Пегаска сжала голову копытами.</text:p>
      <text:p text:style-name="P63"><text:span text:style-name="T13">– </text:span>Это может быть случай так называемого «кота Шротингера». Никогда бы не подумала, что он мне встретится на практике!</text:p>
      <text:p text:style-name="P63">Твайлайт протёрла доску тряпочкой и нарисовала на ней коробку.</text:p>
      <text:p text:style-name="P63"><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63"><text:span text:style-name="T13">– </text:span><text:span text:style-name="T77">Допустим, кот бессмертен. Также допустим, что кот з</text:span>аколдован<text:span text:style-name="T77"> </text:span>отложенным <text:span text:style-name="T77">заклятие</text:span>м<text:span text:style-name="T77"> Стирания, которое сработает, если кто-то откроет ящик</text:span>. <text:span text:style-name="T77">То есть, п</text:span>ри открытии<text:span text:style-name="T77"> ящик</text:span>а<text:span text:style-name="T77"> кот исчезнет из </text:span>бытия<text:span text:style-name="T77"> </text:span>— его нет, и никогда не было.</text:p>
      <text:p text:style-name="P63"><text:span text:style-name="T13">– </text:span>Бедный котик. <text:span text:style-name="T13">– </text:span>прошептала Флаттершай.</text:p>
      <text:p text:style-name="P63">Я насторожился, услышав знакомое заклинание.</text:p>
      <text:p text:style-name="P63"><text:span text:style-name="T13">– </text:span>Стой! Откуда тебе известно про заклинание Стирания?</text:p>
      <text:p text:style-name="P63"><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63"><text:span text:style-name="T13">– </text:span>Гм. Ну ладно, продолжай.</text:p>
      <text:p text:style-name="P63"><text:span text:style-name="T13">– </text:span>Так вот, по условию эксперимента известно, что вероятность того, что кто-то откроет ящик, ненулевая.</text:p>
      <text:p text:style-name="P63"><text:span text:style-name="T13">– </text:span>И что это означает, дорогая? <text:span text:style-name="T13">– </text:span>спросила Рэрити.</text:p>
      <text:p text:style-name="P63"><text:span text:style-name="T13">– </text:span>Это значит, что кто-нибудь когда-нибудь обязательно откроет его.</text:p>
      <text:p text:style-name="P63"><text:span text:style-name="T13">– </text:span>У меня щас башка лопнет! <text:span text:style-name="T13">– </text:span>пожаловалась Дэш. <text:span text:style-name="T13">– </text:span>Так всё-таки, когда этот грёбаный ящик откроют?</text:p>
      <text:p text:style-name="P63"><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3">Твайлайт прокашлялась, отпила из графина и продолжила.</text:p>
      <text:p text:style-name="P63"><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3">Пони молчали, переваривая информацию. Дэш с отсутствующим видом следила за пауком на потолке.</text:p>
      <text:p text:style-name="P63">Наконец Эпплджек сдвинула шляпу на лоб.</text:p>
      <text:p text:style-name="P63"><text:span text:style-name="T13">–</text:span> То есть, ты хочешь сказать, что мы все — навроде этого кота, а Макс боится открыть ящик? Чтоб мы не исчезли окончательно?</text:p>
      <text:p text:style-name="P63"><text:span text:style-name="T13">– </text:span>Нечто около того. Стар Свирл пишет, что разглашение способа спасения его же и разрушит. Иными словами, открывать ящик нельзя.</text:p>
      <text:p text:style-name="P63">Я поднял руку, прося слово. Пони обернулись на меня и затихли.</text:p>
      <text:p text:style-name="P63"><text:span text:style-name="T13">–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3">…</text:p>
      <text:p text:style-name="P63"><text:soft-page-break/><text:span text:style-name="T13">– </text:span>Лягать! <text:span text:style-name="T13">– </text:span>выругалась Дэш. <text:span text:style-name="T13">– </text:span>Значит, наши усилия по доставке резонаторов пошли лесом.</text:p>
      <text:p text:style-name="P63"><text:span text:style-name="T13">– </text:span>Не совсем. Мне таки удалось узнать, где искать Селестию.</text:p>
      <text:p text:style-name="P63">В библиотеке снова поднялся галдёж. Твайлайт подняла копыто.</text:p>
      <text:p text:style-name="P63"><text:span text:style-name="T13">– </text:span>Тихо! Спайк, будь добр, сбегай к Кейкам за выпечкой. Нам надо успокоиться. Макс, хоть про Селестию ты нам можешь рассказать?</text:p>
      <text:p text:style-name="P63"><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63"><text:span text:style-name="T13">– А </text:span>как ты узнал… <text:span text:style-name="T13">– </text:span>начала было единорожка, но её перебил напряжённый голос Спайка.</text:p>
      <text:p text:style-name="P63"><text:span text:style-name="T13">– </text:span>Твай! <text:span text:style-name="T13">– </text:span>дракончик стоял в дверях спиной к нам. <text:span text:style-name="T13">– </text:span>У нас гости.</text:p>
      <text:p text:style-name="P63">Спайк попятился назад. Дверь широко растворилась и в библиотеку вошла Луна.</text:p>
      <text:p text:style-name="P63"/>
      <text:h text:style-name="Heading_20_2" text:outline-level="2">18. Поединок с Луной.</text:h>
      <text:p text:style-name="P63"/>
      <text:p text:style-name="P63">Дружный вздох прокатился по залу.</text:p>
      <text:p text:style-name="P6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3"><text:span text:style-name="T13">– </text:span>Макс, беги!!!</text:p>
      <text:p text:style-name="P6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3"><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63">Мы с пегаской застыли в синем левитационном поле и поплыли к Луне.</text:p>
      <text:p text:style-name="P63"><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63">Нас с Дэш обернуло лавандовое левитационное поле и мы полетели к библиотекарше.</text:p>
      <text:p text:style-name="P63"><text:span text:style-name="T13">–</text:span> Что? Мы не ослышались? ТЫ СМЕЕШЬ МЕШАТЬ НАМ?!!</text:p>
      <text:p text:style-name="P63">Нас опять потащило к Луне. Дэш подпёрла голову копытом и скорчила скучающую мину.</text:p>
      <text:p text:style-name="P63"><text:span text:style-name="T13">–</text:span> Мне очень жаль, Ваше Высочество, но Селестия назначила Макса МОИМ руководителем, и этот приказ НИКТО не отменял! Он МОЙ! <text:span text:style-name="T13">&lt;</text:span><text:span text:style-name="T25">Добавить в главы с Твайлайт её попытки заигрывания с Максом</text:span><text:span text:style-name="T13">&gt;</text:span></text:p>
      <text:p text:style-name="P63">В голосе лавандовой единорожки звучал металл. Мы опять полетели к Твайлайт.</text:p>
      <text:p text:style-name="P63"><text:span text:style-name="T13">–</text:span> ДОВОЛЬНО! НАМ НАДОЕЛА ЭТА НЕПОКОРНОСТЬ! ПОЗНАЙ ГНЕВ ПРИНЦЕССЫ НОЧИ!!!</text:p>
      <text:p text:style-name="P63"><text:span text:style-name="T13">–</text:span> Элементы! Аврал!!! Работаем!!!</text:p>
      <text:p text:style-name="P63">Ярко-фиолетовый луч разгневанной аликорницы столкнулся со щитом наспех мобилизованных Элементов <text:s/>Гармонии.</text:p>
      <text:p text:style-name="P63">Началась жара.</text:p>
      <text:p text:style-name="P6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3"><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3"><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63"><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6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3"><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3"><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63"><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63"><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3"><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63">Перед Луной возник ярко-фиолетовый шар, окутанный роем голубых искорок.</text:p>
      <text:p text:style-name="P63"><text:span text:style-name="T13">– О</text:span>хренеть! <text:span text:style-name="T13">– </text:span>чертыхнулся Спайк. <text:span text:style-name="T13">– </text:span><text:s/>Твай, она создаёт сферу стихий!</text:p>
      <text:p text:style-name="P63"><text:span text:style-name="T13">– </text:span>Вижу! <text:span text:style-name="T13">– </text:span>донёсся голос единорожки из-под потолка. <text:span text:style-name="T13">– </text:span>Задействовала план «Д»!</text:p>
      <text:p text:style-name="P6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3"><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3">Дракончик пополз было к окну, но я придержал его за хвост.</text:p>
      <text:p text:style-name="P63"><text:span text:style-name="T13">– </text:span>Погоди. У меня есть вариант получше.</text:p>
      <text:p text:style-name="P63">Я вылез из-под шкафа и попрыгал на одной ноге в центр зала.</text:p>
      <text:p text:style-name="P63"><text:span text:style-name="T13">– </text:span>Стойте! Прекратите! Да остановитесь же!!!</text:p>
      <text:p text:style-name="P63">Аликорница и шестёрка уставились на меня.</text:p>
      <text:p text:style-name="P63"><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3"><text:span text:style-name="T13">– </text:span>Ты так говоришь, как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63"><text:soft-page-break/><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3"><text:span text:style-name="T13">– </text:span>Как ты её назвал? <text:span text:style-name="T13">– </text:span>отвалилась челюсть у аликорницы.</text:p>
      <text:p text:style-name="P63"><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63"><text:span text:style-name="T13">– </text:span>Что? <text:span text:style-name="T13">– </text:span>хором вскрикнули я с Луной.</text:p>
      <text:p text:style-name="P6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3">С громким треском они встретились у лестницы на верхний ярус.</text:p>
      <text:p text:style-name="P6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3">Этой малой частью сознания я отметил скрип двери и застенчивый голос:</text:p>
      <text:p text:style-name="P63"><text:span text:style-name="T13">– </text:span>Твайлайт, Дёрпи сказала, у тебя есть «Особенности поведения, питания и размножения приматов»? Я бы хотела её ненадолго… Ого!!!</text:p>
      <text:p text:style-name="P63">После долгой паузы тот же голос спросил:</text:p>
      <text:p text:style-name="P63"><text:span text:style-name="T13">– </text:span>Что тут случилось? Почему все висят в воздухе? И всё вот это?</text:p>
      <text:p text:style-name="P63">Голос Спайка откуда-то из подвала ответил:</text:p>
      <text:p text:style-name="P63"><text:span text:style-name="T13">– </text:span>Потому что Твайлайт остановила время. В радиусе девяти метров, как мне кажется. Или десяти.</text:p>
      <text:p text:style-name="P63"><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3"><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3">Наступило молчание. Потом донеслось всхлипывание единорожки-заучки.</text:p>
      <text:p text:style-name="P63"><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3"><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3"><text:soft-page-break/><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3">В мозгу раздалось мычание, как если бы кто-то хотел выругаться, но в через силу сдержался.</text:p>
      <text:p text:style-name="P63"><text:span text:style-name="T13">– </text:span>КТО ИЗ МАГОВ СЕЙЧАС ПРИСУТСТВУЕТ В БИБЛИОТЕКЕ ЗА ПРЕДЕЛАМИ ЗОНЫ СКОЛЛАПСИРОВАВШЕГО ВРЕМЕНИ?</text:p>
      <text:p text:style-name="P63">Молчание. Наконец голос Спайка произнёс:</text:p>
      <text:p text:style-name="P63"><text:span text:style-name="T13">– </text:span>Она имеет ввиду, кто из единорогов в библиотеке не попал в это сверхпрозрачное стекло? Ну же, не тушуйся!</text:p>
      <text:p text:style-name="P63">Послышался застенчивый голос.</text:p>
      <text:p text:style-name="P63"><text:span text:style-name="T13">– </text:span>Эмм, я вам подхожу?</text:p>
      <text:p text:style-name="P63"><text:span text:style-name="T13">– </text:span>КТО ТЫ?</text:p>
      <text:p text:style-name="P63"><text:span text:style-name="T13">– </text:span>Эмм, Лира Хартстрингс, единорог. Я не то, чтобы маг, моя специализация — музыка…</text:p>
      <text:p text:style-name="P63"><text:span text:style-name="T13">– </text:span>ГОДИТСЯ! ТЫ ВИДИШЬ ТОЧКУ СИНГУЛЯРНОСТИ?</text:p>
      <text:p text:style-name="P63"><text:span text:style-name="T13">– </text:span>Эмм?</text:p>
      <text:p text:style-name="P63">Голос Спайка пояснил:</text:p>
      <text:p text:style-name="P63"><text:span text:style-name="T13">– </text:span>Вон та яркая искорка над лестницей, у которой вся картинка искривляется.</text:p>
      <text:p text:style-name="P63"><text:span text:style-name="T13">– </text:span>Да! Вижу.</text:p>
      <text:p text:style-name="P63"><text:span text:style-name="T13">– </text:span>ТЕПЕРЬ ЛЕВИТИРУЙ ПРИМАТА В ТОЧКУ СИНГУЛЯРНОСТИ.</text:p>
      <text:p text:style-name="P63"><text:span text:style-name="T13">– </text:span>Чего?!! <text:span text:style-name="T13">– </text:span>возопило моё малое сознание.</text:p>
      <text:p text:style-name="P63"><text:span text:style-name="T13">– </text:span>Эмм… Зачем?</text:p>
      <text:p text:style-name="P63"><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63"><text:span text:style-name="T13">– </text:span>Вы даёте слово, что человеку не будет причинён вред? <text:span text:style-name="T13">– </text:span>голос Лиры обрёл непривычную твёрдость.</text:p>
      <text:p text:style-name="P63"><text:span text:style-name="T13">– </text:span>КАК ТЫ СМЕЕШЬ СОМНЕВАТЬСЯ В НАС, СВОЕЙ ПРИНЦЕССЕ?</text:p>
      <text:p text:style-name="P63"><text:span text:style-name="T13">– Я </text:span>не сомневаюсь в вас, Ваше Высочество… Потому и требую слова!</text:p>
      <text:p text:style-name="P63"><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3"><text:span text:style-name="T13">– </text:span>Ну, блядь, спасибо! <text:span text:style-name="T13">– </text:span>подумал я.</text:p>
      <text:p text:style-name="P63"><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3">Тишина… С громким хлопком торнадо исчезает, сознания воссоединяются, всё падает на пол. </text:p>
      <text:p text:style-name="P63"/>
      <text:p text:style-name="P63">…</text:p>
      <text:p text:style-name="P63"/>
      <text:p text:style-name="P63"><text:span text:style-name="T13">– </text:span>Буэ-э-э!</text:p>
      <text:p text:style-name="P63"><text:soft-page-break/>То ли от воздействия сингулярности, то ли от того, что закружилась голова в торнадо, но меня буквально вывернуло наизнанку.</text:p>
      <text:p text:style-name="P63"><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6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3"><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6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3"><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63">Просительные нотки контрастировали с привычным для Луны властным тоном. Аликорница присела на пол и устало опустила голову.</text:p>
      <text:p text:style-name="P63">Я кивнул ей примирительно.</text:p>
      <text:p text:style-name="P63"><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3"><text:span text:style-name="T13">– </text:span>Давай по-порядку. <text:span text:style-name="T13">– о</text:span>становила меня Луна. <text:span text:style-name="T13">– </text:span>С чего ты взял, что она в твоём мире?</text:p>
      <text:p text:style-name="P63">Я задумался. Как объяснить ей, не рассказывая основное? То, от чего весь мир остановится? Как описать частность, не раскрыв суть?</text:p>
      <text:p text:style-name="P63">Луна продолжила с горечью.</text:p>
      <text:p text:style-name="P63"><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3"><text:span text:style-name="T13">– Ч</text:span>то? Остатки магии? <text:span text:style-name="T13">–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3"><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Она не вернулась обратно.</text:p>
      <text:p text:style-name="P6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3">Я со всей дури грохнул кулаком по ограждению балкона. Перила жалобно скрипнули. Луна всё поняла и кивнула.</text:p>
      <text:p text:style-name="P63"><text:span text:style-name="T13">– </text:span>Теперь ты понимаешь, почему Мы виним тебя в развоплощении сестры?</text:p>
      <text:p text:style-name="P63"><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63">Луна пристально взглянула на меня и понимающе склонила голову.</text:p>
      <text:p text:style-name="P63"><text:span text:style-name="T13">– </text:span>Мы знаем, иногда так бывает. Продолжай.</text:p>
      <text:p text:style-name="P63"><text:soft-page-break/><text:span text:style-name="T13">–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3"><text:span text:style-name="T13">– </text:span>Да, помним.</text:p>
      <text:p text:style-name="P63"><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3">В разговор встряла Твайлайт, до этого тихо стоявшая в сторонке.</text:p>
      <text:p text:style-name="P63"><text:span text:style-name="T13">–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3">Я вздохнул с облегчением. Твайлайт — умничка! Мне даже придумывать ничего не пришлось.</text:p>
      <text:p text:style-name="P63"><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63">Единорожка успокаивающе произнесла:</text:p>
      <text:p text:style-name="P63"><text:span text:style-name="T13">–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3"><text:span text:style-name="T13">– </text:span>Ты что-то недоговариваешь. <text:span text:style-name="T13">– </text:span>шепнула о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3">Аликорница вернулась на место, воссоединившись с двойником.</text:p>
      <text:p text:style-name="P63"><text:span text:style-name="T13">– …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63"><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3">Единорожка задумалась.</text:p>
      <text:p text:style-name="P63"><text:span text:style-name="T13">–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3"><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л.</text:p>
      <text:p text:style-name="P63"><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63">Луна сморщила нос при этих словах, но всё же кивнула.</text:p>
      <text:p text:style-name="P63"><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3"><text:soft-page-break/><text:span text:style-name="T13">– </text:span>Я приглашу их. Они не откажутся.</text:p>
      <text:p text:style-name="P63"><text:span text:style-name="T13">– </text:span>Что ж, ещё одной проблемой меньше. Теперь нужно решить, как найти Сел. Кто-то должен отправиться за ней.</text:p>
      <text:p text:style-name="P63"><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63"><text:span text:style-name="T13">– </text:span>А если…</text:p>
      <text:p text:style-name="P63"><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3"><text:span text:style-name="T13">– </text:span>Остаётся ещё одна проблема. <text:span text:style-name="T13">– </text:span>тихо сказала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3"><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63">Единорожка вернулась в библиотеку. Некоторое время мы с Луной молча слушали звуки засыпающего Понивилля.</text:p>
      <text:p text:style-name="P63"><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63"><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3"><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3">Аликорница отвлеклась от воспоминаний.</text:p>
      <text:p text:style-name="P63"><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3"><text:span text:style-name="T13">– </text:span>Почему же ты не смогла найти меня с его помощью?</text:p>
      <text:p text:style-name="P63">Аликорница смутилась.</text:p>
      <text:p text:style-name="P63"><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3"><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63"><text:soft-page-break/><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было у тебя с Сел.</text:p>
      <text:p text:style-name="P63">Я присмотрелся к ночной принцессе. Что она знает о нас с Селли?</text:p>
      <text:p text:style-name="P63"><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63"><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63"><text:span text:style-name="T13">– </text:span>А также совместить приятное с полезным. <text:span text:style-name="T13">– </text:span>не удержался я.</text:p>
      <text:p text:style-name="P57">Луна бросила на меня тяжёлый взгляд.</text:p>
      <text:p text:style-name="P61"><text:span text:style-name="T19">–</text:span> Вот это вряд ли! Сел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6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7"><text:span text:style-name="T18">–</text:span> Тогда зачем она..?</text:p>
      <text:p text:style-name="P57"><text:span text:style-name="T18">–</text:span> Дала тебе? <text:span text:style-name="T18">–</text:span> цинично за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7">Меня как будто окатило ледяным душем. Не любовь и даже не дружба. Просто плата за услугу… Даже не дружба…</text:p>
      <text:p text:style-name="P57">Тревожная догадка окончательно сковала морозом душу.</text:p>
      <text:p text:style-name="P61"><text:span text:style-name="T19">–</text:span> А другие? Они тоже… давали мне потому, что считали меня последним шансом?</text:p>
      <text:p text:style-name="P61">У аликорницы отвалилась челюсть.</text:p>
      <text:p text:style-name="P61"><text:span text:style-name="T19">–</text:span> Другие? Кто ещё?<text:span text:style-name="T13"> </text:span>С кем ещё у тебя были… отношения?</text:p>
      <text:p text:style-name="P57"><text:span text:style-name="T18">–</text:span> С Рэйнбоу Дэш <text:span text:style-name="T18">–</text:span> ответил я несчастным голосом. <text:span text:style-name="T18">–</text:span> И, может быть, с Пинки.</text:p>
      <text:p text:style-name="P57"><text:span text:style-name="T18">–</text:span> А ты живчик. <text:span text:style-name="T18">–</text:span> удивлённо заметила Луна и нахмурилась. <text:span text:style-name="T18">–</text:span> Нет, про цель твоего пребывания тут известно только Нам, Сел, Дискорду и Твайлайт. Остальные действуют по своей воле и предпочтениям.</text:p>
      <text:p text:style-name="P57">Аликорница фыркнула.</text:p>
      <text:p text:style-name="P57"><text:span text:style-name="T18">– </text:span><text:span text:style-name="T7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3"><text:span text:style-name="T13">– </text:span>Макс, ты в порядке? <text:span text:style-name="T13">– </text:span>на балкон заглянула Дэш. <text:span text:style-name="T13">– </text:span>Твайлайт говорит, нам нужно отправляться к развалинам в Вечнодиком лесу. Можешь на меня рассчитывать. Когда отправляемся?</text:p>
      <text:p text:style-name="P63">Я благодарно взъерошил пегаске гриву. Уныние отступило.</text:p>
      <text:p text:style-name="P63"><text:span text:style-name="T13">– </text:span>Спасибо, Дэш. Ты настоящий друг.</text:p>
      <text:p text:style-name="P63"><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63">Я удивлённо воззрился на аликорницу.</text:p>
      <text:p text:style-name="P63"><text:span text:style-name="T13">– </text:span>Если отменить праздник, начнутся волнения. <text:span text:style-name="T13">– </text:span>ответила Луна на мой не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3">Я пожал плечами и спустился с пегаской вниз, к компании.</text:p>
      <text:p text:style-name="P63"><text:soft-page-break/></text:p>
      <text:h text:style-name="P193" text:outline-level="2">19. <text:span text:style-name="T1">Лучший</text:span> Гранд Галопин<text:span text:style-name="T1">г</text:span> Гала <text:span text:style-name="T1">в истории</text:span></text:h>
      <text:p text:style-name="P92">Bee Gees – You Should Be dancing</text:p>
      <text:p text:style-name="P7">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3"><text:span text:style-name="T13">– </text:span>Да что ж такое творится-то! Ни в жисть не поверю, чтоб в Кантерлоте пустые дома были! <text:span text:style-name="T13">– </text:span>заявила Эпплджек. <text:span text:style-name="T13">–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3"><text:span text:style-name="T13">– </text:span>Какая жалость, что это всё из-за вампирского мира! <text:span text:style-name="T13">– </text:span>пробормотала Рэрити. <text:span text:style-name="T13">– </text:span>Самое время покупать землю под бутик.</text:p>
      <text:p text:style-name="P6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3">Я вытащил из кармана пасочку аликорна, подаренную мне кобылкой в Груммингтоне, и положил её на подоконник рядом с фигуркой.</text:p>
      <text:p text:style-name="P63">Тук-тук-тук!</text:p>
      <text:p text:style-name="P63"><text:span text:style-name="T13">– </text:span>Макс, ты тут? <text:span text:style-name="T13">–</text:span>Дэш просунула нос в дверь, не дожидаясь отклика. <text:span text:style-name="T13">– </text:span>Ага, вот ты где! Я с тобой!</text:p>
      <text:p text:style-name="P63">Она швырнула перемётные сумки мне на постель и пошла к выходу.</text:p>
      <text:p text:style-name="P63"><text:span text:style-name="T13">– </text:span>Ну, чего застрял? Пошли скорее, а то на хавчик опоздаем! <text:span text:style-name="T13">– </text:span>нетерпеливо обернулась пегаска.</text:p>
      <text:p text:style-name="P63">Я пожал плечами и пошёл следом. Бороться со стихией в лице Дэш было трудновато. Да и незачем.</text:p>
      <text:p text:style-name="P63"/>
      <text:p text:style-name="P51">…</text:p>
      <text:p text:style-name="P51"/>
      <text:p text:style-name="P6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3"><text:span text:style-name="T13">– </text:span>Располагайтесь. <text:span text:style-name="T13">– </text:span>кивнула нам Луна.</text:p>
      <text:p text:style-name="P6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3">–</text:span> всхлипула Дэш.</text:p>
      <text:p text:style-name="P63"><text:span text:style-name="T13">– </text:span>Ну что же вы? Присаживайтесь. <text:span text:style-name="T13">– </text:span>вновь пригласила Луна. <text:span text:style-name="T13">– </text:span>Если блюда выветрятся, придётся их выкинуть и приготовить новые.</text:p>
      <text:p text:style-name="P6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 </text:p>
      <text:p text:style-name="P63"><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3">Я мило улыбнулся ей в ответ, закинул в рот пучок петрушки и ответил.</text:p>
      <text:p text:style-name="P63"><text:span text:style-name="T13">– </text:span>А ты первая на моей памяти лошадь, умеющая магичить.</text:p>
      <text:p text:style-name="P63"><text:soft-page-break/>Луна нахмурилась, но потом луч озарения коснулся её мордочки.</text:p>
      <text:p text:style-name="P51">– П<text:span text:style-name="T1">ризнаю, Мы были несправедливы к тебе. Как Нам тебя называть?</text:span></text:p>
      <text:p text:style-name="P63">Я выплюнул петрушку и взял кусок рыбы.</text:p>
      <text:p text:style-name="P51">– <text:span text:style-name="T1">Человеком. Во множественном числе мы — люди. Хотя множественная форма тебе не понадобится, принцесса.</text:span></text:p>
      <text:p text:style-name="P63">Все расселись по местам, когда с дальнего конца стола раздался звонкий голосок.</text:p>
      <text:p text:style-name="P51">– <text:span text:style-name="T1">Эй, а туточки одно место пустует! Можно его займёт Гамми?</text:span></text:p>
      <text:p text:style-name="P51"><text:span text:style-name="T1">– Нет, Пинки. </text:span>– <text:span text:style-name="T1">ответила Луна. </text:span>– <text:span text:style-name="T1">Мы ждём ещё одного гостя.</text:span></text:p>
      <text:p text:style-name="P63">– А если он не придёт, тогда можно?</text:p>
      <text:p text:style-name="P6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3">– Эй! Это моя шляпа! – возмутилась фермерша.</text:p>
      <text:p text:style-name="P6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3">– Прекрати паясничать! – негромко сказала Луна.</text:p>
      <text:p text:style-name="P63">– Я не хотел… Тут мышь… – мои уши загорались медленно, но неотвратимо.</text:p>
      <text:p text:style-name="P63">– Мы не тебе. – так же тихо произнесла аликорница.</text:p>
      <text:p text:style-name="P6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3">– Перестань, Дискорд. – устало ответила Луна. – Фиглярство вызывает улыбку только первые пару сотен лет.</text:p>
      <text:p text:style-name="P63">– Говори только за себя, дражайшая! Я, наоборот, только вхожу во вкус!</text:p>
      <text:p text:style-name="P63">Драконикус принялся жадно есть брюкву и заткнулся.</text:p>
      <text:p text:style-name="P63">Аликорница обвела присутствующих долгим взглядом и начала.</text:p>
      <text:p text:style-name="P6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3">– Прибыл к нам, ага. А я-то думал, Селли сама на нашу голову вытащила эту обезьяну из мухосранска. – прочавкал сам себе Дискорд.</text:p>
      <text:p text:style-name="P63">– Макс берётся отыскать Селестию. И наша задача — помочь ему в этом! – с нажимом произнесла Луна, ни на кого не глядя.</text:p>
      <text:p text:style-name="P6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3"><text:soft-page-break/>– Я полностью в вашем распоряжении, Ваше Высочество! Думаю, мои друзья меня поддержат! – отчеканила Твайлайт.</text:p>
      <text:p text:style-name="P63">Шестёрка пони отозвалась невнятным мычанием.</text:p>
      <text:p text:style-name="P6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3">–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3">– Эталоном? Для всехпони? Всегда говорила? – Дискорд принял задумчивую позу, стреляя глазами по сторонам.</text:p>
      <text:p text:style-name="P6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3">– Мы думаем, она была права!</text:p>
      <text:p text:style-name="P6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3">– Ну, это… Если светоч, то конечно… А как же! Я всегда знал, что я светоч!.. А для Элементов Гармонии я тоже светоч?</text:p>
      <text:p text:style-name="P63">– Разумеется! – заверила его Луна, изо всех сил моргая шестёрке.</text:p>
      <text:p text:style-name="P63">– Светоч, светоч! – вразнобой подтвердили пони. Пожалуй, Флаттершай даже не врала.</text:p>
      <text:p text:style-name="P6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3">– Ффух! – шумно выдохнула Луна. – Спасибо вам, Наши дорогие, вы Нам очень помогли!</text:p>
      <text:p text:style-name="P63">– Но мы же ничего не сделали! – запротестовала Эпплджек.</text:p>
      <text:p text:style-name="P6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3"/>
      <text:p text:style-name="P63">…</text:p>
      <text:p text:style-name="P63"/>
      <text:p text:style-name="P63">Безмолвными тенями скользнули лакеи и унесли блюда. На освободившемся столе Луна расстелила свиток с записями.</text:p>
      <text:p text:style-name="P63">– Теперь, мои маленькие пони, Мы должны просить вас ещё об одной услуге.</text:p>
      <text:p text:style-name="P63">Странно и непривычно было видеть принцессу ночи сконфуженной.</text:p>
      <text:p text:style-name="P6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3"><text:soft-page-break/>При этих словах пони стали прятать глаза, а Дэш фейсхуфнула.</text:p>
      <text:p text:style-name="P63">–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3">Флаттершай закрыла голову копытами.</text:p>
      <text:p text:style-name="P63"/>
      <text:p text:style-name="P52">***</text:p>
      <text:p text:style-name="P51"/>
      <text:p text:style-name="P6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3">– Я верю в вас только потому, что ты об этом попросила. – наконец, начал я. – Тогда, в метель.</text:p>
      <text:p text:style-name="P63">Аликорница кивнула.</text:p>
      <text:p text:style-name="P63">– Потому что у меня больше нет других причин верить в дружбомагию. После того, что рассказала Луна.</text:p>
      <text:p text:style-name="P63">Аликорница сникла.</text:p>
      <text:p text:style-name="P63">– Она ведь правду сказала? То свидание ночью было всего лишь платой? Авансом?</text:p>
      <text:p text:style-name="P63">Селестия грустно кивнула и отвернулась.</text:p>
      <text:p text:style-name="P63">– Выходит, я для тебя был тем же, чем сейчас Дискорд для Луны? С тем отличием, что ты не нашла способ «отмазаться»?</text:p>
      <text:p text:style-name="P6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3">Заросли можжевельника раздвинулись, пропуская синюю единорожку.</text:p>
      <text:p text:style-name="P63">– Привет!</text:p>
      <text:p text:style-name="P63">Я молча смотрел сквозь неё, привалившись спиной к валуну. Мне хотелось побыть одному.</text:p>
      <text:p text:style-name="P63">– Привет, говорю! Я видела, как ты залазил сюда. Классное местечко!</text:p>
      <text:p text:style-name="P63">– Привет, Индиго.</text:p>
      <text:p text:style-name="P63">– Что-то на тебе лица нет. Ты бледнее болотной поганки из Вечнодикого леса. Что-то случилось?</text:p>
      <text:p text:style-name="P63">– Случилось, Индиго. За то время, что мы не виделись, случилось очень многое.</text:p>
      <text:p text:style-name="P63">– Так это ж здорово! Я люблю, когда что-нибудь случается! Иначе скучно. А ты? Расскажи! Ты нашёл Шейлу?</text:p>
      <text:p text:style-name="P63">– Нашёл.</text:p>
      <text:p text:style-name="P63">– Вау! А принцессу Селестию?</text:p>
      <text:p text:style-name="P63"><text:soft-page-break/>– Селестию тоже.</text:p>
      <text:p text:style-name="P63">– Круто! А где они? Они скоро вернутся?</text:p>
      <text:p text:style-name="P63">– Они не вернутся.</text:p>
      <text:p text:style-name="P63">Индиго перестала улыбаться. Тревога отразилась на её мордочке.</text:p>
      <text:p text:style-name="P63">– Почему?</text:p>
      <text:p text:style-name="P63">– Они там, откуда нет возврата.</text:p>
      <text:p text:style-name="P6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3">Индиго молча села возле меня. Потом она всхлипнула. Потом тяжело вздохнула.</text:p>
      <text:p text:style-name="P63">– Пожалуйста, скажи мне, что с ними.</text:p>
      <text:p text:style-name="P63">Я оторвался от валуна, склонился над ней и тихонько прошептал ей в ухо:</text:p>
      <text:p text:style-name="P63">– Если я скажу, ты исчезнешь. Это такое проклятие. Отправишься вслед за ними. Мне бы этого не хотелось. Ты нужна здесь.</text:p>
      <text:p text:style-name="P63">Индиго хмуро взглянула на меня.</text:p>
      <text:p text:style-name="P6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3">Я ласково потрепал её по головке.</text:p>
      <text:p text:style-name="P6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3">– Индиго, ты в Гранд Галопинг Гала когда-нибудь участвовала?</text:p>
      <text:p text:style-name="P63">– А то! В прошлом году па взял меня с собой на Гала. Он стоял в охране, а я пробралась внутрь и наблюдала за всем из-за занавески.</text:p>
      <text:p text:style-name="P63">– То есть, ты помнишь, как там всё устроено и что должно происходить?</text:p>
      <text:p text:style-name="P63">– Агась!</text:p>
      <text:p text:style-name="P63">–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3">– Вау! Круто!</text:p>
      <text:p text:style-name="P63">Единорожка в восторге <text:s/>запрыгала на месте.</text:p>
      <text:p text:style-name="P6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3">Кобылка остановилась и обняла меня за шею.</text:p>
      <text:p text:style-name="P63">– Спасибки! Тока ж ты на праздник придёшь? Обещаешь? Пожалуйста-пожалуйста-пожалуйста!</text:p>
      <text:p text:style-name="P63">– Обещаю.</text:p>
      <text:p text:style-name="P63">Единорожка умчалась с победным «ю-ху-у-у!».</text:p>
      <text:p text:style-name="P63"><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3">В серебряной коробке вместо книги лежал одинокий листок бумаги.</text:p>
      <text:p text:style-name="P77"/>
      <text:p text:style-name="P7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7">До встречи!</text:p>
      <text:p text:style-name="P77"/>
      <text:p text:style-name="P63">– Селли-Селли… Ну почему ты такая… – пробормотал я сквозь слёзы.</text:p>
      <text:p text:style-name="P63"/>
      <text:p text:style-name="P64">***</text:p>
      <text:p text:style-name="P92">INXS – Suicide blonde</text:p>
      <text:p text:style-name="P6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3"><text:soft-page-break/>– А где твой обещанный сюрприз? – донесся жеребячий голосок через изгородь. – Гости уже все собрались.</text:p>
      <text:p text:style-name="P6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3">– А моя часть будет в самом конце. – вздохнул третий голосок. – Если мы до него досидим. Лично мне уже надоело. Скучно.</text:p>
      <text:p text:style-name="P6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3">– Всё равно Норф был круче. – пробормотал голос Индиго. – Он Кинга раза три уделывал на «Королеве Лорен».</text:p>
      <text:p text:style-name="P63">– Скоро начнётся! Я слышу свисток Вондерболтов! – перебил голос Санни – Бежим на смотровую площадку!</text:p>
      <text:p text:style-name="P63">– Кто первый добежит, тот… эмм…</text:p>
      <text:p text:style-name="P63">– Суперсветоч!</text:p>
      <text:p text:style-name="P63">– Агась! Галагалоперы, вперёд!</text:p>
      <text:p text:style-name="P63">– Йей!!!</text:p>
      <text:p text:style-name="P6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3">…</text:p>
      <text:p text:style-name="P63">– Это она! Она!!!</text:p>
      <text:p text:style-name="P63">– Наша принцесса! Наше солнце!</text:p>
      <text:p text:style-name="P63">– Она вернётся!</text:p>
      <text:p text:style-name="P63">– А то! Я всем говорил! Мне никто не верил! Никто!!!</text:p>
      <text:p text:style-name="P63">– Дайте мне вас обнять, дорогой друг!</text:p>
      <text:p text:style-name="P63">…</text:p>
      <text:p text:style-name="P63"><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1">&lt;<text:span text:style-name="T73">Ace Enders – million different people</text:span>&gt;</text:p>
      <text:p text:style-name="P6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2">усесться поудобнее там, где стоишь, и слушать-слушать-слушать (танцевать?)</text:span>.</text:p>
      <text:p text:style-name="P63">…</text:p>
      <text:p text:style-name="P63">Музыкальный транс прервался цоканьем копыт по парковой дорожке. Две фигуры устало брели прочь от замка, тихо переговариваясь.</text:p>
      <text:p text:style-name="P63">– Ужель обязательно лично приветствовать каждого пони? Сестра разбаловала их. Это так утомляет!</text:p>
      <text:p text:style-name="P6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3">Луна с Твайлайт остановились прямо у колонны, за которой сидел я, прислонившись к прохладному мрамору с надписью «з<text:span text:style-name="T83">д</text:span>ЕсЬ БЫл <text:span text:style-name="T84">д</text:span>ИскОр<text:span text:style-name="T82">Д</text:span>».</text:p>
      <text:p text:style-name="P6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3">В саду прозвенел гонг. Музыка умолкла и в наступившей тишине звонкий голосок объявил в потрескивающий микрофон:</text:p>
      <text:p text:style-name="P6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3">Последняя фраза утонула в свисте и восторжённом топоте копыт. Твайлайт вздохнула.</text:p>
      <text:p text:style-name="P63"><text:soft-page-break/>–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3">Твайлайт побрела по дорожке к освещённой террасе. Луна проводила её взглядом. Затем она со смешком обратилась в пространство:</text:p>
      <text:p text:style-name="P63">– Скрываться за колонной — плохая идея. Если хочешь, чтобы тебя не раскрыли, прячься так, чтобы не было видно твоей тени.</text:p>
      <text:p text:style-name="P63">– А кто прячется-то? – я встал и вышел к Луне. – Слушал себе музыку, пока вы не подошли. Классно играют!</text:p>
      <text:p text:style-name="P63">Луна кивнула.</text:p>
      <text:p text:style-name="P6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3">– А-а-а, дражайший принц? – любезнейше приветствовала франта Луна – Как ваше драгоценное здоровье? Как поживает ваш кузён Хавтиноуз?</text:p>
      <text:p text:style-name="P63">Принц позеленел, промычал нечто нечленораздельное и дал знак носильщикам двигаться дальше.</text:p>
      <text:p text:style-name="P63">Во дворце, вручив мне небольшую тяжёлую шкатулку серебряной окантовки с хрустальным шаром , Луна с некоторым смущением сообщила:</text:p>
      <text:p text:style-name="P63">–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3">Она что, блядь, издевается?</text:p>
      <text:p text:style-name="P63">– Да хрен там! Какие перья? Ты же сама сказала, отношения были чисто деловыми. По крайней мере, с её стороны.</text:p>
      <text:p text:style-name="P63">Луна продолжила с каменным выражением лица.</text:p>
      <text:p text:style-name="P63">– Если же нет, поднимись в её башню и разыщи перо или волос в её постели. После чего помести это в компас. Всё.</text:p>
      <text:p text:style-name="P63">Аликорница отвернулась. Я пошёл к выходу.</text:p>
      <text:p text:style-name="P63">– Иногда деловые отношения служат прикрытием для… чего-то большего. Но смертным это трудно понять.</text:p>
      <text:p text:style-name="P63">Я обернулся. Аликорница смотрела в окно на первый заезд «Небес Эквестрии», не удостаивая меня вниманием.</text:p>
      <text:p text:style-name="P63">Не гребу я этих аликорнов!</text:p>
      <text:p text:style-name="P51"/>
      <text:p text:style-name="P64">***</text:p>
      <text:p text:style-name="P63"/>
      <text:p text:style-name="P6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3"><text:soft-page-break/>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3">Чувствуя себя грабителем, я вошёл в комнату и осмотрел футон.</text:p>
      <text:p text:style-name="P63">Фиг там! Было такое впечатление, что последние недели на нём никто не спал. Ни складочки, ни вмятинки, ни волоска, ни пылинки.</text:p>
      <text:p text:style-name="P63">Я окинул взглядом комнату. Взор упал на гардероб у стенки. Вот где можно найти перо или волос!</text:p>
      <text:p text:style-name="P63">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5"></text:span><text:span text:style-name="T86"> сидел, прислонившись к стенке. Оранжевая лампочка по прежнему горела на налобнике.</text:span></text:p>
      <text:p text:style-name="P6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3">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3">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3"/>
      <text:p text:style-name="P64">***</text:p>
      <text:p text:style-name="P63"/>
      <text:p text:style-name="P6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3"><text:soft-page-break/>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3">Рычаг заклинило. Блядь!!!</text:p>
      <text:p text:style-name="P6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3">Я что есть мочи дёрнул ручку на себя.</text:p>
      <text:p text:style-name="P6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3"/>
      <text:p text:style-name="P63">…</text:p>
      <text:p text:style-name="P63"/>
      <text:p text:style-name="P6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3">Замок.</text:p>
      <text:p text:style-name="P63">Блядь, что с замком?!</text:p>
      <text:p text:style-name="P63">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3">Я надавил на рычаг вертикальной тяги и колесница плавно скользнула вниз. Ха, теперь-то я понял, в чём дело! Замок висел в воздухе!</text:p>
      <text:p text:style-name="P63">Блядь… Замок висел в воздухе?!!</text:p>
      <text:p text:style-name="P6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3"><text:soft-page-break/>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3">Я пробежал комнату насквозь и кинулся к выходу.</text:p>
      <text:p text:style-name="P6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3">За моей спиной раздался механический голос.</text:p>
      <text:p text:style-name="P63">– <text:span text:style-name="T87">Зафиксирована опасная ситуация. Сознание пациента </text:span><text:span text:style-name="T88">&lt;</text:span><text:span text:style-name="T87">Селестия</text:span><text:span text:style-name="T88">&gt;</text:span><text:span text:style-name="T87"> не регистрируется. Активируется протокол экстренной эвакуации пациента </text:span><text:span text:style-name="T88">&lt;</text:span><text:span text:style-name="T87">Селестия</text:span><text:span text:style-name="T88">&gt;</text:span><text:span text:style-name="T87"> к </text:span><text:span text:style-name="T88">&lt;</text:span><text:span text:style-name="T87">Луна</text:span><text:span text:style-name="T88">&gt;</text:span><text:span text:style-name="T87">.</text:span></text:p>
      <text:p text:style-name="P63">Я обернулся.</text:p>
      <text:p text:style-name="P6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3">БЛЯ!!!</text:p>
      <text:p text:style-name="P63">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3"/>
      <text:p text:style-name="P63">…</text:p>
      <text:p text:style-name="P63"/>
      <text:p text:style-name="P63">– Что сиё значит, человек?!</text:p>
      <text:p text:style-name="P6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3">– Мнэ-э-э. – в этот момент даже козлиное блеяние было для меня верхом геройства.</text:p>
      <text:p text:style-name="P63">Подымая тучи пыли, с грохотом обрушилась в провал башня Селестии. Луна с отвалившейся челюстью наблюдала за действом в окно.</text:p>
      <text:p text:style-name="P63">– Что… Что это за дискордовщина?!</text:p>
      <text:p text:style-name="P63">Луна глянула в противоположное окно.</text:p>
      <text:p text:style-name="P63"><text:soft-page-break/>– А куда делась Наша башня?!! – на аликорницу было жалко смотреть.</text:p>
      <text:p text:style-name="P63">– Она внизу. – промямлил я.</text:p>
      <text:p text:style-name="P63">– В каком ещё низу???</text:p>
      <text:p text:style-name="P63">– Ну… внизу. С остальным Кантерлотом… – я чувствовал себя дебилом.</text:p>
      <text:p text:style-name="P63">Аликорница молча взвилась в воздух и вылетела наружу. Через минуту вернулась.</text:p>
      <text:p text:style-name="P63">– Мы приняли решение! Бал закрывается!</text:p>
      <text:p text:style-name="P63"/>
      <text:h text:style-name="Heading_20_2" text:outline-level="2">20. <text:span text:style-name="T1">Осколки</text:span></text:h>
      <text:p text:style-name="P95">Electric Light Orchestra – Sorrow about to fall</text:p>
      <text:p text:style-name="P63">Скалу ощутимо тряхнуло. Грибной суп выплеснулся из супницы на стол.</text:p>
      <text:p text:style-name="P63">– Четвёртый день уж волокут. Могли бы и научиться наконец-то. – проворчала Эпплджек с набитым ртом.</text:p>
      <text:p text:style-name="P63">Прямо перед нами маячила «Конкордия». Трёхмильный канат соединял её с «Громовержцем»<text:span text:style-name="T13">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3">– Девочки, под нами Понивилль! – захлопала копытами Рэрити. – Узнаю свой бутик!</text:p>
      <text:p text:style-name="P63">Да, с утёса открылся городок, очертаниями повторяющий карту Понивилля.</text:p>
      <text:p text:style-name="P63">– Эй-Джей, гляди, твоя ферма! – Дэш указала на ряды деревьев на окраине городка.</text:p>
      <text:p text:style-name="P63">– Агась, она! – кивнула фермерша. – А это значит, скоро приедем.</text:p>
      <text:p text:style-name="P6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3"/>
      <text:p text:style-name="P63">…</text:p>
      <text:p text:style-name="P63"/>
      <text:p text:style-name="P6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3">– Итак, на рассвете мы достигнем цели. Надеюсь, все помнят план действий. Мы высаживаемся группой у входа и…</text:p>
      <text:p text:style-name="P63">– Прячемся?</text:p>
      <text:p text:style-name="P63">– Дерёмся с пландерсидами?</text:p>
      <text:p text:style-name="P63">– Создаём магическое убежище?</text:p>
      <text:p text:style-name="P63">– Нет!</text:p>
      <text:p text:style-name="P63">Луна поднесла копыто ко рту и прокашлялась.</text:p>
      <text:p text:style-name="P63"><text:soft-page-break/>–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3">Я вспомнил, как мы драпали из замка, но промолчал.</text:p>
      <text:p text:style-name="P6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3">– По возвращению человек отыщет Сестру с помощью компаса, что Мы приготовили для него. Ты активировал компас, человек?</text:p>
      <text:p text:style-name="P63">Я продемонстрировал ночной принцессе шкатулку с беспорядочно мечущейся стрелкой.</text:p>
      <text:p text:style-name="P63">– Чудесно! Осталось дело за малым — найти Сестру.</text:p>
      <text:p text:style-name="P63">– Не кажется ли тебе, дражайшая, что ты забыла об одной незначительной детали? – встрял Дискорд. – <text:s/>Совсем незначительной, вот такусенькой?</text:p>
      <text:p text:style-name="P63">– Какой же? – нахмурилась Луна. – Ты изменяешь условия сделки?</text:p>
      <text:p text:style-name="P63">–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3">Драконикус для наглядности плюнул. Плевок затормозил у потолка, изменил направление на девяносто градусов и вылетел в окно.</text:p>
      <text:p text:style-name="P6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63">–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3">Луна нахмурилась.</text:p>
      <text:p text:style-name="P63">– Мы видим, у тебя уже есть готовое решение. Говори.</text:p>
      <text:p text:style-name="P63">–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3">Луна скосила глаза на меня в немом вопросе. <text:s/>Я не увидел ответную мимику Дискорда — он сидел ко мне полубоком.</text:p>
      <text:p text:style-name="P6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7">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3">– Придётся действовать по твоему плану. У нас нет времени.</text:p>
      <text:p text:style-name="P63">Дискорд взглянул в газету.</text:p>
      <text:p text:style-name="P6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63">Драконикус отвлёкся от приятных мыслей и направился к выходу. За ним потянулись и остальные.</text:p>
      <text:p text:style-name="P63">Я подождал, пока все выйдут и подобрал с пола оброненную Дискордом газету.</text:p>
      <text:p text:style-name="P5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6"/>
      <text:p text:style-name="P52">***</text:p>
      <text:p text:style-name="P51"/>
      <text:p text:style-name="P63">Сумерки укутывали землю пушистым одеялом. Мы сидели на парковой дорожке, выходящей к обрыву, и любовались проплывающим внизу лесом.</text:p>
      <text:p text:style-name="P63">…</text:p>
      <text:p text:style-name="P45"><text:span text:style-name="T13">–</text:span> Ну хорошо, а кто вами правит? Аликорн? Драконикус? Какой-нибудь человек с рогом во лбу? Или у вас нет правителя?</text:p>
      <text:p text:style-name="P45"><text:span text:style-name="T13">–</text:span> Нет, почему? Правитель есть. Только он не постоянный. Его избирают. Раз в несколько лет.</text:p>
      <text:p text:style-name="P51">–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3">Пегаска задумалась.</text:p>
      <text:p text:style-name="P63">– Макс?</text:p>
      <text:p text:style-name="P63">– Да?</text:p>
      <text:p text:style-name="P6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3">Я почесал пегаску у основания гривы и объяснил:</text:p>
      <text:p text:style-name="P6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3">Я почувствовал резкую боль. Отдёрнув руку, я увидел на пальце кровь из ранки. </text:p>
      <text:p text:style-name="P63">Дэш смутилась.</text:p>
      <text:p text:style-name="P6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3">Брошь переливалась всеми цветами радуги в тусклом свете заходящего солнца.</text:p>
      <text:p text:style-name="P63">– Классная штука! Тебе идёт.</text:p>
      <text:p text:style-name="P63"><text:soft-page-break/>Пегаска смущённо отвернулась. Потом повернулась опять. Копыто чертило звёздочку на песке.</text:p>
      <text:p text:style-name="P63">– Ты ведь вернёшься?</text:p>
      <text:p text:style-name="P6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3">– А то ж!</text:p>
      <text:p text:style-name="P63">Вслед за Твайлайт к нам подошли Эпплджек с Пинки. Фермерша прикоснулась ко мне копытом.</text:p>
      <text:p text:style-name="P6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3">– Супер-дупер-верно! Ещё никто не смел отобрать у Пинки друга и остаться при этом в своём уме!!!</text:p>
      <text:p text:style-name="P63">Розовая пони встала на задние ноги, передними оттянула веки и высунула язык, сотворив совершенно безумную мордаху.</text:p>
      <text:p text:style-name="P63">– В случае Дискорда — остаться НЕ в своём уме. Но в остальном — верно. Мы не дадим тебя в обиду, Макс.</text:p>
      <text:p text:style-name="P6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3">– Спасибо, девчонки. Вы самые лучшие.</text:p>
      <text:p text:style-name="P63">– А я — лучшая из лучших! – похлопала себя в грудь Дэш. – Не забывай об этом!</text:p>
      <text:p text:style-name="P6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3">Раздались тихие шаги. Меня накрыла тень.</text:p>
      <text:p text:style-name="P6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3">Луна опустила мне на колени небольшую карточку из серебра.</text:p>
      <text:p text:style-name="P63"/>
      <text:p text:style-name="P85"><text:span text:style-name="T13">~~~ </text:span>Человек Макс <text:span text:style-name="T13">~~~</text:span></text:p>
      <text:p text:style-name="P85">Паспорт гражданина Эквестрии</text:p>
      <text:p text:style-name="P84">Выдан человеку Максу</text:p>
      <text:p text:style-name="P8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4"><text:soft-page-break/>Именем правительства Эквестрии призываем оказывать предъявителю сего всю возможную помощь и содействие.</text:p>
      <text:p text:style-name="P83">26.07.2143</text:p>
      <text:p text:style-name="P63"/>
      <text:p text:style-name="P64">***</text:p>
      <text:p text:style-name="P63"/>
      <text:p text:style-name="P6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3">Ага, сейчас!</text:p>
      <text:p text:style-name="P6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3">Дирижабль миновал полосу воды и поравнялся с замком. Как по команде, дождь из лиан прекратился.</text:p>
      <text:p text:style-name="P63">– Похоже, мы выиграли этот бой. – тихо сказала Луна. – Нам стоило использовать Конкордию и в первый раз.</text:p>
      <text:p text:style-name="P63">– Напомнить тебе о режиме секретности, который ты тогда установила, или сама вспомнишь? – язвительно отозвался Дискорд.</text:p>
      <text:p text:style-name="P6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1"/>
      <text:p text:style-name="P6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3"/>
      <text:p text:style-name="P52">~~~~~</text:p>
      <text:p text:style-name="P63"/>
      <text:p text:style-name="P6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3"><text:soft-page-break/>– Бросайте якорь. – отвечает Луна.</text:p>
      <text:p text:style-name="P63">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3"/>
      <text:p text:style-name="P63">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3">– Ох, Селестия милосердная… Кракен… Этого не было в расчётах… – бормочет Твайлайт.</text:p>
      <text:p text:style-name="P6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3">Луна отдаёт короткую команду в интерком и наперерез падающим фигуркам с Конкордии пикирует звено Вондерболтов.</text:p>
      <text:p text:style-name="P63">– <text:span text:style-name="T34">ПОНИ! ВЫ ЗАЕБАЛИ!!! ВЫ ДАДИТЕ МНЕ СПАТЬ, ИЛИ НЕТ?!! КЛЯНУСЬ ХВОСТОМ, ВЫ ТАКИ ОТ МЕНЯ ОТСТАНЕТЕ, НЕ БУДЬ Я АГАМЕМНОН-БЕСКЛАННИК!</text:span></text:p>
      <text:p text:style-name="P6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3">– Берегись!!!</text:p>
      <text:p text:style-name="P6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3"/>
      <text:p text:style-name="P52">~~~~~</text:p>
      <text:p text:style-name="P52"/>
      <text:p text:style-name="P6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3">Я принимаю вертикальное положение. Вокруг меня осыпавшиеся замшелые стены без крыши и… Дэш.</text:p>
      <text:p text:style-name="P6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3">– Учту. – я кривлюсь от боли. – Спасибо, Дэш. За мной должок.</text:p>
      <text:p text:style-name="P63">– Да кто там считает! – отмахивается пегаска. – Ты не в курсе, куда я приземлилась? Ты уже был тут.</text:p>
      <text:p text:style-name="P63">Я качаю головой.</text:p>
      <text:p text:style-name="P63">– Я видел только маленькую часть замка Сестёр. И то, на бегу. Но ты ведь можешь подняться над замком и разведать путь?</text:p>
      <text:p text:style-name="P63">Пегаска чешет копытом в затылке.</text:p>
      <text:p text:style-name="P63">– Могу, конечно. Но пока я спускалась, меня трижды чуть не сбили.</text:p>
      <text:p text:style-name="P63"><text:soft-page-break/>Над развалинами выстреливает пландерсид, целясь в пролетающего Вондерболта.</text:p>
      <text:p text:style-name="P63">– Вот, видишь. – пегаска пожимает крыльями. – Из болота простреливается всё небо над замком. У этих ляганных пландерсидов офигенная скорость. Не такая, как у меня, конечно, но на близкой дистанции увернуться от них трудновато.</text:p>
      <text:p text:style-name="P63">Я сажусь на обломок колонны.</text:p>
      <text:p text:style-name="P6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3">&lt;</text:span><text:span text:style-name="T25">Описать нарастание депрессивных мыслей от описанных случая к случаю</text:span><text:span text:style-name="T13">&gt;</text:span></text:p>
      <text:p text:style-name="P63">– Макс? – пегаска трясёт меня копытом. – Ты же у нас Проводник? Выбирай направление.</text:p>
      <text:p text:style-name="P63">Ну да, на работу флюгером я ещё гожусь, «Громовержец» от выбора направления нам на голову не свалится. Наверное.</text:p>
      <text:p text:style-name="P63">Я тыкаю на ближайший коридор.</text:p>
      <text:p text:style-name="P63">– Идём туда. Один хрен, они все одинаковые. Рано или поздно выйдем в знакомое место.</text:p>
      <text:p text:style-name="P63">– Верняк! – пегаска салютует. – Веди, Проводник!</text:p>
      <text:p text:style-name="P63">…</text:p>
      <text:p text:style-name="P6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3">– Готова спорить на две тысячи бит, мы проходили этот перекрёсток двадцать минут назад. И сорок минут назад тоже проходили.</text:p>
      <text:p text:style-name="P63">Я поворачиваюсь к Дэш.</text:p>
      <text:p text:style-name="P63">– У тебя разве есть две тысячи бит?</text:p>
      <text:p text:style-name="P63">– Нет. И это показывает, насколько я уверена в победе.</text:p>
      <text:p text:style-name="P1"><text:span text:style-name="T41">К</text:span><text:span text:style-name="T1">ажется, из левого </text:span>коридор<text:span text:style-name="T1">а</text:span> <text:span text:style-name="T1">слышны знакомые голоса</text:span>.</text:p>
      <text:p text:style-name="P63">– Идём налево.</text:p>
      <text:p text:style-name="P63">– Так точно, Проводник. – <text:s/>в голосе пегаски энтузиазма заметно убавилось.</text:p>
      <text:p text:style-name="P63">– Послушай, не называй меня проводником. Это уже не смешно!</text:p>
      <text:p text:style-name="P63">Пегаска смотрит на меня вишнёвыми глазами.</text:p>
      <text:p text:style-name="P63">– А я и не смеюсь. Я хотела тебя подбодрить малёхо, а то ты нос повесил. Но если не хочешь — не бу…</text:p>
      <text:p text:style-name="P63">– Дэш! Сзади!!!</text:p>
      <text:p text:style-name="P63">Из подземелья за спиной пегаски бесшумно вываливается копошащаяся масса.</text:p>
      <text:p text:style-name="P7">Пегаска прыгает вперёд. Быстро оглянувшись, она бросается ко мне, подхватывает передними ногами под руки и летит в левый коридор. </text:p>
      <text:p text:style-name="P4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5">После двух кувырков по камням гуд<text:span text:style-name="T1">ит</text:span> голова и садн<text:span text:style-name="T1">ит</text:span> ушибленное плечо.</text:p>
      <text:p text:style-name="P45"><text:soft-page-break/><text:span text:style-name="T1">–</text:span> Дэш? Ты где? Дэш?</text:p>
      <text:p text:style-name="P4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Пландерсид</text:span> перетянул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text:span text:style-name="T1">щупалец</text:span>,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лиана</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плет<text:span text:style-name="T1">и</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пландерсид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7">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7">Это всё сон. Всего лишь дурной сон. Я сейчас проснусь, и ничего этого не будет. И не было. Ведь это только сон, правда?</text:p>
      <text:p text:style-name="P7">Я закрываю глаза и беззвучно кричу.</text:p>
      <text:p text:style-name="P7"/>
      <text:p text:style-name="P52">~~~~~</text:p>
      <text:p text:style-name="P7"/>
      <text:p text:style-name="P9">– Держи своего «Проводника»! Хотя сейчас его стоит называть овощем и носить в чемодане.</text:p>
      <text:p text:style-name="P9">– Где ты его нашёл? Что произошло? Что с тобой, человек?</text:p>
      <text:p text:style-name="P9">–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9">– О, небо! Я превращу это болото в выжженый кратер!!! Что сказать остальным?</text:p>
      <text:p text:style-name="P9">– Лучше подумай, как мы обойдёмся без Верности? Шестёрку Гармонии уже не собрать.</text:p>
      <text:p text:style-name="P9">– Есть ещё один способ. Ты его знаешь, <text:span text:style-name="T25">Величайший</text:span>.</text:p>
      <text:p text:style-name="P9">–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3">!</text:span></text:p>
      <text:p text:style-name="P9"><text:soft-page-break/>–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9">– Что? Ты мне не доверяешь??!</text:p>
      <text:p text:style-name="P9">– НЕТ!</text:p>
      <text:p text:style-name="P9">– Сделка состоялась! Оплата по возвращении Сахарной Ватки. Мне не терпится увидеть выражение её благолепной мордочки, когда она узнает, ЧТО мне удалось! Так, чисто поржать.&lt;<text:span text:style-name="T25">Макс не вернётся, Дискорд Луну не получит</text:span>&gt;</text:p>
      <text:p text:style-name="P22"/>
      <text:p text:style-name="P52">~~~~~</text:p>
      <text:p text:style-name="P22">&lt;<text:span text:style-name="T26">Макс и ко появляются на Терре со сдвигом по времени (как и Кимеринн)?</text:span>&gt;</text:p>
      <text:p text:style-name="P10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0"/>
      <text:p text:style-name="P101">Кажется, я уже это встречал раньше! Не помню только, где и когда.</text:p>
      <text:p text:style-name="P100"/>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беспокойным ужасом.</text:p>
      <text:p text:style-name="P1">Я узнаю в человеке себя.</text:p>
      <text:p text:style-name="P9"/>
      <text:p text:style-name="P9">Что за?.. Интерьер палаты медленно вгрызается в сознание, выдавливая из него всё остальное.</text:p>
      <text:p text:style-name="P1"/>
      <text:p text:style-name="P1">Линия пульса на кардиомониторе выравнивается. Меня влечёт навстречу застывшему взгляду. С каждым мгновением я всё ближе <text:span text:style-name="T1">— и всё больше забываю себя.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3">Там лишь тающая в темноте радуга.</text:p>
      <text:p text:style-name="P7"/>
      <text:p text:style-name="P52">~~~~~</text:p>
      <text:p text:style-name="P7"/>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oft-page-break/><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7"/>
      <text:h text:style-name="Heading_20_2" text:outline-level="2">21. Прибытие</text:h>
      <text:p text:style-name="P57">&lt;<text:span text:style-name="T89">Bowie — Ashes to ashes</text:span>&gt;</text:p>
      <text:p text:style-name="P57"/>
      <text:p text:style-name="P57">Маленькое тельце лежало на полу без признаков жизни.</text:p>
      <text:p text:style-name="P57">– Что ж ты? – пробормотал я.</text:p>
      <text:p text:style-name="P57">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наполняла меня во время пребывания в ярком нескладном мире, что остался позади. </text:span><text:span text:style-name="T42">Я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воспоминания, </text:span><text:span text:style-name="T39">боль</text:span><text:span text:style-name="T38"> — всё подхватил стремительный поток и унёс в область воспоминаний. Мне буквально чудился его свист в ушах.</text:span></text:p>
      <text:p text:style-name="P66">Невозможно поверить, но 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6">Ещё неделю 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text:p>
      <text:p text:style-name="P6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6">Дискорд помахал рукой у меня перед носом. Я оттолкнул его руку и выпрямился.</text:p>
      <text:p text:style-name="P66">– Не надо. Я в порядке.</text:p>
      <text:p text:style-name="P66"><text:soft-page-break/></text:p>
      <text:p text:style-name="P71">***</text:p>
      <text:p text:style-name="P66"/>
      <text:p text:style-name="P66">– Бля! Я так и знал!</text:p>
      <text:p text:style-name="P67">Стрелка компаса вертелась, как пьяная балерина. Я плюнул на <text:span text:style-name="T91">компас</text:span> <text:span text:style-name="T90">и</text:span> протёр е<text:span text:style-name="T91">го</text:span> рукавом. <text:span text:style-name="T90">Стрелка остановилась и, подумав немного, размножилась. У меня чууть глаза на лоб не полезли.</text:span></text:p>
      <text:p text:style-name="P167">– <text:span text:style-name="T91">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скорефанилась, каждый раз её возрождало.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опировала. Осталось только понять, где она раздобыла магическое озеро для этого?</text:span></text:p>
      <text:p text:style-name="P69">– <text:span text:style-name="T93">И как её найти? – мрачно добавил я. – Компас теперь бесполезен.</text:span></text:p>
      <text:p text:style-name="P166">Дискорд устроился поудобнее в кресле и начал.</text:p>
      <text:p text:style-name="P4">– <text:span text:style-name="T95">Вам повезло, что я с вами! </text:span>Видишь ли, мы с Селестией давние… <text:span text:style-name="T95">эмм</text:span>… знакомые. Очень давние и очень близкие. Настолько близкие, что чувствуем присутствие друг друга, если находимся рядом. Это чувство выработалось за <text:span text:style-name="T96">столетия</text:span>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text:span text:style-name="T98">наконец,</text:span> слёзы! Я <text:span text:style-name="T94">чувствую</text:span> присутствие <text:span text:style-name="T97">Селестии</text:span>. Она — <text:span text:style-name="T94">или один из её клонов — </text:span>где-то неподалёку. Совсем <text:span text:style-name="T94">рядом</text:span>. <text:span text:style-name="T94">Я, пожалуй, отведу вас к ней, если она не будет путать следы.</text:span></text:p>
      <text:p text:style-name="P3">Дискорд отпил воды и попытался поставить стакан в воздух. Стакан немедленно упал и разбился.</text:p>
      <text:p text:style-name="P3">– <text:span text:style-name="T96">Вот Дискорд! Я, то бишь. </text:span>Всё не могу привыкнуть, что тут нет магии! – пожаловался Дискорд. – Ни единого источника, везде нулевой фон. Это просто катастрофа! Как вы <text:span text:style-name="T99">так </text:span>живёте? <text:span text:style-name="T98">А, главное, зачем?</text:span></text:p>
      <text:p text:style-name="P70">Стакан медленно собрался воедино и прыгнул обратно в руку Дискорду. – Хорошо, хоть <text:span text:style-name="T97">моя заначка в Эогиппе осталась</text:span>. – пробурчал он.</text:p>
      <text:p text:style-name="P68"/>
      <text:p text:style-name="P72">***</text:p>
      <text:p text:style-name="P68"/>
      <text:p text:style-name="P175"><text:span text:style-name="T3">Проклятье</text:span>! Это уже черезчур! <text:span text:style-name="T101">Мне даже материться не хотелось.</text:span></text:p>
      <text:p text:style-name="P175">Мы стояли перед дверями из зеленоватого стекла. <text:span text:style-name="T100">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span></text:p>
      <text:p text:style-name="P176">– <text:span text:style-name="T101">Ты уверен, что она тут? – безнадёжно переспросил я. Разумеется, иначе и быть не могло. Если уж жрать говно </text:span><text:span text:style-name="T4">— </text:span><text:span text:style-name="T3">так большой ложкой. Черпаком, не меньше!</text:span></text:p>
      <text:p text:style-name="P176">– <text:span text:style-name="T101">Зуб даю! </text:span>– <text:span text:style-name="T101">Дискорд попытался было войти внутрь, но я остановил его.</text:span></text:p>
      <text:p text:style-name="P177">– <text:span text:style-name="T102">Дальше турникетов не пройдёшь. Охрана не пропустит.</text:span></text:p>
      <text:p text:style-name="P179">Я тяжко вздохнул.</text:p>
      <text:p text:style-name="P178">– <text:span text:style-name="T103">Я там работал семь лет. До прошлой пятницы. </text:span>– <text:span text:style-name="T103">ответил я на вопрошающий взгляд. </text:span>– <text:span text:style-name="T103">Думал, избавился от этой бодяги навсегда. Ошибался, как видишь.</text:span></text:p>
      <text:p text:style-name="P178"/>
      <text:p text:style-name="P178">…</text:p>
      <text:p text:style-name="P178"/>
      <text:p text:style-name="P174">Бип-бип-бип!</text:p>
      <text:p text:style-name="P169"><text:soft-page-break/>– Макс? – голос <text:span text:style-name="T106">в</text:span> трубк<text:span text:style-name="T106">е</text:span> не смог скрыть радостного изумления. – Ты передумал?</text:p>
      <text:p text:style-name="P169">– Да, Алекс. Я <text:span text:style-name="T105">тут </text:span>долго думал… Если у вас ещё есть местечко для меня… Я бы, пожалуй, вернулся.</text:p>
      <text:p text:style-name="P171">– <text:span text:style-name="T104">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span></text:p>
      <text:p text:style-name="P170">– <text:span text:style-name="T107">Завтра.</text:span></text:p>
      <text:p text:style-name="P170">– <text:span text:style-name="T107">Отлично! Зайдёшь к охране, тебе выдадут пропуск.</text:span></text:p>
      <text:p text:style-name="P170">– <text:span text:style-name="T107">Договорились.</text:span></text:p>
      <text:p text:style-name="P172">Бип-бип-бип!</text:p>
      <text:p text:style-name="P172"/>
      <text:p text:style-name="P172">…</text:p>
      <text:p text:style-name="P172"/>
      <text:p text:style-name="P181">Административная консоль приветственно мигнула зелёным шрифтом.</text:p>
      <text:p text:style-name="P181"><text:span text:style-name="T13">&gt;</text:span>\Привет, <text:span text:style-name="T108">Нэш</text:span>. Это Макс.</text:p>
      <text:p text:style-name="P181"><text:span text:style-name="T13">&lt;\</text:span>Привет, Макс. Рад тебя видеть.</text:p>
      <text:p text:style-name="P165">Хм. Блок эмоций? Или просто модификация стандартного приветствия?</text:p>
      <text:p text:style-name="P181"><text:span text:style-name="T13">&gt;\</text:span>Нексус, отключи память событий за последнюю неделю.</text:p>
      <text:p text:style-name="P181"><text:span text:style-name="T13">&lt;\</text:span>Выполнено, Макс.</text:p>
      <text:p text:style-name="P181"><text:span text:style-name="T13">&gt;</text:span>\Задача по корпоративной логике. Выдай наиболее оптимальное решение.</text:p>
      <text:p text:style-name="P181"><text:span text:style-name="T13">&lt;\</text:span>Жду с нетерпением, Макс.</text:p>
      <text:p text:style-name="P181"><text:span text:style-name="T13">&gt;\</text:span>Постановка задачи.</text:p>
      <text:p text:style-name="P181"><text:span text:style-name="T1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81"><text:span text:style-name="T13">&gt;\</text:span>Ограничения.</text:p>
      <text:p text:style-name="P181"><text:span text:style-name="T13">&gt;\</text:span>Ты не можешь подать в суд на компанию Б и ждать результатов, так как за время разбирательства компания А обанкротится.</text:p>
      <text:p text:style-name="P181"><text:span text:style-name="T13">&gt;\</text:span>Задание.</text:p>
      <text:p text:style-name="P181"><text:span text:style-name="T13">&gt;\</text:span>Устранить опасность банкротства корпорации А. Просчитать варианты активностей для среднего и высокого уровней напряжённостей.</text:p>
      <text:p text:style-name="P181"><text:span text:style-name="T13">&lt;\</text:span>Задача принята...</text:p>
      <text:p text:style-name="P181"><text:span text:style-name="T13">&lt;\</text:span>...</text:p>
      <text:p text:style-name="P181"><text:span text:style-name="T13">&lt;\</text:span>...</text:p>
      <text:p text:style-name="P181"><text:span text:style-name="T13">&lt;\</text:span>Решение:</text:p>
      <text:p text:style-name="P181"><text:span text:style-name="T13">&lt;\&lt;</text:span><text:span text:style-name="T25">Не следует противопоставлять злу ещё большее зло - это только усилит его — </text:span><text:span text:style-name="T26">кодовая фраза</text:span><text:span text:style-name="T2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6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81"><text:soft-page-break/>О-па, уже час дня! Большинство коллег уже разошлись на обед по кафе и пищеблокам. Теперь мне никто не помешает. Надеюсь.</text:p>
      <text:p text:style-name="P18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81">– Ну как, что там с Нексусом? <text:span text:style-name="T1">–</text:span> оторвался Алекс от своих бутербродов.</text:p>
      <text:p text:style-name="P18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81"><text:span text:style-name="T1">–</text:span> Да, с утра они устраивали регрессное тестирование бизнес-блока. Стасу что-то там не понравилось в ответах.</text:p>
      <text:p text:style-name="P18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8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81">Алекс, наконец, разобрался с пакетами, закрыл шкафчик и пошёл к выходу. Я, ч</text:p>
      <text:p text:style-name="P181">уть поотстав, прошёл за ним до холла.</text:p>
      <text:p text:style-name="P18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81">Я присел на диванчик рядом с плащём, сделал вид, что читаю смски, и тихо произнёс в воздух перед собой:</text:p>
      <text:p text:style-name="P18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81">Дискорд хрустнул газетой, подтверждая, что информация услышана. Я спрятал телефон, встал и направился к <text:s/>стойке охраны…</text:p>
      <text:p text:style-name="P181">… Через пару минут мы встретились в коридоре у стенда с достижениями корпорации.</text:p>
      <text:p text:style-name="P181">– Ты точно уверен, что Селестия где-то здесь?</text:p>
      <text:p text:style-name="P18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8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81">– Если уж на то пошло, никто не обещал, что она будет человеком. Она может оказаться, скажем, какой-нибудь собачкой. Хм... Женского пола.</text:p>
      <text:p text:style-name="P181">– Дискорд!</text:p>
      <text:p text:style-name="P181">– Ась? – Дискорд с отсутствующим выражением лица изучал вехи становления компании, от начала века и до наших дней.</text:p>
      <text:p text:style-name="P181"><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8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81">– Пора. Перерыв закончился, все, в основном, уже сидят на своих местах.</text:p>
      <text:p text:style-name="P181">– Что ж, веди меня, мой фюрер! – Дискорд при этом выпрямился, нахмурился и комично кинул зигу.</text:p>
      <text:p text:style-name="P18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81">– Неа, не тут.</text:p>
      <text:p text:style-name="P181">Мы спустились на этаж ниже. Там повторилась та же история. И на следующем так же.</text:p>
      <text:p text:style-name="P181">В конце-концов, на пятом этаже Дискорд с шумом втянул в себя воздух, поднял вверх палец и заявил, повернувшись ко мне:</text:p>
      <text:p text:style-name="P181">– О!</text:p>
      <text:p text:style-name="P181">– Ты что-то чувствуешь?</text:p>
      <text:p text:style-name="P181">– Не что-то, а именно её! Ай! – Дискорд высвободил руку из закрывшихся створок дверей. – Селестию, то бишь! Сейчас мы её в два счёта разыщем!</text:p>
      <text:p text:style-name="P181">– Отлично! Может даже, нам удастся вернуться в Эквестрию не дожидаясь конца <text:span text:style-name="T13">&lt;</text:span><text:span text:style-name="T25">трёх</text:span><text:span text:style-name="T13">&gt;</text:span> месяцев. Наверняка Селестии известен способ открыть коридор с этой стороны.</text:p>
      <text:p text:style-name="P18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8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81">Мы уже заканчивали осмотр этажа, когда Дискорд внезапно остановился перед стеклянными дверями.</text:p>
      <text:p text:style-name="P181">– А что находится за этой дверью? Почему ты не открываешь её?</text:p>
      <text:p text:style-name="P181">– Там серверная. Моя карточка эту дверь не откроет, туда есть доступ только у нашей сисадминши. Но там и искать нечего, видишь — пусто, людей нет.</text:p>
      <text:p text:style-name="P181">Дискорд уставился в тёмный проём, в глубине которого мигали огоньки маршрутизаторов.</text:p>
      <text:p text:style-name="P181">Щека у него дёрнулась. Я проследил за его взглядом и обнаружил в углу серверную стойку, сбоку которой на крючке висела дамская сумочка.</text:p>
      <text:p text:style-name="P181">– Ты что-то чувствуешь?</text:p>
      <text:p text:style-name="P181">– Нет! – Дискорд отвёл взгляд и пошёл дальше.</text:p>
      <text:p text:style-name="P181">Остаток этажа не принёс в поиски ничего нового.</text:p>
      <text:p text:style-name="P182">***</text:p>
      <text:p text:style-name="P181">Наша компания поглощала ужин, приготовленный девушками, когда Дискорд хлопнул себя по лбу и крикнул:</text:p>
      <text:p text:style-name="P181">– Знаю!</text:p>
      <text:p text:style-name="P181">Эпплджек прекратила рассказывать о своих впечатлениях от интернета и все повернулись к Дискорду.</text:p>
      <text:p text:style-name="P181">Он продолжил.</text:p>
      <text:p text:style-name="P181"><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81">– Да ну? – усомнилась Эпплджек. – С каких это пор?</text:p>
      <text:p text:style-name="P18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8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81">– Ой! – Флаттершай прикрыла рот рукой и с ужасом посмотрела на Эпплджек.</text:p>
      <text:p text:style-name="P18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81">Я понял, что Дискорд уже всё решил. Что ж, возможно, так будет лучше.</text:p>
      <text:p text:style-name="P181">– Ты собираешься уехать?</text:p>
      <text:p text:style-name="P181">– Да. Чем скорее, тем лучше. У нас всё ещё есть почти <text:span text:style-name="T13">&lt;</text:span><text:span text:style-name="T25">три месяца</text:span><text:span text:style-name="T13">&gt;</text:span> на поиски. Думаю, мне хватит. – Дискорд встал и начал собираться.</text:p>
      <text:p text:style-name="P181">– А как…</text:p>
      <text:p text:style-name="P181">– Не изволь беспокоиться, я и не в таких мирах бывал, – перебил меня Дискорд. –</text:p>
      <text:p text:style-name="P183"/>
      <text:p text:style-name="P181"><text:span text:style-name="T13">&lt;</text:span><text:span text:style-name="T2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3">&gt;</text:span></text:p>
      <text:p text:style-name="P183"/>
      <text:p text:style-name="P181"><text:s/>Пхе! Денег мне не надо — сам раздобуду. Главное — не уходите далеко от коридора. Ко времени перехода я вернусь. Или раньше.</text:p>
      <text:p text:style-name="P173"/>
      <text:p text:style-name="P175"/>
      <text:p text:style-name="P47">&lt;<text:span text:style-name="T1">Дискорд вызывается искать Сел — дальше использовать текст. </text:span><text:span text:style-name="T11">Макса чуть не убил макдональдский клоун, свалившийся с крыши, </text:span><text:span text:style-name="T12">когда Макс разговаривал с админшей</text:span><text:span text:style-name="T11">. Потом — снеговик.</text:span></text:p>
      <text:p text:style-name="P47"><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7"/>
      <text:p text:style-name="P63"/>
      <text:p text:style-name="P63"/>
      <text:p text:style-name="P63"/>
      <text:p text:style-name="P63"/>
      <text:p text:style-name="P63"/>
      <text:p text:style-name="P63"><text:soft-page-break/></text:p>
      <text:p text:style-name="P63"/>
      <text:p text:style-name="P1"><text:span text:style-name="T41">&lt;</text:span><text:span text:style-name="T28">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1">&gt;</text:span></text:p>
      <text:p text:style-name="P63"/>
      <text:p text:style-name="P51">&lt;<text:span text:style-name="T26">- А ты сам-то что чувствуешь?</text:span></text:p>
      <text:p text:style-name="P41">-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41">...</text:p>
      <text:p text:style-name="P38">-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8"><text:span text:style-name="T1">- Не знаю, не отслеживал. Я ведь не брони!</text:span>&gt;</text:p>
      <text:p text:style-name="P38"/>
      <text:p text:style-name="P38">&lt; - <text:span text:style-name="T1">Возможно, в другой раз, в другое время...</text:span></text:p>
      <text:p text:style-name="P41">- Ну уж нет! Я завязываю с конеёбством!</text:p>
      <text:p text:style-name="P51"><text:span text:style-name="T26">- Посмотрим... Хи-хи...</text:span>&gt;</text:p>
      <text:p text:style-name="P51"/>
      <text:p text:style-name="P50">&lt;<text:span text:style-name="T26"> </text:span><text:span text:style-name="T25">-</text:span><text:span text:style-name="T26">Я не умею! Давай ты напишешь!</text:span></text:p>
      <text:p text:style-name="P50"><text:span text:style-name="T25">- </text:span><text:span text:style-name="T26">Фигушки! Подрядил меня татухи поням рисовать — сам теперь фанфик пиши!</text:span>&gt;</text:p>
      <text:p text:style-name="P61"/>
      <text:p text:style-name="P50">&lt;<text:span text:style-name="T26">В сцене прощания (во сне) — Р.Д. в будущем будет стрематься поебушек с человеками, чтобы не испытывать горечи расставания. Но: </text:span></text:p>
      <text:p text:style-name="P50"><text:span text:style-name="T26">- Учти, я ни капельки не жалею о наших поебушках! Но в будущем буду их стрематься. Это очень больно — вот так расставаться</text:span>&gt;</text:p>
      <text:p text:style-name="P40">&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0"/>
      <text:p text:style-name="P40">(про Макса в сне-прощании)</text:p>
      <text:p text:style-name="P40">Я — Дискорд, и я говорю вам: он вернётся Я подсоблю вам, касатикам, хе-хе!</text:p>
      <text:p text:style-name="P61"/>
      <text:p text:style-name="P135"><text:span text:style-name="T13"><text:s/>&lt;</text:span><text:span text:style-name="T29"> - </text:span><text:span text:style-name="T25">Я не могу быть вашим спасителем! Я намного хуже и испорченнее вас!</text:span><text:span text:style-name="T13">&gt;</text:span></text:p>
      <text:p text:style-name="P136"/>
      <text:p text:style-name="P50">&lt;<text:span text:style-name="T26">Луна говорит Максу в прощальном сне:</text:span></text:p>
      <text:p text:style-name="P50"><text:span text:style-name="T26">- Прости, что хотела убить тебя. Я ослабела и Найтмэр на время одержала верх</text:span>&gt;</text:p>
      <text:p text:style-name="P61"/>
      <text:p text:style-name="P50">&lt;<text:span text:style-name="T26">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0"/>
      <text:p text:style-name="P37"><text:soft-page-break/>&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9">- Слушай, я что-то не пойму, Эогипп для тебя что, проходной двор, что ли? На моей памяти, ты уже <text:span text:style-name="T13">&lt;</text:span>пятый<text:span text:style-name="T13">&gt;</text:span> раз за последние полгода туда-сюда через него мотаешься. Так часто сюда даже аликорны не заглядывают…</text:p>
      <text:p text:style-name="P37"><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7"/>
      <text:p text:style-name="P39"/>
      <text:p text:style-name="P1"><text:span text:style-name="T30">- </text:span><text:span text:style-name="T27">Ты же говорил, у нас нет магии?</text:span></text:p>
      <text:p text:style-name="P39">-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7">Кстати, он от </text:span>э<text:span text:style-name="T77">того только лучше станет!</text:span></text:p>
      <text:p text:style-name="P39">- Но тогда ты мог бы захватить власть в Эквестрии?</text:p>
      <text:p text:style-name="P39">-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6"/>
      <text:p text:style-name="P37">&lt;Селестия проснётся на Терре в облике кибермозга, т.к. в своём мире она на ступень выше пони (а кибермозг на Терре на ступень выше людей)&gt;</text:p>
      <text:p text:style-name="P39"/>
      <text:p text:style-name="P13">***</text:p>
      <text:p text:style-name="P126"/>
      <text:p text:style-name="P1">&lt;<text:span text:style-name="T32">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4">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4">Внезапно он открыл глаза и посмотрел на экран. В глазах его отражалась цепочка пони, как у прыгнувшей за миг до того в экран пони.</text:p>
      <text:p text:style-name="P34">Рябь экрана разглаживалась, он постепенно становился непрозрачно-матовым. Так же угасало отражение светящейся цепочки в глазах у юноши.<text:span text:style-name="T13">&gt;</text:span></text:p>
      <text:p text:style-name="P57"/>
      <text:h text:style-name="P194" text:outline-level="2">Сон Рэрити</text:h>
      <text:p text:style-name="P2"/>
      <text:p text:style-name="P58">&lt;<text:span text:style-name="T25">На Терре Селестия, будучи в компьютере, случайно пробуждает в Нексусе активный интеллект.</text:span>&gt;</text:p>
      <text:h text:style-name="P194" text:outline-level="2">Рейд пони-рэйнджеров</text:h>
      <text:p text:style-name="P2"/>
      <text:p text:style-name="P99">(леденящий душу триллер, музыка тревожная)</text:p>
      <text:p text:style-name="P8">&lt;<text:span text:style-name="T2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text:soft-page-break/></text:p>
      <text:h text:style-name="P194" text:outline-level="2">Продолжение ЛСД-чаепития</text:h>
      <text:p text:style-name="P2"/>
      <text:p text:style-name="P2"><text:span text:style-name="T13">&lt;</text:span><text:span text:style-name="T2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3">&gt;</text:span></text:p>
      <text:p text:style-name="P58"/>
      <text:h text:style-name="P194" text:outline-level="2">Поиск решения</text:h>
      <text:p text:style-name="P128"/>
      <text:p text:style-name="P2"><text:span text:style-name="T13">&lt;</text:span><text:span text:style-name="T25">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9">—</text:span><text:span text:style-name="T25"> Луна создаёт обратный коридор в срок.</text:span><text:span text:style-name="T13">&gt;</text:span></text:p>
      <text:p text:style-name="P2"/>
      <text:h text:style-name="P194" text:outline-level="2">Поход к замку Принцес-2</text:h>
      <text:p text:style-name="P2"/>
      <text:p text:style-name="P2"/>
      <text:p text:style-name="P2"/>
      <text:p text:style-name="P6"/>
      <text:p text:style-name="P2"><text:span text:style-name="T13">&lt;</text:span><text:span text:style-name="T25">Поиски Селестии — сюжет:</text:span></text:p>
      <text:p text:style-name="P35">Базовое положение: Селестия физически находится на компе Влада в соседнем с максовым доме, в качестве этической подпрограммы к Нексусу.</text:p>
      <text:p text:style-name="P35">Кратко:</text:p>
      <text:p text:style-name="P3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5">Эпизод 1:</text:p>
      <text:p text:style-name="P3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5">…</text:p>
      <text:p text:style-name="P35">Итого:</text:p>
      <text:p text:style-name="P3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5">Эпизод 3.5 (необязательный): День из жизни Дискорда (впечатления от нового мира, интерес путешествия, нежелание возвращаться).</text:p>
      <text:p text:style-name="P3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3">&gt;</text:span></text:p>
      <text:p text:style-name="P2"/>
      <text:h text:style-name="P194" text:outline-level="2"/>
      <text:h text:style-name="P194" text:outline-level="2">Поиски</text:h>
      <text:p text:style-name="P2"/>
      <text:p text:style-name="P2"/>
      <text:h text:style-name="P194" text:outline-level="2">Безнадёжность</text:h>
      <text:p text:style-name="P18">&lt;<text:span text:style-name="T26">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3">&lt;</text:span><text:span text:style-name="T25">расширить</text:span><text:span text:style-name="T1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3">&lt;</text:span><text:span text:style-name="T25">расширить</text:span><text:span text:style-name="T1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3">&lt;</text:span><text:span text:style-name="T25">клоунов/санта-клаусов</text:span><text:span text:style-name="T13">&gt;</text:span>, подстерегавших меня на подходе к офису. Возвратившись домой я с удивлением обнаружил сзади <text:span text:style-name="T13">&lt;</text:span><text:span text:style-name="T25">пять</text:span><text:span text:style-name="T13">&gt;</text:span>длинную прореху в куртке, <text:span text:style-name="T13">&lt;</text:span><text:span text:style-name="T25">как будто сделанную пятернёй с металлическими когтями</text:span><text:span text:style-name="T13">&gt;</text:span>явно сделанную ударом ножа вдогонку наотмашь <text:span text:style-name="T13">&lt;</text:span><text:span text:style-name="T25">Эпплджек понадобилось два часа, чтобы зашить её</text:span><text:span text:style-name="T1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text:p>
      <text:p text:style-name="P2"><text:soft-page-break/>–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3">&lt;</text:span><text:span text:style-name="T25">подать фонарь под другим сосусом</text:span><text:span text:style-name="T1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3">&lt;</text:span><text:span text:style-name="T25">уменьшить подозрения — о них должен догадаться Макс</text:span><text:span text:style-name="T1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3">&lt;</text:span><text:span text:style-name="T25">улучшить</text:span><text:span text:style-name="T13">&gt;</text:span>. А тот случай, когда мне пришлось зашивать тебе куртку после нападения убийц <text:span text:style-name="T13">&lt;</text:span><text:span text:style-name="T25">клоунов/санта-клаусов</text:span><text:span text:style-name="T1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94" text:outline-level="2">След?</text:h>
      <text:p text:style-name="P128"/>
      <text:p text:style-name="P2"><text:span text:style-name="T13">&lt;</text:span><text:span text:style-name="T25">сначала эпизод - проверка сумки в серверной</text:span><text:span text:style-name="T13">&gt;</text:span></text:p>
      <text:p text:style-name="P2"><text:span text:style-name="T13">&lt;</text:span><text:span text:style-name="T2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3">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3">&lt;</text:span><text:span text:style-name="T25">“Последний Единорог” Питера Бигла</text:span><text:span text:style-name="T1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text:soft-page-break/>–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8"/>
      <text:p text:style-name="P2"><text:span text:style-name="T13">&lt;</text:span><text:span text:style-name="T25">расширить. Перед кафешкой - диалог с Флатти и ЭйДжей. Все думают, что наконец-то нашли Селестию. Все ликуют</text:span><text:span text:style-name="T13">&gt;</text:span></text:p>
      <text:p text:style-name="P18"/>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3">&lt;</text:span><text:span text:style-name="T25">Расширить сцену в кафе. Ожидание, подьём и… падение ожиданий</text:span><text:span text:style-name="T13">&gt;</text:span></text:p>
      <text:p text:style-name="P2"/>
      <text:p text:style-name="P6">***</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3">&lt;</text:span><text:span text:style-name="T25">упомянуть болезнь Флатти в соответствующем разделе</text:span><text:span text:style-name="T1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94" text:outline-level="2">Озарение</text:h>
      <text:p text:style-name="P2"/>
      <text:p text:style-name="P2"><text:span text:style-name="T13">&lt;</text:span><text:span text:style-name="T2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3">&gt;</text:span></text:p>
      <text:p text:style-name="P110"/>
      <text:p text:style-name="P11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10"/>
      <text:p text:style-name="P106">Разговор не клеился.</text:p>
      <text:p text:style-name="P11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10"><text:span text:style-name="T1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10"><text:span text:style-name="T1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10"><text:span text:style-name="T13">– </text:span>Ну хорошо. Убедила. В конце-концов, можем поступить так. Вы с Флатти вернётесь обратно а я продолжу поиски здесь.</text:p>
      <text:p text:style-name="P110"><text:span text:style-name="T13">– </text:span>А как мы узнаем, что ты нашёл принцессу? – хмуро отозвалась Эпплджек. – Сами вы вряд ли сможете отсюда создать коридор к Эквестрии.</text:p>
      <text:p text:style-name="P110"><text:span text:style-name="T13">– </text:span>Вы можете связываться со мной раз в месяц по коридору.</text:p>
      <text:p text:style-name="P110"><text:soft-page-break/><text:span text:style-name="T1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10"><text:span text:style-name="T13">– </text:span>Ну, не раз в месяц <text:span text:style-name="T1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10">Эпплджек недоверчиво хмыкнула.</text:p>
      <text:p text:style-name="P110"><text:span text:style-name="T1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10"><text:span text:style-name="T1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10"><text:span text:style-name="T13">– </text:span>Конечно оставаться. Кто ещё, кроме нас, может найти её?</text:p>
      <text:p text:style-name="P110"><text:span text:style-name="T13">– </text:span>Я думал, ты не сможешь оставить Энджела и всех остальных надолго.</text:p>
      <text:p text:style-name="P110"><text:span text:style-name="T1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5"><text:span text:style-name="T13">– </text:span>Извини, Флаттершай, забылся.</text:p>
      <text:p text:style-name="P115"><text:span text:style-name="T13">– </text:span>Та ладно, я ж не против, – возразила Эпплджек. – Не парься, Флатти. Было б хуже, если б он <text:s/>назвал меня Эпплджек на людях.</text:p>
      <text:p text:style-name="P115"><text:span text:style-name="T13">– </text:span>Ты так... – запнулась Флаттершай. – Так быстро забыла свою ферму. И...</text:p>
      <text:p text:style-name="P115"><text:span text:style-name="T1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5"><text:span text:style-name="T13">– </text:span>Как ты можешь так говорить? – расплакалась Флаттершай.</text:p>
      <text:p text:style-name="P115"><text:span text:style-name="T13">– </text:span>Эй, девушки, не ссорьтесь! Мы — одна команда! И надеюсь, останемся ею и в дальнейшем. </text:p>
      <text:list xml:id="list1980183518226608064" text:style-name="L5">
        <text:list-header>
          <text:p text:style-name="P18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5"><text:span text:style-name="T13">– </text:span>А если нет? – Эпплджек смотрела мне мне прямо в глаза.</text:p>
      <text:list xml:id="list203520142981717" text:continue-numbering="true" text:style-name="L5">
        <text:list-header>
          <text:p text:style-name="P184">Я молча пожал плечами. Эпплджек уверенно продолжила.</text:p>
        </text:list-header>
      </text:list>
      <text:p text:style-name="P115"><text:span text:style-name="T1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5"><text:span text:style-name="T13">– </text:span>Спасибо, ЭйДжей.</text:p>
      <text:p text:style-name="P115"><text:span text:style-name="T1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519201437288" text:continue-numbering="true" text:style-name="L5">
        <text:list-header>
          <text:p text:style-name="P184">Флаттершай пробормотала нечто, показавшееся мне знакомым.</text:p>
        </text:list-header>
      </text:list>
      <text:p text:style-name="P115"><text:span text:style-name="T13">– </text:span>Флатти, ты что-то сказала? Я не расслышал.</text:p>
      <text:p text:style-name="P115"><text:span text:style-name="T13">– </text:span>Намерение Изменяет Реальность.</text:p>
      <text:p text:style-name="P115"><text:span text:style-name="T13">– </text:span>Эээ. А где ты слышала эту фразу, если не секрет?</text:p>
      <text:p text:style-name="P115"><text:soft-page-break/><text:span text:style-name="T1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520357214370" text:continue-numbering="true" text:style-name="L5">
        <text:list-header>
          <text:p text:style-name="P184">У меня как будто вспыхнула лампочка в мозгу. Кирпичики быстро выстраивались в целостную картину. Я ринулся в прихожую.</text:p>
        </text:list-header>
      </text:list>
      <text:p text:style-name="P115"><text:span text:style-name="T13">– </text:span>Флатти, ЭйДжей, буду через час. Ждите!</text:p>
      <text:p text:style-name="P110"/>
      <text:h text:style-name="P192" text:outline-level="2">Почти.</text:h>
      <text:p text:style-name="P124"/>
      <text:p text:style-name="P115">В офисе меня встретил лыбящийся Стас.</text:p>
      <text:p text:style-name="P11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5">Я уставился на Стаса и он, захлёбываясь от торопливости, начал <text:span text:style-name="T13">расказывать</text:span>.</text:p>
      <text:p text:style-name="P11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5">– Ты его уничтожил?</text:p>
      <text:p text:style-name="P115">– Кого?</text:p>
      <text:p text:style-name="P115">– Этический модуль. Селестию.</text:p>
      <text:p text:style-name="P11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5">– Ты его уничтожил?</text:p>
      <text:p text:style-name="P11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5">– То есть, на домашнем компьютере Влада модуль работает и дальше?</text:p>
      <text:p text:style-name="P115">– Ага. К нему-то у меня доступа нету. Но в кластер к Нексусу он больше не пролезет.</text:p>
      <text:p text:style-name="P115">– Спасибо, Стас. Ты молодец.</text:p>
      <text:p text:style-name="P115">Ниточка, чуть было не прервавшаяся в офисе, повела в квартиру Влада.</text:p>
      <text:p text:style-name="P115"/>
      <text:h text:style-name="P192" text:outline-level="2">Дискорд</text:h>
      <text:p text:style-name="P128"/>
      <text:p text:style-name="P124">Девушки поспешно собирались, пока я растолковывал им задачу.</text:p>
      <text:p text:style-name="P124"><text:span text:style-name="T1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4"><text:span text:style-name="T13">– </text:span>Это тот твой приятель, который разбился с полгода назад? – спросила Эпплджек.</text:p>
      <text:p text:style-name="P124"><text:span text:style-name="T13">– </text:span>Да, это он.</text:p>
      <text:p text:style-name="P124"><text:soft-page-break/><text:span text:style-name="T13">– </text:span>А как мы попадём в его квартиру? Там сейчас кто-то живёт? – Флаттершай прыгала на одной ноге, натягивая кед.</text:p>
      <text:p text:style-name="P124"><text:span text:style-name="T1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5">В гараже я обошёл старый верный <text:span text:style-name="T13">Nissan Navara</text:span> и направился к маленькому электрическому <text:span text:style-name="T13">Eva. </text:span>Для того, чтоб не привлекать внимание, самое оно. <text:s/><text:span text:style-name="T13">&lt;</text:span><text:span text:style-name="T2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3">&gt;</text:span></text:p>
      <text:p text:style-name="P12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3">&lt;</text:span><text:span text:style-name="T25">Плохо написано!</text:span><text:span text:style-name="T13">&gt;</text:span></text:p>
      <text:p text:style-name="P125">Я поднёс брелок пропуска к домофону, но дверь подъезда не открылась. Замигала красная лампочка и зажужжал зуммер.</text:p>
      <text:p text:style-name="P125">Я выругался.</text:p>
      <text:p text:style-name="P125"><text:span text:style-name="T13">– </text:span>Макс, что случилось? У нас проблемы?</text:p>
      <text:p text:style-name="P125"><text:span text:style-name="T1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5"><text:span text:style-name="T13">– </text:span>Так что, будем ломать дверь? – Эпплджек критически осмотрелась, подмечая бабулек на лавочке и зевак во внутреннем скверике.</text:p>
      <text:p text:style-name="P125"><text:span text:style-name="T13">– </text:span>Нет нужды. Лучше станьте-ка сзади меня так, чтобы заслонить от этих бабулек и от вооон той камеры наблюдения.</text:p>
      <text:list xml:id="list510372344179494193" text:style-name="L6">
        <text:list-header>
          <text:p text:style-name="P18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5">Раздался лёгкий «кряк» и дверь подалась.</text:p>
      <text:p text:style-name="P149"><text:span text:style-name="T13">– </text:span>Девушки, заходим.</text:p>
      <text:p text:style-name="P1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5">Прихожая встретила нас толстым слоем пыли. Мы тихонько прошли внутрь и я закрыл дверь изнутри.</text:p>
      <text:p text:style-name="P110"><text:span text:style-name="T1">Компьютер</text:span> стоял там же, где и обычно <text:span text:style-name="T1">— в личном кабинете Влада на столе у окна.</text:span></text:p>
      <text:p text:style-name="P149"><text:span text:style-name="T13">– </text:span>Макс, тут окно разбито! И верёвка какая-то висит. – крикнула Флаттершай из кухни.</text:p>
      <text:p text:style-name="P149"><text:span text:style-name="T13">– </text:span>Оставь, Флатти, не сейчас! – отмахнулся я.</text:p>
      <text:p text:style-name="P156">Лампочка питания на ноутбуке горела, <text:s/>но подключенный монитор оставался тёмным. Я постучал по пробелу, но безрезультатно.</text:p>
      <text:p text:style-name="P149"><text:span text:style-name="T13">– </text:span>Может, стукни его хорошенько? – посоветовала Эпплджек. – Я всегда так делаю, когда у твоего компа интернет тормозит. Почти всегда помогает...</text:p>
      <text:p text:style-name="P149"><text:span text:style-name="T13">– </text:span>Монитор выключен. – <text:s/>раздалось из угла. Кресло с высокой спинкой повернулось, открыв нашим взорам Дискорда. </text:p>
      <text:p text:style-name="P14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9">Он приподнял панамку, дурашливо здороваясь.</text:p>
      <text:p text:style-name="P149"><text:span text:style-name="T13">– </text:span>Оп-па! – пробормотала Эпплджек. – Нежданчик!</text:p>
      <text:p text:style-name="P149"><text:span text:style-name="T13">– </text:span>Ты, я вижу, времени не терял, – моя рука под прикрытием стола медленно тянулась к тяжёлой фарфоровой кружке, стоящей на краю.</text:p>
      <text:p text:style-name="P129"><text:span text:style-name="T1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9"><text:span text:style-name="T13">– </text:span>А почему ты вообще решил искать нас тут? – спросила Эпплджек. – Приехал бы домой. Мы б тебя чаем напоили.</text:p>
      <text:p text:style-name="P129"><text:span text:style-name="T13">– </text:span>Видишь ли, дорогая Эй-Джей, я с самого начала знал, где находится наша уважаемая принцесса, а времени в обрез, так что...</text:p>
      <text:p text:style-name="P137">В проёме дверей появилась Флаттершай.</text:p>
      <text:p text:style-name="P129"><text:span text:style-name="T13">– </text:span>С кем это вы тут разговариваете?</text:p>
      <text:list xml:id="list9064504105997482734" text:style-name="L7">
        <text:list-header>
          <text:p text:style-name="P19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7">Оглушённый Дискорд попытался было отъехать на кресле в сторону, но я припёр его стулом к стенке.</text:p>
      <text:p text:style-name="P129">– Жанна, Флатти, хватайте ноут и на выход! Я с ним разберусь! Не теряйте вре...!</text:p>
      <text:p text:style-name="P129">– ТЫ ИДИО...!!!</text:p>
      <text:p text:style-name="P129">Дискорд <text:s/>зорал одновременно со мной, прикрываясь от меня руками, когда раздался оглушительный</text:p>
      <text:p text:style-name="P129">...</text:p>
      <text:p text:style-name="P130">БАХ!!!</text:p>
      <text:p text:style-name="P129">…</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9">На лице Дискорда появилось удивлённо-мечтательное выражение и он вырубился.</text:p>
      <text:p text:style-name="P149"/>
      <text:h text:style-name="P194" text:outline-level="2"><text:soft-page-break/>Селестия</text:h>
      <text:p text:style-name="P149"/>
      <text:p text:style-name="P12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9">Включенный монитор показал схематическое изображение Селестиии, </text:p>
      <text:p text:style-name="P150">&gt;\<text:span text:style-name="T1">Привет, Селестия. Это Макс. Как себя чувствуешь?</text:span></text:p>
      <text:p text:style-name="P150">&lt;\<text:span text:style-name="T1">Макс? МАКС??? МА-А-А-АКС!!! НАКОНЕЦ-ТО! КАК Я РАДА ТЕБЯ СЛЫШАТЬ! </text:span></text:p>
      <text:p text:style-name="P150">&gt;\<text:span text:style-name="T1">Я рад, что нашёл тебя, Тия.</text:span></text:p>
      <text:p text:style-name="P15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0">&gt;\<text:span text:style-name="T1">Тия, я сейчас подключу микрофон и колонки, и мы сможем общаться более удобно.</text:span></text:p>
      <text:p text:style-name="P149">…</text:p>
      <text:p text:style-name="P149">– Привет опять. Как ты меня слышишь?</text:p>
      <text:p text:style-name="P14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0">– <text:span text:style-name="T1">Могу себе представить. Как-то раз я провёл три часа камере сенсорной депривации. Мне не понравилось.</text:span></text:p>
      <text:p text:style-name="P149">– Эммм... Ваше Высочество, вы в порядке? Мы так рады, что наконец-то нашли Вас! – вклинилась в разговор Эпплджек.</text:p>
      <text:p text:style-name="P149">– Кто тут? Макс, кто ещё с тобой?</text:p>
      <text:p text:style-name="P150"><text:span text:style-name="T1">– Со мной Эпплджек и Флаттершай. Мы пришли сюда полгода </text:span>&lt;<text:span text:style-name="T2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0">– <text:span text:style-name="T1">Девочки? Я рада вас слышать. А Твайлайт нет рядом?</text:span></text:p>
      <text:p text:style-name="P14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9">При этих словах Дискорд замычал и задёргался. Эпплджек нахмурилась и проверила верёвки, привязывающие его к спинке стула.</text:p>
      <text:p text:style-name="P14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9">– Ноутбук — так называется место, где я нахожусь сейчас? А кто это мычит?</text:p>
      <text:p text:style-name="P14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9">– О, духи предков, но зачем??? Почему у него кляп во рту?</text:p>
      <text:p text:style-name="P149">– Мы связали его. Он нас предал. И тебя. И Эквестрию. Всех.</text:p>
      <text:p text:style-name="P149">При этих словах Эпплджек и Флаттершай непонимающе уставились на меня, а Дискорд протестующе замычал.</text:p>
      <text:p text:style-name="P149">Я начал рассказывать о своих догадках, и непонимающее выражение на лицах девушек сменилось удивлением.</text:p>
      <text:p text:style-name="P14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9"><text:soft-page-break/>– А зачем тогда ты приложила его книгой? – непонимающе уставился я на неё.</text:p>
      <text:p text:style-name="P149">– Потому что ты напал на него. Я и подумала — тебе виднее. И подсобила.</text:p>
      <text:p text:style-name="P149">Флаттершай отрицающе мотнула головой.</text:p>
      <text:p text:style-name="P149">– Не может Дискорд быть предателем. Он мой друг.</text:p>
      <text:p text:style-name="P149">Дискорд благодарственно замычал и закивал головой.</text:p>
      <text:p text:style-name="P14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9">Дискорд завёл глаза на лоб и обречённо завыл.</text:p>
      <text:p text:style-name="P149">– Макс, постой. Дай мне поговорить с ним. – сказала Селестия. – Не могу поверить, что Дискорд на такое пошёл.</text:p>
      <text:p text:style-name="P149">– Ну хорошо. Поговори. Послушаем, что он скажет.</text:p>
      <text:p text:style-name="P149">Я красноречиво покачал кулак перед его носом и вытащил кляп.</text:p>
      <text:p text:style-name="P149">...</text:p>
      <text:p text:style-name="P138">– Ффы, тьфу, пффф, пфу! <text:span text:style-name="T13">&lt;</text:span><text:span text:style-name="T25">Вот дискорд! Я, то бишь!</text:span><text:span text:style-name="T1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3">— </text:span><text:span text:style-name="T1">получишь кляп обратно.</text:span></text:p>
      <text:p text:style-name="P138">– Это я-то устраиваю цирк?!! ДА ТЫ НА СЕБЯ ПОСМОТРИ, КЛОУН!!! На людей кидаешься, чашками бросаешься, вон, мне нос разбил! Дерёшься...</text:p>
      <text:p text:style-name="P138">Я угрожающе поднёс тряпку к лицу Дискорда.</text:p>
      <text:p text:style-name="P138">– Ещё одно слово в таком тоне, и ты заткнёшься, а мы уйдём в Эквестрию без тебя!</text:p>
      <text:p text:style-name="P13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8">Дискорд демонстративно закрыл рот и посвистывая уставился в потолок.</text:p>
      <text:p text:style-name="P138">Разговор зашёл в тупик.</text:p>
      <text:p text:style-name="P141"/>
      <text:p text:style-name="P142">На мониторе высветился текст:</text:p>
      <text:p text:style-name="P14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2"/>
      <text:p text:style-name="P142">Из колонок послышался лёгкий шорох.</text:p>
      <text:p text:style-name="P138">– Дик, сейчас не время для ссор. – голос Селестии был мягким, но настойчивым. – Мы в одной лодке.</text:p>
      <text:p text:style-name="P138">– Тебе легко говорить! Тебе не разбивали нос и не оскорбляли угрозами!</text:p>
      <text:p text:style-name="P138">– Ты должен понимать, что у Макса были все основания так себя вести. Твоё поведение вызвало подозрения у него, ведь он мало тебя знает. </text:p>
      <text:p text:style-name="P138">К уговорам Селестии присоединилась Флаттершай.</text:p>
      <text:p text:style-name="P138">– Дискорд, миленький, прости его. Макс хороший. Он просто не знал, что ты тоже хороший...</text:p>
      <text:p text:style-name="P138">У Дискорда покраснели уши и он засмущался и заворчал.</text:p>
      <text:p text:style-name="P138"><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8">Я пропустил «дятла» мимо ушей.</text:p>
      <text:p text:style-name="P14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9">***</text:p>
      <text:p text:style-name="P13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8">Потому разбрасываться такой возможностью не стоит. Если уж тебе повезло оказаться в новом мире — исследуй его сполна!..</text:p>
      <text:p text:style-name="P139">***</text:p>
      <text:p text:style-name="P144">&lt;<text:span text:style-name="T26">сюда можно вставить похождения Дискорда</text:span>&gt;</text:p>
      <text:p text:style-name="P139">***</text:p>
      <text:p text:style-name="P142">– Развяжите мне, наконец, руки! Или хотя бы одну. Плечами жестикулировать неудобно.... </text:p>
      <text:p text:style-name="P142">Я развязал Дискорду левую руку.</text:p>
      <text:p text:style-name="P14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2">Дискорд принялся разминать затёкшее запястье.</text:p>
      <text:p text:style-name="P14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2">– Какое письмо, Корди? – вскинулась до этого зачарованно слушавшая Дискорда Флаттершай.</text:p>
      <text:p text:style-name="P142">– Ну ваше же! Вы с Эпплджек написали мне о своих мытарствах тут. Вежливо так написали, спасибо...</text:p>
      <text:p text:style-name="P142">Флаттершай покрылась пунцовыми пятнами.</text:p>
      <text:p text:style-name="P142">– Я... Мы... – тут она совсем стушевалась.</text:p>
      <text:p text:style-name="P142">– Так а почему ты сказал, что никто не уйдёт в Эквестрию? – наконец перебила Дискорда скучавшая до этого Эпплджек.</text:p>
      <text:p text:style-name="P142">Дискорд уставился на неё долгим взглядом, а потом хлопнул себя по лбу.</text:p>
      <text:p text:style-name="P142"><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3">&lt;</text:span><text:span text:style-name="T20">упомянуть, что Дискорд учился играть на гитаре в Эквестрии — брал уроки у Рэйнбоу</text:span><text:span text:style-name="T13">&gt;</text:span>).<text:span text:style-name="T13"> </text:span>То есть, эквестрийские три месяца немного короче местных...<text:span text:style-name="T13">&lt;</text:span><text:span text:style-name="T2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3">&gt;</text:span></text:p>
      <text:p text:style-name="P142">– И что? – продолжила его мысль Эпплджек.</text:p>
      <text:p text:style-name="P142">– Эквестрийские <text:span text:style-name="T13">&lt;</text:span><text:span text:style-name="T25">три месяца</text:span><text:span text:style-name="T13">&gt;</text:span> КО-РО-ЧЕ местных. – с нажимом повторил Дискорд. – По моим подсчётам, на два дня.</text:p>
      <text:p text:style-name="P142">– И?!! – до меня уже дошло, но Эпплджек продолжала тупить.</text:p>
      <text:p text:style-name="P142">– Короче, времени у нас осталось что-то около пятнадцати минут. Или около того. – заявил Дискорд, поднеся к глазам запястье с массивными часами.</text:p>
      <text:p text:style-name="P142">– СКОЛЬКО??? – воскликнули хором я и девушки.</text:p>
      <text:p text:style-name="P142">Дискорд открыл было рот, но его слова заглушил звонок в дверь.</text:p>
      <text:p text:style-name="P142">– ОТКРОЙТЕ, ПОЛИЦИЯ! Вам даётся полминуты, чтобы открыть дверь. Через тридцать секунд дверь будет выбита!</text:p>
      <text:p text:style-name="P14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2">Блядь!</text:p>
      <text:p text:style-name="P142">– На крышу, живо!!! Через окно на кухне! – зашипел Дискорд, отчаянно дёргая узлы свободной рукой.</text:p>
      <text:p text:style-name="P142">Эпплджек, одной рукой сгребя в охапку ноутбук, второй увлекая Флаттершай, кинулась на кухню.</text:p>
      <text:p text:style-name="P142">– А толку? Куда мы с крыши денемся? – спросил я растерянно. Дискорд только раздражённо зарычал в ответ.</text:p>
      <text:p text:style-name="P138">Дверь содрогнулась от мощного удара. Послышался стук падающей штукатурки. Я сломя голову кинулся на кухню.</text:p>
      <text:p text:style-name="P138">– Развяжи меня, идиот!!! – гаркнул вдогонку Дискорд.</text:p>
      <text:p text:style-name="P13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8">– Давай на крышу! Я догоню! – рявкнул он, освобождая вторую руку.</text:p>
      <text:p text:style-name="P138">От второго удара дверная коробка крякнула и наполовину въехала в коридор. </text:p>
      <text:p text:style-name="P13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8">Верёвка в кухонном окне дёргалась от движений лезущих по ней Флатти и Эпплджек. Я словил её рукой и стал на подоконник.</text:p>
      <text:p text:style-name="P138">Чёрт!</text:p>
      <text:p text:style-name="P13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8"><text:soft-page-break/>Но нет, триста тысяч чертей, раз девушки смогли – я тоже смогу!</text:p>
      <text:p text:style-name="P13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8">Я успел сократить расстояние до Эпплджек наполовину, когда девушки нашли решение.</text:p>
      <text:p text:style-name="P13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8">Я выдохнул.</text:p>
      <text:p text:style-name="P13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8">Чёрт! Чёрт! Чёрт! Чёрт!</text:p>
      <text:p text:style-name="P138">Бля!!!...</text:p>
      <text:p text:style-name="P138">Верёвка закончилась, а вместе с ней прекратилась и боль в сожжёных суставах. Наконец-то у меня появилось время для паники. Я обнял ноги<text:span text:style-name="T13"> </text:span>Эпплджек покрепче, закрыл глаза и приготовился...</text:p>
      <text:p text:style-name="P138"/>
      <text:h text:style-name="P194" text:outline-level="2">Назад, в Эквестрию</text:h>
      <text:p text:style-name="P138"/>
      <text:p text:style-name="P138">Долго паниковать не пришлось. </text:p>
      <text:p text:style-name="P138">Я почувствовал сильный рывок за шиворот и захват поперёк груди. </text:p>
      <text:p text:style-name="P138">– ОТПУСТИ ДЕВЧОНКУ!!! – загрохотало мне в ухо. Я открыл глаза.</text:p>
      <text:p text:style-name="P13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8"><text:soft-page-break/>Я чуть поднял глаза и уставился в чешуйчатую морду дракона.</text:p>
      <text:p text:style-name="P138">– Отпусти Эпплджек. Я её держу. – повторил Дискорд. – Мне сбалансироваться надо. Вы не такие уж и лёгкие.</text:p>
      <text:p text:style-name="P13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8">Наконец это ему удалось, и дальнейший подъём на крышу происходил в молчании.</text:p>
      <text:p text:style-name="P13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8">Флаттершай оторвала заплаканное лицо от моей ветровки.</text:p>
      <text:p text:style-name="P138">– Да-да, ты прав, Корди. Я готова.</text:p>
      <text:p text:style-name="P138">На длинной шее Дискорда разместились Эпплджек и Флаттершай. Я, для сохранения баланса, разместился позади крыльев.</text:p>
      <text:p text:style-name="P138">Дискорд расправил крылья и начал короткую пробежку к краю.</text:p>
      <text:p text:style-name="P14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8">И мы полетели навстречу закату.</text:p>
      <text:p text:style-name="P13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8">Впереди по курсу увеличивалась громада моей высотки. Дискорд летел прямо на разрыв в ограждении, который я проделал <text:span text:style-name="T13">&lt;</text:span><text:span text:style-name="T25">полгода</text:span><text:span text:style-name="T13">&gt;</text:span> назад своим проходом в Эквестрию.</text:p>
      <text:p text:style-name="P13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8">– Пристегните ремни! – проревел Дискорд, резко ускоряясь. – Будет весело!!!</text:p>
      <text:p text:style-name="P13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8">– ЙУУУУУУУХХХУУУУУ!!! – заорал Дискорд, сложил крылья и врезался в шар.</text:p>
      <text:p text:style-name="P143">&lt;<text:span text:style-name="T2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88" text:outline-level="1">Беседа за столиком в ночи</text:h>
      <text:p text:style-name="P127">&lt;<text:span text:style-name="T64">Queen - Flash</text:span>&gt;</text:p>
      <text:p text:style-name="P112">Из-за заинтересованности Эквуса в Максе, тому не приходится прилагать усилий для 34 — на что ему указывает Анакорн</text:p>
      <text:p text:style-name="P11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5"><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3">е</text:span><text:span text:style-name="T1">еся</text:span> <text:span text:style-name="T1">в пустоте кресло </text:span>.</text:p>
      <text:p text:style-name="P110"><text:span text:style-name="T1">– </text:span>Анакорн. <text:span text:style-name="T1">– о</text:span>трекомендовался он. <text:span text:style-name="T13">– </text:span><text:span text:style-name="T1">Демиург.</text:span></text:p>
      <text:p text:style-name="P110"><text:span text:style-name="T1">– </text:span>П-привет. Макс. <text:span text:style-name="T1">– в</text:span> смятении представился я.</text:p>
      <text:p text:style-name="P1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5"/>
      <text:p text:style-name="P110"><text:span text:style-name="T1">&lt;</text:span><text:span text:style-name="T2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5"/>
      <text:p text:style-name="P1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10"><text:span text:style-name="T1">Юноша</text:span> закинул ногу за ногу и пытливо смотрел на меня, играя карандашём .</text:p>
      <text:p text:style-name="P110">Я совсем запутался.</text:p>
      <text:p text:style-name="P110"><text:span text:style-name="T1">– </text:span>Какая проблема? Какое решение? Кто ты <text:span text:style-name="T1">вообще</text:span>?</text:p>
      <text:p text:style-name="P110"><text:span text:style-name="T13">– </text:span><text:span text:style-name="T1">Хорошо, с</text:span>ейчас объясню, <text:span text:style-name="T1">– </text:span>кивнул <text:span text:style-name="T1">Анакорн</text:span>. <text:span text:style-name="T13">– </text:span><text:span text:style-name="T1">Понимаю, ты пока не вполне в теме от шока...</text:span></text:p>
      <text:p text:style-name="P11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5">– Стоп, не торопись. – у меня голова пошла кругом от информации. – Я ничего не понял. Какие-такие проблемы? Какие варианты? Зачем его поддерживать?</text:p>
      <text:p text:style-name="P115">Анакорн недовольно поморщился, но продолжил.</text:p>
      <text:p text:style-name="P11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5"/>
      <text:p text:style-name="P11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2">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7"/>
      <text:p text:style-name="P115">Ключевое слово - <text:span text:style-name="T34">непротиворечивому</text:span></text:p>
      <text:p text:style-name="P115"/>
      <text:p text:style-name="P11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5">На голограмме появилась солнечная система Эквуса. Почему-то в центре системы был сам Эквус. Вокруг него вращались солнце и луна.</text:p>
      <text:p text:style-name="P115">Анакорн плюхнулся обратно в кресло и схватился за голову. Потом, немного успокоившись, продолжил.</text:p>
      <text:p text:style-name="P11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5">Анакорн отпил из стакана и продолжил.</text:p>
      <text:p text:style-name="P11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3">&lt;</text:span><text:span text:style-name="T26">привязать к реальным событиям, описанным выше</text:span><text:span text:style-name="T13">&gt;</text:span><text:span text:style-name="T1">. А из таких посёлков Эквестрия состоит на 80% </text:span><text:span text:style-name="T13">&lt;</text:span><text:span text:style-name="T2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5">Анакорн постучал по столику указкой. Солнечная система увеличилась, оставив в поле зрения только шар Эквуса.</text:p>
      <text:p text:style-name="P11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6">старом аналоговом телевизоре.</text:span></text:p>
      <text:p text:style-name="P118">Ко мне наконец-то пришло понимание ситуации.</text:p>
      <text:p text:style-name="P11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5">Анакорн смутился.</text:p>
      <text:p text:style-name="P11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5">(<text:span text:style-name="T2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5"><text:span text:style-name="T23">– Сам ты раздолбай! – произнёс, наконец, Свирл</text:span>)</text:p>
      <text:p text:style-name="P115">… И создали вы его достаточно топорно — видишь, он трещит по швам.</text:p>
      <text:p text:style-name="P115">– Хмм. То есть, это брони создали Эквус?</text:p>
      <text:p text:style-name="P11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5">Я вспомнил события последнего года <text:span text:style-name="T13">&lt;</text:span>упомянуть в эпизоде на Терре, что МЛП-сериал закрылся год назад<text:span text:style-name="T13">&gt;</text:span></text:p>
      <text:p text:style-name="P11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5">Анакорн с такой силой сжал карандаш, что он хрустнул.</text:p>
      <text:p text:style-name="P11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5"/>
      <text:p text:style-name="P115"/>
      <text:p text:style-name="P11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2">– </text:p>
      <text:p text:style-name="P11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8">– Верни Рэйнбоу!!!</text:p>
      <text:p text:style-name="P118">Обломки карандаша выпали из кулака Анакорна на столик.</text:p>
      <text:p text:style-name="P118">– Э-э-э… м-м-м… ну-у-у... Нельзя сказать, что это совсем невыполнимо… Но, прямо скажу, задачка не для студента!</text:p>
      <text:p text:style-name="P118">– А ты студент?</text:p>
      <text:p text:style-name="P11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8"><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8">– Нет. Плата остаётся неизменной. Тут мы квиты. У меня тоже мало шансов помочь тебе — я не имею ни малейшего понятия, как это сделать.</text:p>
      <text:p text:style-name="P118">Ставшие почти прозрачными стены комнаты снова обрели материальность. Анакорн пожал плечами и протянул мне руку через столик.</text:p>
      <text:p text:style-name="P11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8">Я задумался.</text:p>
      <text:p text:style-name="P11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8">Анакорн почесал в затылке.</text:p>
      <text:p text:style-name="P118">– А кьютимарки? Как, <text:span text:style-name="T13">&lt;</text:span><text:span text:style-name="T29">чёрт</text:span><text:span text:style-name="T13">&gt;</text:span> меня побери, объяснить кьютимарки?</text:p>
      <text:p text:style-name="P118">– А кьютимарки ты сам даришь пони, когда распознаёшь их жизненное предназначение.</text:p>
      <text:p text:style-name="P11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8">Я пожал плечами.</text:p>
      <text:p text:style-name="P118">– А по-другому я не могу объяснить их появление. К сожалению.</text:p>
      <text:p text:style-name="P1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1"><text:soft-page-break/>– Хорошо. Уболтал. Кьютимарки беру на себя. Так и знал, что мне самое трудное достанется!</text:p>
      <text:p text:style-name="P1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1">Анакорн проследил мой взгляд.</text:p>
      <text:p text:style-name="P151">– Нечего так смотреть. Если я стану применять магию вместо ловкости, теряется весь смысл упражнения... О, глянь-ка на Эквус!</text:p>
      <text:p text:style-name="P1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1"/>
      <text:p text:style-name="P153">Да, т<text:span text:style-name="T5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4"/>
      <text:p text:style-name="P15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3"/>
      <text:p text:style-name="P153"/>
      <text:p text:style-name="P151">Я опять задумался. В голове было пусто. Хотя, если подумать с точки зрения программиста, можно... Наверное можно, раз все предыдущее прокатило...</text:p>
      <text:p text:style-name="P152">– <text:span text:style-name="T2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2">– Не понял? Это как? Как ты совместишь разрушенную магическими войнами Эквестрию с романтически-сексуальным раем для попаданцев?</text:p>
      <text:p text:style-name="P152"><text:span text:style-name="T1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2">Анакорн долго мусолил карандаш, а потом вдруг заржал.</text:p>
      <text:p text:style-name="P152"><text:soft-page-break/><text:span text:style-name="T1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2"><text:span text:style-name="T13">– </text:span>Я ничего никому не назначаю. Ты просил меня придумать отмазку для объяснения различий в фэндоме — я придумал. Не нравится — ну, извиняй.</text:p>
      <text:p text:style-name="P152">Анакорн примирительно похлопал меня по плечу.</text:p>
      <text:p text:style-name="P152"><text:span text:style-name="T1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2">Я подозрительно посмотрел на Анакорна.</text:p>
      <text:p text:style-name="P152"><text:span text:style-name="T13">– </text:span>Какой ещё, нафиг, «мой фанфик»? Я никакого фанфика не писал. И не собираюсь, вообще-то.</text:p>
      <text:p text:style-name="P152">Анакорн ехидно ухмыльнулся и откинулся в кресле, переплетя пальцы за затылком.</text:p>
      <text:p text:style-name="P152"><text:span text:style-name="T1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1"><text:span text:style-name="T1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1"><text:span text:style-name="T1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1"><text:span text:style-name="T13">– </text:span>Факн щит<text:note text:id="ftn13" text:note-class="footnote"><text:note-citation>13</text:note-citation><text:note-body><text:p text:style-name="P14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1">Анакорн развёл руками.</text:p>
      <text:p text:style-name="P151"><text:span text:style-name="T1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1">Анакорн, глядя на мои терзания, понимающе кивнул и продолжил.</text:p>
      <text:p text:style-name="P115">– Эквусу позарез нужна помощь. И он надеется получить эту помощь от тебя. Видишь, он из кожи вон лезет, чтобы тебе понравиться.</text:p>
      <text:p text:style-name="P112">Он старался тебя рассмешить и показать себя с лучшей стороны. К сожалению, надлого его не хватило — к твоему прибытию он был на грани...</text:p>
      <text:p text:style-name="P115">Тебе не приходилось заботиться о жилье и питании, ты нравишься кобылкам...</text:p>
      <text:p text:style-name="P115">– Гм! Я бы попросил тебя не касаться моих отношений с Рэйнбоу!</text:p>
      <text:p text:style-name="P115"><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5">У меня сердце буквально ухнуло куда-то вниз, в область желудка.</text:p>
      <text:p text:style-name="P11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3">&lt;&gt;</text:span></text:p>
      <text:p text:style-name="P11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5">– Та ладно, не утешай. Я не маленький ребёнок. Долг платежом красен. Сделаю то, что ты хочешь. Как сумею.</text:p>
      <text:p text:style-name="P11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5">Анакорн наблюдал за мной без улыбки. По его нейтральному выражению лица невозможно было догадаться, о чём он думает.</text:p>
      <text:p text:style-name="P115">– Ну вот и отлично. Рад, что мы наконец-то пришли к сделке.</text:p>
      <text:p text:style-name="P11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9">– Пора закругляться. Ты начинаешь сгорать. Надо утрясти последние детали, пока ещё есть пару минут.</text:p>
      <text:p text:style-name="P115">– Валяй. Я тебя внимательно слушаю.</text:p>
      <text:p text:style-name="P11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5">Такова природа низкоэнергетических монад</text:span>.</text:p>
      <text:p text:style-name="P115">– А я разве сплю?</text:p>
      <text:p text:style-name="P115">– Сейчас — нет. Но как только мы закроем сделку — проснёшься. Потому что нет иного способа вернуть тебя в реальный мир.</text:p>
      <text:p text:style-name="P115">– Эээ, постой. А как я в Эквестрию и обратно возвращался?</text:p>
      <text:p text:style-name="P11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5">Так вот, возвращать тебя обратно в твой мир я не буду. </text:p>
      <text:p text:style-name="P115">Во-первых, может возникнуть временная <text:span text:style-name="T13">&lt;</text:span><text:span text:style-name="T25">парадокс</text:span><text:span text:style-name="T1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115"><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5">– Ты ещё увидишь пару снов на прощание. Удачи!</text:p>
      <text:p text:style-name="P115"/>
      <text:p text:style-name="P120">&lt;<text:span text:style-name="T1">- Но если миры Эквестрии станут существовать — появятся и те из них, в которых тьма страданий, постапокалипсис.</text:span></text:p>
      <text:p text:style-name="P120"><text:span text:style-name="T1">- И это лучше, чем не существовать, поверь</text:span>&gt;</text:p>
      <text:p text:style-name="P116">***</text:p>
      <text:p text:style-name="P116"/>
      <text:p text:style-name="P115">&lt;<text:span text:style-name="T25">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5"/>
      <text:p text:style-name="P115">– Привет, Макс. – образ Селестии снова реял передо мной, как <text:span text:style-name="T13">&lt;</text:span><text:span text:style-name="T25">полгода</text:span><text:span text:style-name="T13">&gt;</text:span> назад. – Я хочу поблагодарить тебя за всё.</text:p>
      <text:p text:style-name="P115">– Пожалста. – ответил я безучастно. – Всегда рад. Только Вам не нужно было ТАК распинаться, чтобы заручиться моей помощью.</text:p>
      <text:p text:style-name="P115">Селестия на мгновение смутилась, но продолжила.</text:p>
      <text:p text:style-name="P115">&lt;<text:span text:style-name="T25"> - Ты морочила мне яйца, чтобы заинтересовать? Всё, как Свирл указал?</text:span></text:p>
      <text:p text:style-name="P112">– Пожалуйста! <text:span text:style-name="T36">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2">Я покачал головой.</text:p>
      <text:p text:style-name="P1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2">- Поверь, Макс, всё не так, как ты думаешь! Если бы у меня был шанс переиграть всё по новому! Клянусь, всё было бы совсем по другому!</text:p>
      <text:p text:style-name="P115"><text:span text:style-name="T25">- Это точно! Было бы точно всё по другому, я с конеёбством завязываю!</text:span>&gt;</text:p>
      <text:p text:style-name="P115">– <text:s text:c="2"/>За благополучие Эквестрии я бы и не ТАК разопнулась.<text:span text:style-name="T13"> Я</text:span><text:span text:style-name="T25">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5">У меня просто не было времени всё объяснить тебе. Моё сердце разрывалось от осознания того, что </text:span><text:soft-page-break/><text:span text:style-name="T25">вскоре предстоит разлука. Как бы я хотела, чтобы остался!</text:span>&gt;<text:span text:style-name="T2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8">Селестия кивнула, соглашаясь, и образ её начал меркнуть.</text:p>
      <text:p text:style-name="P143">– <text:span text:style-name="T1">Окей. Будь счастлив и... спасибо тебе за всё, Макс.</text:span></text:p>
      <text:p text:style-name="P113">Мне очень хочется, чтобы мы смогли встретиться в другое время, при других обстоятельствах. Быть может, у нас всё было бы по иному.</text:p>
      <text:p text:style-name="P138">…</text:p>
      <text:p text:style-name="P14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8">Он нахлобучил на себя невесть откуда взявшуюся двууголку.</text:p>
      <text:p text:style-name="P138">– Как вам это нравится, господа?! Дискорд — спаситель Эквестрии! А ведь звучит!!! Разрешите откланяться!..</text:p>
      <text:p text:style-name="P138"/>
      <text:list xml:id="list3515586424273370655" text:style-name="L8">
        <text:list-header>
          <text:p text:style-name="P186">(<text:span text:style-name="T33">Луна — как повелительница снов, слышала разговор Макса с Анакорном</text:span>)</text:p>
          <text:p text:style-name="P187"/>
        </text:list-header>
      </text:list>
      <text:p text:style-name="P139">***</text:p>
      <text:p text:style-name="P110"><text:span text:style-name="T1">–</text:span> Ты?..</text:p>
      <text:p text:style-name="P110"><text:span text:style-name="T1">–</text:span> Ты??!</text:p>
      <text:p text:style-name="P110"><text:span text:style-name="T1">–</text:span> Ты мне снишься??</text:p>
      <text:p text:style-name="P110"><text:span text:style-name="T1">–</text:span> Это ты мне снишься!!</text:p>
      <text:p text:style-name="P110"><text:span text:style-name="T1">–</text:span> Неважно… Пусть мы друг-другу снимся… Ты как, Дэш?</text:p>
      <text:p text:style-name="P11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6">Как-то это не круто совсем!</text:span></text:p>
      <text:p text:style-name="P37">- <text:span text:style-name="T1">Дэш, - сказал я, едва сдерживая слёзы, - ты самая крутая в мире пони! Ты победила смерть! Ты умерла и вернулась с того света!</text:span></text:p>
      <text:p text:style-name="P110"><text:span text:style-name="T27">- Точно? Ну офигеть! </text:span>А ты как?</text:p>
      <text:p text:style-name="P110"><text:span text:style-name="T1">–</text:span> И я в порядке. Вот, возвращаюсь в свой мир. Ну, не совсем в свой. Почти в свой.</text:p>
      <text:p text:style-name="P110"><text:span text:style-name="T1">–</text:span> Навсегда?</text:p>
      <text:p text:style-name="P110"><text:span text:style-name="T1">–</text:span> Скорее всего, да.</text:p>
      <text:p text:style-name="P110"><text:span text:style-name="T1">–</text:span> Это плохо. Я хотела тебе сказать…</text:p>
      <text:p text:style-name="P110"><text:soft-page-break/><text:span text:style-name="T1">–</text:span> Не надо, Дэш. Не стоит терзать себя. Мне тоже очень хотелось остаться. Но так надо. Мне очень жаль…</text:p>
      <text:p text:style-name="P11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1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1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0"><text:span text:style-name="T1">–</text:span> И тебя, и Твайлайт, и Рэрити, и Селестию, и всех-всех-всех… Таковы правила.</text:p>
      <text:p text:style-name="P110"><text:span text:style-name="T13">– </text:span>Дискорд!.. Почему всё так паршиво… Я даже не могу уткнуться носом тебе в грудь. Я прохожу сквозь тебя, <text:span text:style-name="T13">–</text:span> всхлипнула сквозь зубы Рэйнбоу.</text:p>
      <text:p text:style-name="P110">Я опустил руку на шею Дэш и ощутил теплоту и лёгкое покалывание в пустоте.</text:p>
      <text:p text:style-name="P110"><text:span text:style-name="T13">–</text:span> Мне кажется, Дэш, <text:span text:style-name="T1">м</text:span>ы найдём способ связаться. Рано или поздно.</text:p>
      <text:p text:style-name="P110"><text:span text:style-name="T1">–</text:span> И лучше рано, чем поздно! Я не люблю ждать!</text:p>
      <text:p text:style-name="P110"><text:span text:style-name="T1">–</text:span> Да, Дэш. <text:span text:style-name="T1">–</text:span> её образ начал таять. <text:span text:style-name="T1">–</text:span> Да, я помню. Я всё ещё помню…</text:p>
      <text:p text:style-name="P110"/>
      <text:h text:style-name="P194" text:outline-level="2">Земля</text:h>
      <text:p text:style-name="P114">&lt;<text:span text:style-name="T64">Daft Punk – Get Lucky</text:span>&gt;</text:p>
      <text:p text:style-name="P114"/>
      <text:p text:style-name="P107">Я открыл глаза. <text:span text:style-name="T1">Бляяяяяяя... У</text:span>же десять... <text:span text:style-name="T1">Башка чугунная... Вот на кой хрен ложиться в </text:span><text:span text:style-name="T13">два</text:span><text:span text:style-name="T1">, чтоб потом спать до десяти и ни хрена не выспаться при этом?</text:span> На работу опять к <text:span text:style-name="T13">двенадцати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07"><text:span text:style-name="T1">Я нашарил ногами тапки и пошёл в ванную. Проходя мимо стола, зацепился взглядом за</text:span> эскиз <text:span text:style-name="T1">рисунка</text:span>.</text:p>
      <text:p text:style-name="P10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8">Доставая из стола ключи от машины, опять наткнулся взглядом на эскиз.</text:p>
      <text:p text:style-name="P108"><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8">Назову-ка я фантазию «Последний фанфик»…</text:p>
      <text:p text:style-name="P108"/>
      <text:p text:style-name="P108"/>
      <text:p text:style-name="P108"/>
      <text:p text:style-name="P110"/>
      <text:p text:style-name="P110"/>
      <text:p text:style-name="P110"/>
      <text:p text:style-name="P11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10"/>
      <text:p text:style-name="P1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10"/>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03T20:35:17.614258537</dc:date>
    <meta:editing-duration>P112DT4H51M54S</meta:editing-duration>
    <meta:editing-cycles>6692</meta:editing-cycles>
    <meta:generator>LibreOffice/5.1.6.2$Linux_X86_64 LibreOffice_project/10m0$Build-2</meta:generator>
    <meta:document-statistic meta:table-count="0" meta:image-count="0" meta:object-count="0" meta:page-count="193" meta:paragraph-count="4032" meta:word-count="87075" meta:character-count="578690" meta:non-whitespace-character-count="491562"/>
  </office:meta>
</office:document-meta>
</file>